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ion_times" table:style-name="ta1">
        <table:shapes>
          <draw:frame draw:z-index="0" draw:style-name="gr1" draw:text-style-name="P1" svg:width="6.2988in" svg:height="3.5429in" svg:x="2.3071in" svg:y="100.6614in">
            <draw:object draw:notify-on-update-of-ranges="insertion_times.A2:insertion_times.A601 insertion_times.B2:insertion_times.B601 insertion_times.A2:insertion_times.A601 insertion_times.C2:insertion_times.C6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ime(ns)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35" calcext:value-type="float">
            <text:p>2235</text:p>
          </table:table-cell>
          <table:table-cell table:formula="of:=179.87*LOG([.B2]; 2)+400" office:value-type="float" office:value="2401.24425320763" calcext:value-type="float">
            <text:p>2401.2442532076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794" calcext:value-type="float">
            <text:p>2794</text:p>
          </table:table-cell>
          <table:table-cell table:formula="of:=179.87*LOG([.B3]; 2)+400" office:value-type="float" office:value="2459.172679854" calcext:value-type="float">
            <text:p>2459.17267985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14" calcext:value-type="float">
            <text:p>2514</text:p>
          </table:table-cell>
          <table:table-cell table:formula="of:=179.87*LOG([.B4]; 2)+400" office:value-type="float" office:value="2431.76995823422" calcext:value-type="float">
            <text:p>2431.7699582342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793" calcext:value-type="float">
            <text:p>2793</text:p>
          </table:table-cell>
          <table:table-cell table:formula="of:=179.87*LOG([.B5]; 2)+400" office:value-type="float" office:value="2459.07978650881" calcext:value-type="float">
            <text:p>2459.0797865088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514" calcext:value-type="float">
            <text:p>2514</text:p>
          </table:table-cell>
          <table:table-cell table:formula="of:=179.87*LOG([.B6]; 2)+400" office:value-type="float" office:value="2431.76995823422" calcext:value-type="float">
            <text:p>2431.7699582342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794" calcext:value-type="float">
            <text:p>2794</text:p>
          </table:table-cell>
          <table:table-cell table:formula="of:=179.87*LOG([.B7]; 2)+400" office:value-type="float" office:value="2459.172679854" calcext:value-type="float">
            <text:p>2459.17267985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793" calcext:value-type="float">
            <text:p>2793</text:p>
          </table:table-cell>
          <table:table-cell table:formula="of:=179.87*LOG([.B8]; 2)+400" office:value-type="float" office:value="2459.07978650881" calcext:value-type="float">
            <text:p>2459.0797865088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4749" calcext:value-type="float">
            <text:p>4749</text:p>
          </table:table-cell>
          <table:table-cell table:formula="of:=179.87*LOG([.B9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793" calcext:value-type="float">
            <text:p>2793</text:p>
          </table:table-cell>
          <table:table-cell table:formula="of:=179.87*LOG([.B10]; 2)+400" office:value-type="float" office:value="2459.07978650881" calcext:value-type="float">
            <text:p>2459.0797865088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352" calcext:value-type="float">
            <text:p>3352</text:p>
          </table:table-cell>
          <table:table-cell table:formula="of:=179.87*LOG([.B11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3911" calcext:value-type="float">
            <text:p>3911</text:p>
          </table:table-cell>
          <table:table-cell table:formula="of:=179.87*LOG([.B12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794" calcext:value-type="float">
            <text:p>2794</text:p>
          </table:table-cell>
          <table:table-cell table:formula="of:=179.87*LOG([.B13]; 2)+400" office:value-type="float" office:value="2459.172679854" calcext:value-type="float">
            <text:p>2459.172679854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794" calcext:value-type="float">
            <text:p>2794</text:p>
          </table:table-cell>
          <table:table-cell table:formula="of:=179.87*LOG([.B14]; 2)+400" office:value-type="float" office:value="2459.172679854" calcext:value-type="float">
            <text:p>2459.172679854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2794" calcext:value-type="float">
            <text:p>2794</text:p>
          </table:table-cell>
          <table:table-cell table:formula="of:=179.87*LOG([.B15]; 2)+400" office:value-type="float" office:value="2459.172679854" calcext:value-type="float">
            <text:p>2459.17267985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073" calcext:value-type="float">
            <text:p>3073</text:p>
          </table:table-cell>
          <table:table-cell table:formula="of:=179.87*LOG([.B16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4470" calcext:value-type="float">
            <text:p>4470</text:p>
          </table:table-cell>
          <table:table-cell table:formula="of:=179.87*LOG([.B17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073" calcext:value-type="float">
            <text:p>3073</text:p>
          </table:table-cell>
          <table:table-cell table:formula="of:=179.87*LOG([.B18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5867" calcext:value-type="float">
            <text:p>5867</text:p>
          </table:table-cell>
          <table:table-cell table:formula="of:=179.87*LOG([.B19]; 2)+400" office:value-type="float" office:value="2651.68591685488" calcext:value-type="float">
            <text:p>2651.68591685488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352" calcext:value-type="float">
            <text:p>3352</text:p>
          </table:table-cell>
          <table:table-cell table:formula="of:=179.87*LOG([.B20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352" calcext:value-type="float">
            <text:p>3352</text:p>
          </table:table-cell>
          <table:table-cell table:formula="of:=179.87*LOG([.B21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2793" calcext:value-type="float">
            <text:p>2793</text:p>
          </table:table-cell>
          <table:table-cell table:formula="of:=179.87*LOG([.B22]; 2)+400" office:value-type="float" office:value="2459.07978650881" calcext:value-type="float">
            <text:p>2459.07978650881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2794" calcext:value-type="float">
            <text:p>2794</text:p>
          </table:table-cell>
          <table:table-cell table:formula="of:=179.87*LOG([.B23]; 2)+400" office:value-type="float" office:value="2459.172679854" calcext:value-type="float">
            <text:p>2459.172679854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3353" calcext:value-type="float">
            <text:p>3353</text:p>
          </table:table-cell>
          <table:table-cell table:formula="of:=179.87*LOG([.B24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3073" calcext:value-type="float">
            <text:p>3073</text:p>
          </table:table-cell>
          <table:table-cell table:formula="of:=179.87*LOG([.B25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352" calcext:value-type="float">
            <text:p>3352</text:p>
          </table:table-cell>
          <table:table-cell table:formula="of:=179.87*LOG([.B26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352" calcext:value-type="float">
            <text:p>3352</text:p>
          </table:table-cell>
          <table:table-cell table:formula="of:=179.87*LOG([.B27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073" calcext:value-type="float">
            <text:p>3073</text:p>
          </table:table-cell>
          <table:table-cell table:formula="of:=179.87*LOG([.B28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3352" calcext:value-type="float">
            <text:p>3352</text:p>
          </table:table-cell>
          <table:table-cell table:formula="of:=179.87*LOG([.B2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3073" calcext:value-type="float">
            <text:p>3073</text:p>
          </table:table-cell>
          <table:table-cell table:formula="of:=179.87*LOG([.B30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353" calcext:value-type="float">
            <text:p>3353</text:p>
          </table:table-cell>
          <table:table-cell table:formula="of:=179.87*LOG([.B31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3073" calcext:value-type="float">
            <text:p>3073</text:p>
          </table:table-cell>
          <table:table-cell table:formula="of:=179.87*LOG([.B32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3073" calcext:value-type="float">
            <text:p>3073</text:p>
          </table:table-cell>
          <table:table-cell table:formula="of:=179.87*LOG([.B33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3352" calcext:value-type="float">
            <text:p>3352</text:p>
          </table:table-cell>
          <table:table-cell table:formula="of:=179.87*LOG([.B34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3073" calcext:value-type="float">
            <text:p>3073</text:p>
          </table:table-cell>
          <table:table-cell table:formula="of:=179.87*LOG([.B35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352" calcext:value-type="float">
            <text:p>3352</text:p>
          </table:table-cell>
          <table:table-cell table:formula="of:=179.87*LOG([.B36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3073" calcext:value-type="float">
            <text:p>3073</text:p>
          </table:table-cell>
          <table:table-cell table:formula="of:=179.87*LOG([.B37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3073" calcext:value-type="float">
            <text:p>3073</text:p>
          </table:table-cell>
          <table:table-cell table:formula="of:=179.87*LOG([.B38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3632" calcext:value-type="float">
            <text:p>3632</text:p>
          </table:table-cell>
          <table:table-cell table:formula="of:=179.87*LOG([.B39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2793" calcext:value-type="float">
            <text:p>2793</text:p>
          </table:table-cell>
          <table:table-cell table:formula="of:=179.87*LOG([.B40]; 2)+400" office:value-type="float" office:value="2459.07978650881" calcext:value-type="float">
            <text:p>2459.0797865088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352" calcext:value-type="float">
            <text:p>3352</text:p>
          </table:table-cell>
          <table:table-cell table:formula="of:=179.87*LOG([.B41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3073" calcext:value-type="float">
            <text:p>3073</text:p>
          </table:table-cell>
          <table:table-cell table:formula="of:=179.87*LOG([.B42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3073" calcext:value-type="float">
            <text:p>3073</text:p>
          </table:table-cell>
          <table:table-cell table:formula="of:=179.87*LOG([.B43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3073" calcext:value-type="float">
            <text:p>3073</text:p>
          </table:table-cell>
          <table:table-cell table:formula="of:=179.87*LOG([.B44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3352" calcext:value-type="float">
            <text:p>3352</text:p>
          </table:table-cell>
          <table:table-cell table:formula="of:=179.87*LOG([.B45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631" calcext:value-type="float">
            <text:p>3631</text:p>
          </table:table-cell>
          <table:table-cell table:formula="of:=179.87*LOG([.B46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3073" calcext:value-type="float">
            <text:p>3073</text:p>
          </table:table-cell>
          <table:table-cell table:formula="of:=179.87*LOG([.B47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3353" calcext:value-type="float">
            <text:p>3353</text:p>
          </table:table-cell>
          <table:table-cell table:formula="of:=179.87*LOG([.B48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3352" calcext:value-type="float">
            <text:p>3352</text:p>
          </table:table-cell>
          <table:table-cell table:formula="of:=179.87*LOG([.B4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3632" calcext:value-type="float">
            <text:p>3632</text:p>
          </table:table-cell>
          <table:table-cell table:formula="of:=179.87*LOG([.B50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352" calcext:value-type="float">
            <text:p>3352</text:p>
          </table:table-cell>
          <table:table-cell table:formula="of:=179.87*LOG([.B51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3352" calcext:value-type="float">
            <text:p>3352</text:p>
          </table:table-cell>
          <table:table-cell table:formula="of:=179.87*LOG([.B52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3073" calcext:value-type="float">
            <text:p>3073</text:p>
          </table:table-cell>
          <table:table-cell table:formula="of:=179.87*LOG([.B53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2794" calcext:value-type="float">
            <text:p>2794</text:p>
          </table:table-cell>
          <table:table-cell table:formula="of:=179.87*LOG([.B54]; 2)+400" office:value-type="float" office:value="2459.172679854" calcext:value-type="float">
            <text:p>2459.172679854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3631" calcext:value-type="float">
            <text:p>3631</text:p>
          </table:table-cell>
          <table:table-cell table:formula="of:=179.87*LOG([.B55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073" calcext:value-type="float">
            <text:p>3073</text:p>
          </table:table-cell>
          <table:table-cell table:formula="of:=179.87*LOG([.B56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0058" calcext:value-type="float">
            <text:p>10058</text:p>
          </table:table-cell>
          <table:table-cell table:formula="of:=179.87*LOG([.B57]; 2)+400" office:value-type="float" office:value="2791.56156359523" calcext:value-type="float">
            <text:p>2791.56156359523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3631" calcext:value-type="float">
            <text:p>3631</text:p>
          </table:table-cell>
          <table:table-cell table:formula="of:=179.87*LOG([.B58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3353" calcext:value-type="float">
            <text:p>3353</text:p>
          </table:table-cell>
          <table:table-cell table:formula="of:=179.87*LOG([.B59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3352" calcext:value-type="float">
            <text:p>3352</text:p>
          </table:table-cell>
          <table:table-cell table:formula="of:=179.87*LOG([.B60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911" calcext:value-type="float">
            <text:p>3911</text:p>
          </table:table-cell>
          <table:table-cell table:formula="of:=179.87*LOG([.B61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3073" calcext:value-type="float">
            <text:p>3073</text:p>
          </table:table-cell>
          <table:table-cell table:formula="of:=179.87*LOG([.B62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3911" calcext:value-type="float">
            <text:p>3911</text:p>
          </table:table-cell>
          <table:table-cell table:formula="of:=179.87*LOG([.B63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3073" calcext:value-type="float">
            <text:p>3073</text:p>
          </table:table-cell>
          <table:table-cell table:formula="of:=179.87*LOG([.B64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3073" calcext:value-type="float">
            <text:p>3073</text:p>
          </table:table-cell>
          <table:table-cell table:formula="of:=179.87*LOG([.B65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911" calcext:value-type="float">
            <text:p>3911</text:p>
          </table:table-cell>
          <table:table-cell table:formula="of:=179.87*LOG([.B66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3911" calcext:value-type="float">
            <text:p>3911</text:p>
          </table:table-cell>
          <table:table-cell table:formula="of:=179.87*LOG([.B6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3632" calcext:value-type="float">
            <text:p>3632</text:p>
          </table:table-cell>
          <table:table-cell table:formula="of:=179.87*LOG([.B6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3073" calcext:value-type="float">
            <text:p>3073</text:p>
          </table:table-cell>
          <table:table-cell table:formula="of:=179.87*LOG([.B69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3352" calcext:value-type="float">
            <text:p>3352</text:p>
          </table:table-cell>
          <table:table-cell table:formula="of:=179.87*LOG([.B70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911" calcext:value-type="float">
            <text:p>3911</text:p>
          </table:table-cell>
          <table:table-cell table:formula="of:=179.87*LOG([.B71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3352" calcext:value-type="float">
            <text:p>3352</text:p>
          </table:table-cell>
          <table:table-cell table:formula="of:=179.87*LOG([.B72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3352" calcext:value-type="float">
            <text:p>3352</text:p>
          </table:table-cell>
          <table:table-cell table:formula="of:=179.87*LOG([.B73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2793" calcext:value-type="float">
            <text:p>2793</text:p>
          </table:table-cell>
          <table:table-cell table:formula="of:=179.87*LOG([.B74]; 2)+400" office:value-type="float" office:value="2459.07978650881" calcext:value-type="float">
            <text:p>2459.07978650881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3352" calcext:value-type="float">
            <text:p>3352</text:p>
          </table:table-cell>
          <table:table-cell table:formula="of:=179.87*LOG([.B75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073" calcext:value-type="float">
            <text:p>3073</text:p>
          </table:table-cell>
          <table:table-cell table:formula="of:=179.87*LOG([.B76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4190" calcext:value-type="float">
            <text:p>4190</text:p>
          </table:table-cell>
          <table:table-cell table:formula="of:=179.87*LOG([.B77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3073" calcext:value-type="float">
            <text:p>3073</text:p>
          </table:table-cell>
          <table:table-cell table:formula="of:=179.87*LOG([.B78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3632" calcext:value-type="float">
            <text:p>3632</text:p>
          </table:table-cell>
          <table:table-cell table:formula="of:=179.87*LOG([.B79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3911" calcext:value-type="float">
            <text:p>3911</text:p>
          </table:table-cell>
          <table:table-cell table:formula="of:=179.87*LOG([.B8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2794" calcext:value-type="float">
            <text:p>2794</text:p>
          </table:table-cell>
          <table:table-cell table:formula="of:=179.87*LOG([.B81]; 2)+400" office:value-type="float" office:value="2459.172679854" calcext:value-type="float">
            <text:p>2459.172679854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3631" calcext:value-type="float">
            <text:p>3631</text:p>
          </table:table-cell>
          <table:table-cell table:formula="of:=179.87*LOG([.B82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2793" calcext:value-type="float">
            <text:p>2793</text:p>
          </table:table-cell>
          <table:table-cell table:formula="of:=179.87*LOG([.B83]; 2)+400" office:value-type="float" office:value="2459.07978650881" calcext:value-type="float">
            <text:p>2459.07978650881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3911" calcext:value-type="float">
            <text:p>3911</text:p>
          </table:table-cell>
          <table:table-cell table:formula="of:=179.87*LOG([.B84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3353" calcext:value-type="float">
            <text:p>3353</text:p>
          </table:table-cell>
          <table:table-cell table:formula="of:=179.87*LOG([.B85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632" calcext:value-type="float">
            <text:p>3632</text:p>
          </table:table-cell>
          <table:table-cell table:formula="of:=179.87*LOG([.B8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3911" calcext:value-type="float">
            <text:p>3911</text:p>
          </table:table-cell>
          <table:table-cell table:formula="of:=179.87*LOG([.B8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3911" calcext:value-type="float">
            <text:p>3911</text:p>
          </table:table-cell>
          <table:table-cell table:formula="of:=179.87*LOG([.B8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3073" calcext:value-type="float">
            <text:p>3073</text:p>
          </table:table-cell>
          <table:table-cell table:formula="of:=179.87*LOG([.B89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3352" calcext:value-type="float">
            <text:p>3352</text:p>
          </table:table-cell>
          <table:table-cell table:formula="of:=179.87*LOG([.B90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4191" calcext:value-type="float">
            <text:p>4191</text:p>
          </table:table-cell>
          <table:table-cell table:formula="of:=179.87*LOG([.B91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3352" calcext:value-type="float">
            <text:p>3352</text:p>
          </table:table-cell>
          <table:table-cell table:formula="of:=179.87*LOG([.B92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3352" calcext:value-type="float">
            <text:p>3352</text:p>
          </table:table-cell>
          <table:table-cell table:formula="of:=179.87*LOG([.B93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3632" calcext:value-type="float">
            <text:p>3632</text:p>
          </table:table-cell>
          <table:table-cell table:formula="of:=179.87*LOG([.B94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6146" calcext:value-type="float">
            <text:p>6146</text:p>
          </table:table-cell>
          <table:table-cell table:formula="of:=179.87*LOG([.B95]; 2)+400" office:value-type="float" office:value="2663.74166312003" calcext:value-type="float">
            <text:p>2663.74166312003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911" calcext:value-type="float">
            <text:p>3911</text:p>
          </table:table-cell>
          <table:table-cell table:formula="of:=179.87*LOG([.B96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3353" calcext:value-type="float">
            <text:p>3353</text:p>
          </table:table-cell>
          <table:table-cell table:formula="of:=179.87*LOG([.B97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3632" calcext:value-type="float">
            <text:p>3632</text:p>
          </table:table-cell>
          <table:table-cell table:formula="of:=179.87*LOG([.B9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2793" calcext:value-type="float">
            <text:p>2793</text:p>
          </table:table-cell>
          <table:table-cell table:formula="of:=179.87*LOG([.B99]; 2)+400" office:value-type="float" office:value="2459.07978650881" calcext:value-type="float">
            <text:p>2459.07978650881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3352" calcext:value-type="float">
            <text:p>3352</text:p>
          </table:table-cell>
          <table:table-cell table:formula="of:=179.87*LOG([.B100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32" calcext:value-type="float">
            <text:p>3632</text:p>
          </table:table-cell>
          <table:table-cell table:formula="of:=179.87*LOG([.B101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float" office:value="3353" calcext:value-type="float">
            <text:p>3353</text:p>
          </table:table-cell>
          <table:table-cell table:formula="of:=179.87*LOG([.B102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0200000" calcext:value-type="float">
            <text:p>10200000</text:p>
          </table:table-cell>
          <table:table-cell office:value-type="float" office:value="3353" calcext:value-type="float">
            <text:p>3353</text:p>
          </table:table-cell>
          <table:table-cell table:formula="of:=179.87*LOG([.B103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0300000" calcext:value-type="float">
            <text:p>10300000</text:p>
          </table:table-cell>
          <table:table-cell office:value-type="float" office:value="3353" calcext:value-type="float">
            <text:p>3353</text:p>
          </table:table-cell>
          <table:table-cell table:formula="of:=179.87*LOG([.B104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0400000" calcext:value-type="float">
            <text:p>10400000</text:p>
          </table:table-cell>
          <table:table-cell office:value-type="float" office:value="6425" calcext:value-type="float">
            <text:p>6425</text:p>
          </table:table-cell>
          <table:table-cell table:formula="of:=179.87*LOG([.B105]; 2)+400" office:value-type="float" office:value="2675.26210051828" calcext:value-type="float">
            <text:p>2675.26210051828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3632" calcext:value-type="float">
            <text:p>3632</text:p>
          </table:table-cell>
          <table:table-cell table:formula="of:=179.87*LOG([.B10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0600000" calcext:value-type="float">
            <text:p>10600000</text:p>
          </table:table-cell>
          <table:table-cell office:value-type="float" office:value="3073" calcext:value-type="float">
            <text:p>3073</text:p>
          </table:table-cell>
          <table:table-cell table:formula="of:=179.87*LOG([.B107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0700000" calcext:value-type="float">
            <text:p>10700000</text:p>
          </table:table-cell>
          <table:table-cell office:value-type="float" office:value="3911" calcext:value-type="float">
            <text:p>3911</text:p>
          </table:table-cell>
          <table:table-cell table:formula="of:=179.87*LOG([.B10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10800000" calcext:value-type="float">
            <text:p>10800000</text:p>
          </table:table-cell>
          <table:table-cell office:value-type="float" office:value="3632" calcext:value-type="float">
            <text:p>3632</text:p>
          </table:table-cell>
          <table:table-cell table:formula="of:=179.87*LOG([.B109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0900000" calcext:value-type="float">
            <text:p>10900000</text:p>
          </table:table-cell>
          <table:table-cell office:value-type="float" office:value="4190" calcext:value-type="float">
            <text:p>4190</text:p>
          </table:table-cell>
          <table:table-cell table:formula="of:=179.87*LOG([.B110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3911" calcext:value-type="float">
            <text:p>3911</text:p>
          </table:table-cell>
          <table:table-cell table:formula="of:=179.87*LOG([.B111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11100000" calcext:value-type="float">
            <text:p>11100000</text:p>
          </table:table-cell>
          <table:table-cell office:value-type="float" office:value="3073" calcext:value-type="float">
            <text:p>3073</text:p>
          </table:table-cell>
          <table:table-cell table:formula="of:=179.87*LOG([.B112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1200000" calcext:value-type="float">
            <text:p>11200000</text:p>
          </table:table-cell>
          <table:table-cell office:value-type="float" office:value="3632" calcext:value-type="float">
            <text:p>3632</text:p>
          </table:table-cell>
          <table:table-cell table:formula="of:=179.87*LOG([.B113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1300000" calcext:value-type="float">
            <text:p>11300000</text:p>
          </table:table-cell>
          <table:table-cell office:value-type="float" office:value="3352" calcext:value-type="float">
            <text:p>3352</text:p>
          </table:table-cell>
          <table:table-cell table:formula="of:=179.87*LOG([.B114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1400000" calcext:value-type="float">
            <text:p>11400000</text:p>
          </table:table-cell>
          <table:table-cell office:value-type="float" office:value="6705" calcext:value-type="float">
            <text:p>6705</text:p>
          </table:table-cell>
          <table:table-cell table:formula="of:=179.87*LOG([.B115]; 2)+400" office:value-type="float" office:value="2686.33145821235" calcext:value-type="float">
            <text:p>2686.3314582123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3632" calcext:value-type="float">
            <text:p>3632</text:p>
          </table:table-cell>
          <table:table-cell table:formula="of:=179.87*LOG([.B11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1600000" calcext:value-type="float">
            <text:p>11600000</text:p>
          </table:table-cell>
          <table:table-cell office:value-type="float" office:value="6146" calcext:value-type="float">
            <text:p>6146</text:p>
          </table:table-cell>
          <table:table-cell table:formula="of:=179.87*LOG([.B117]; 2)+400" office:value-type="float" office:value="2663.74166312003" calcext:value-type="float">
            <text:p>2663.74166312003</text:p>
          </table:table-cell>
        </table:table-row>
        <table:table-row table:style-name="ro1">
          <table:table-cell office:value-type="float" office:value="11700000" calcext:value-type="float">
            <text:p>11700000</text:p>
          </table:table-cell>
          <table:table-cell office:value-type="float" office:value="3632" calcext:value-type="float">
            <text:p>3632</text:p>
          </table:table-cell>
          <table:table-cell table:formula="of:=179.87*LOG([.B11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1800000" calcext:value-type="float">
            <text:p>11800000</text:p>
          </table:table-cell>
          <table:table-cell office:value-type="float" office:value="3352" calcext:value-type="float">
            <text:p>3352</text:p>
          </table:table-cell>
          <table:table-cell table:formula="of:=179.87*LOG([.B11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1900000" calcext:value-type="float">
            <text:p>11900000</text:p>
          </table:table-cell>
          <table:table-cell office:value-type="float" office:value="3352" calcext:value-type="float">
            <text:p>3352</text:p>
          </table:table-cell>
          <table:table-cell table:formula="of:=179.87*LOG([.B120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3352" calcext:value-type="float">
            <text:p>3352</text:p>
          </table:table-cell>
          <table:table-cell table:formula="of:=179.87*LOG([.B121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2100000" calcext:value-type="float">
            <text:p>12100000</text:p>
          </table:table-cell>
          <table:table-cell office:value-type="float" office:value="3353" calcext:value-type="float">
            <text:p>3353</text:p>
          </table:table-cell>
          <table:table-cell table:formula="of:=179.87*LOG([.B122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2200000" calcext:value-type="float">
            <text:p>12200000</text:p>
          </table:table-cell>
          <table:table-cell office:value-type="float" office:value="3632" calcext:value-type="float">
            <text:p>3632</text:p>
          </table:table-cell>
          <table:table-cell table:formula="of:=179.87*LOG([.B123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2300000" calcext:value-type="float">
            <text:p>12300000</text:p>
          </table:table-cell>
          <table:table-cell office:value-type="float" office:value="3911" calcext:value-type="float">
            <text:p>3911</text:p>
          </table:table-cell>
          <table:table-cell table:formula="of:=179.87*LOG([.B124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12400000" calcext:value-type="float">
            <text:p>12400000</text:p>
          </table:table-cell>
          <table:table-cell office:value-type="float" office:value="3353" calcext:value-type="float">
            <text:p>3353</text:p>
          </table:table-cell>
          <table:table-cell table:formula="of:=179.87*LOG([.B125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3632" calcext:value-type="float">
            <text:p>3632</text:p>
          </table:table-cell>
          <table:table-cell table:formula="of:=179.87*LOG([.B12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2600000" calcext:value-type="float">
            <text:p>12600000</text:p>
          </table:table-cell>
          <table:table-cell office:value-type="float" office:value="3353" calcext:value-type="float">
            <text:p>3353</text:p>
          </table:table-cell>
          <table:table-cell table:formula="of:=179.87*LOG([.B127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2700000" calcext:value-type="float">
            <text:p>12700000</text:p>
          </table:table-cell>
          <table:table-cell office:value-type="float" office:value="3911" calcext:value-type="float">
            <text:p>3911</text:p>
          </table:table-cell>
          <table:table-cell table:formula="of:=179.87*LOG([.B12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12800000" calcext:value-type="float">
            <text:p>12800000</text:p>
          </table:table-cell>
          <table:table-cell office:value-type="float" office:value="3353" calcext:value-type="float">
            <text:p>3353</text:p>
          </table:table-cell>
          <table:table-cell table:formula="of:=179.87*LOG([.B129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2900000" calcext:value-type="float">
            <text:p>12900000</text:p>
          </table:table-cell>
          <table:table-cell office:value-type="float" office:value="3073" calcext:value-type="float">
            <text:p>3073</text:p>
          </table:table-cell>
          <table:table-cell table:formula="of:=179.87*LOG([.B130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9219" calcext:value-type="float">
            <text:p>9219</text:p>
          </table:table-cell>
          <table:table-cell table:formula="of:=179.87*LOG([.B131]; 2)+400" office:value-type="float" office:value="2768.95886812474" calcext:value-type="float">
            <text:p>2768.95886812474</text:p>
          </table:table-cell>
        </table:table-row>
        <table:table-row table:style-name="ro1">
          <table:table-cell office:value-type="float" office:value="13100000" calcext:value-type="float">
            <text:p>13100000</text:p>
          </table:table-cell>
          <table:table-cell office:value-type="float" office:value="3632" calcext:value-type="float">
            <text:p>3632</text:p>
          </table:table-cell>
          <table:table-cell table:formula="of:=179.87*LOG([.B13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3200000" calcext:value-type="float">
            <text:p>13200000</text:p>
          </table:table-cell>
          <table:table-cell office:value-type="float" office:value="3911" calcext:value-type="float">
            <text:p>3911</text:p>
          </table:table-cell>
          <table:table-cell table:formula="of:=179.87*LOG([.B133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13300000" calcext:value-type="float">
            <text:p>13300000</text:p>
          </table:table-cell>
          <table:table-cell office:value-type="float" office:value="2794" calcext:value-type="float">
            <text:p>2794</text:p>
          </table:table-cell>
          <table:table-cell table:formula="of:=179.87*LOG([.B134]; 2)+400" office:value-type="float" office:value="2459.172679854" calcext:value-type="float">
            <text:p>2459.172679854</text:p>
          </table:table-cell>
        </table:table-row>
        <table:table-row table:style-name="ro1">
          <table:table-cell office:value-type="float" office:value="13400000" calcext:value-type="float">
            <text:p>13400000</text:p>
          </table:table-cell>
          <table:table-cell office:value-type="float" office:value="6425" calcext:value-type="float">
            <text:p>6425</text:p>
          </table:table-cell>
          <table:table-cell table:formula="of:=179.87*LOG([.B135]; 2)+400" office:value-type="float" office:value="2675.26210051828" calcext:value-type="float">
            <text:p>2675.26210051828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5308" calcext:value-type="float">
            <text:p>5308</text:p>
          </table:table-cell>
          <table:table-cell table:formula="of:=179.87*LOG([.B136]; 2)+400" office:value-type="float" office:value="2625.70286412144" calcext:value-type="float">
            <text:p>2625.70286412144</text:p>
          </table:table-cell>
        </table:table-row>
        <table:table-row table:style-name="ro1">
          <table:table-cell office:value-type="float" office:value="13600000" calcext:value-type="float">
            <text:p>13600000</text:p>
          </table:table-cell>
          <table:table-cell office:value-type="float" office:value="3352" calcext:value-type="float">
            <text:p>3352</text:p>
          </table:table-cell>
          <table:table-cell table:formula="of:=179.87*LOG([.B137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3700000" calcext:value-type="float">
            <text:p>13700000</text:p>
          </table:table-cell>
          <table:table-cell office:value-type="float" office:value="3353" calcext:value-type="float">
            <text:p>3353</text:p>
          </table:table-cell>
          <table:table-cell table:formula="of:=179.87*LOG([.B138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3800000" calcext:value-type="float">
            <text:p>13800000</text:p>
          </table:table-cell>
          <table:table-cell office:value-type="float" office:value="4749" calcext:value-type="float">
            <text:p>4749</text:p>
          </table:table-cell>
          <table:table-cell table:formula="of:=179.87*LOG([.B139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13900000" calcext:value-type="float">
            <text:p>13900000</text:p>
          </table:table-cell>
          <table:table-cell office:value-type="float" office:value="3632" calcext:value-type="float">
            <text:p>3632</text:p>
          </table:table-cell>
          <table:table-cell table:formula="of:=179.87*LOG([.B140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912" calcext:value-type="float">
            <text:p>3912</text:p>
          </table:table-cell>
          <table:table-cell table:formula="of:=179.87*LOG([.B141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14100000" calcext:value-type="float">
            <text:p>14100000</text:p>
          </table:table-cell>
          <table:table-cell office:value-type="float" office:value="3073" calcext:value-type="float">
            <text:p>3073</text:p>
          </table:table-cell>
          <table:table-cell table:formula="of:=179.87*LOG([.B142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4200000" calcext:value-type="float">
            <text:p>14200000</text:p>
          </table:table-cell>
          <table:table-cell office:value-type="float" office:value="5028" calcext:value-type="float">
            <text:p>5028</text:p>
          </table:table-cell>
          <table:table-cell table:formula="of:=179.87*LOG([.B143]; 2)+400" office:value-type="float" office:value="2611.63995823422" calcext:value-type="float">
            <text:p>2611.63995823422</text:p>
          </table:table-cell>
        </table:table-row>
        <table:table-row table:style-name="ro1">
          <table:table-cell office:value-type="float" office:value="14300000" calcext:value-type="float">
            <text:p>14300000</text:p>
          </table:table-cell>
          <table:table-cell office:value-type="float" office:value="3353" calcext:value-type="float">
            <text:p>3353</text:p>
          </table:table-cell>
          <table:table-cell table:formula="of:=179.87*LOG([.B144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4400000" calcext:value-type="float">
            <text:p>14400000</text:p>
          </table:table-cell>
          <table:table-cell office:value-type="float" office:value="4749" calcext:value-type="float">
            <text:p>4749</text:p>
          </table:table-cell>
          <table:table-cell table:formula="of:=179.87*LOG([.B145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3631" calcext:value-type="float">
            <text:p>3631</text:p>
          </table:table-cell>
          <table:table-cell table:formula="of:=179.87*LOG([.B146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14600000" calcext:value-type="float">
            <text:p>14600000</text:p>
          </table:table-cell>
          <table:table-cell office:value-type="float" office:value="3631" calcext:value-type="float">
            <text:p>3631</text:p>
          </table:table-cell>
          <table:table-cell table:formula="of:=179.87*LOG([.B147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14700000" calcext:value-type="float">
            <text:p>14700000</text:p>
          </table:table-cell>
          <table:table-cell office:value-type="float" office:value="3353" calcext:value-type="float">
            <text:p>3353</text:p>
          </table:table-cell>
          <table:table-cell table:formula="of:=179.87*LOG([.B148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4800000" calcext:value-type="float">
            <text:p>14800000</text:p>
          </table:table-cell>
          <table:table-cell office:value-type="float" office:value="3352" calcext:value-type="float">
            <text:p>3352</text:p>
          </table:table-cell>
          <table:table-cell table:formula="of:=179.87*LOG([.B14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4900000" calcext:value-type="float">
            <text:p>14900000</text:p>
          </table:table-cell>
          <table:table-cell office:value-type="float" office:value="5587" calcext:value-type="float">
            <text:p>5587</text:p>
          </table:table-cell>
          <table:table-cell table:formula="of:=179.87*LOG([.B150]; 2)+400" office:value-type="float" office:value="2638.99623733808" calcext:value-type="float">
            <text:p>2638.9962373380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352" calcext:value-type="float">
            <text:p>3352</text:p>
          </table:table-cell>
          <table:table-cell table:formula="of:=179.87*LOG([.B151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5100000" calcext:value-type="float">
            <text:p>15100000</text:p>
          </table:table-cell>
          <table:table-cell office:value-type="float" office:value="3352" calcext:value-type="float">
            <text:p>3352</text:p>
          </table:table-cell>
          <table:table-cell table:formula="of:=179.87*LOG([.B152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5200000" calcext:value-type="float">
            <text:p>15200000</text:p>
          </table:table-cell>
          <table:table-cell office:value-type="float" office:value="3073" calcext:value-type="float">
            <text:p>3073</text:p>
          </table:table-cell>
          <table:table-cell table:formula="of:=179.87*LOG([.B153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5300000" calcext:value-type="float">
            <text:p>15300000</text:p>
          </table:table-cell>
          <table:table-cell office:value-type="float" office:value="3073" calcext:value-type="float">
            <text:p>3073</text:p>
          </table:table-cell>
          <table:table-cell table:formula="of:=179.87*LOG([.B154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5400000" calcext:value-type="float">
            <text:p>15400000</text:p>
          </table:table-cell>
          <table:table-cell office:value-type="float" office:value="3353" calcext:value-type="float">
            <text:p>3353</text:p>
          </table:table-cell>
          <table:table-cell table:formula="of:=179.87*LOG([.B155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3073" calcext:value-type="float">
            <text:p>3073</text:p>
          </table:table-cell>
          <table:table-cell table:formula="of:=179.87*LOG([.B156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5600000" calcext:value-type="float">
            <text:p>15600000</text:p>
          </table:table-cell>
          <table:table-cell office:value-type="float" office:value="3632" calcext:value-type="float">
            <text:p>3632</text:p>
          </table:table-cell>
          <table:table-cell table:formula="of:=179.87*LOG([.B157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5700000" calcext:value-type="float">
            <text:p>15700000</text:p>
          </table:table-cell>
          <table:table-cell office:value-type="float" office:value="4191" calcext:value-type="float">
            <text:p>4191</text:p>
          </table:table-cell>
          <table:table-cell table:formula="of:=179.87*LOG([.B158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15800000" calcext:value-type="float">
            <text:p>15800000</text:p>
          </table:table-cell>
          <table:table-cell office:value-type="float" office:value="3632" calcext:value-type="float">
            <text:p>3632</text:p>
          </table:table-cell>
          <table:table-cell table:formula="of:=179.87*LOG([.B159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5900000" calcext:value-type="float">
            <text:p>15900000</text:p>
          </table:table-cell>
          <table:table-cell office:value-type="float" office:value="2794" calcext:value-type="float">
            <text:p>2794</text:p>
          </table:table-cell>
          <table:table-cell table:formula="of:=179.87*LOG([.B160]; 2)+400" office:value-type="float" office:value="2459.172679854" calcext:value-type="float">
            <text:p>2459.172679854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4190" calcext:value-type="float">
            <text:p>4190</text:p>
          </table:table-cell>
          <table:table-cell table:formula="of:=179.87*LOG([.B161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16100000" calcext:value-type="float">
            <text:p>16100000</text:p>
          </table:table-cell>
          <table:table-cell office:value-type="float" office:value="3352" calcext:value-type="float">
            <text:p>3352</text:p>
          </table:table-cell>
          <table:table-cell table:formula="of:=179.87*LOG([.B162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6200000" calcext:value-type="float">
            <text:p>16200000</text:p>
          </table:table-cell>
          <table:table-cell office:value-type="float" office:value="3632" calcext:value-type="float">
            <text:p>3632</text:p>
          </table:table-cell>
          <table:table-cell table:formula="of:=179.87*LOG([.B163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6300000" calcext:value-type="float">
            <text:p>16300000</text:p>
          </table:table-cell>
          <table:table-cell office:value-type="float" office:value="3632" calcext:value-type="float">
            <text:p>3632</text:p>
          </table:table-cell>
          <table:table-cell table:formula="of:=179.87*LOG([.B164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6400000" calcext:value-type="float">
            <text:p>16400000</text:p>
          </table:table-cell>
          <table:table-cell office:value-type="float" office:value="3352" calcext:value-type="float">
            <text:p>3352</text:p>
          </table:table-cell>
          <table:table-cell table:formula="of:=179.87*LOG([.B165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3632" calcext:value-type="float">
            <text:p>3632</text:p>
          </table:table-cell>
          <table:table-cell table:formula="of:=179.87*LOG([.B16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6600000" calcext:value-type="float">
            <text:p>16600000</text:p>
          </table:table-cell>
          <table:table-cell office:value-type="float" office:value="3073" calcext:value-type="float">
            <text:p>3073</text:p>
          </table:table-cell>
          <table:table-cell table:formula="of:=179.87*LOG([.B167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6700000" calcext:value-type="float">
            <text:p>16700000</text:p>
          </table:table-cell>
          <table:table-cell office:value-type="float" office:value="4190" calcext:value-type="float">
            <text:p>4190</text:p>
          </table:table-cell>
          <table:table-cell table:formula="of:=179.87*LOG([.B168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16800000" calcext:value-type="float">
            <text:p>16800000</text:p>
          </table:table-cell>
          <table:table-cell office:value-type="float" office:value="3073" calcext:value-type="float">
            <text:p>3073</text:p>
          </table:table-cell>
          <table:table-cell table:formula="of:=179.87*LOG([.B169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6900000" calcext:value-type="float">
            <text:p>16900000</text:p>
          </table:table-cell>
          <table:table-cell office:value-type="float" office:value="3632" calcext:value-type="float">
            <text:p>3632</text:p>
          </table:table-cell>
          <table:table-cell table:formula="of:=179.87*LOG([.B170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4191" calcext:value-type="float">
            <text:p>4191</text:p>
          </table:table-cell>
          <table:table-cell table:formula="of:=179.87*LOG([.B171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17100000" calcext:value-type="float">
            <text:p>17100000</text:p>
          </table:table-cell>
          <table:table-cell office:value-type="float" office:value="3353" calcext:value-type="float">
            <text:p>3353</text:p>
          </table:table-cell>
          <table:table-cell table:formula="of:=179.87*LOG([.B172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7200000" calcext:value-type="float">
            <text:p>17200000</text:p>
          </table:table-cell>
          <table:table-cell office:value-type="float" office:value="3911" calcext:value-type="float">
            <text:p>3911</text:p>
          </table:table-cell>
          <table:table-cell table:formula="of:=179.87*LOG([.B173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17300000" calcext:value-type="float">
            <text:p>17300000</text:p>
          </table:table-cell>
          <table:table-cell office:value-type="float" office:value="3352" calcext:value-type="float">
            <text:p>3352</text:p>
          </table:table-cell>
          <table:table-cell table:formula="of:=179.87*LOG([.B174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7400000" calcext:value-type="float">
            <text:p>17400000</text:p>
          </table:table-cell>
          <table:table-cell office:value-type="float" office:value="4470" calcext:value-type="float">
            <text:p>4470</text:p>
          </table:table-cell>
          <table:table-cell table:formula="of:=179.87*LOG([.B175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3631" calcext:value-type="float">
            <text:p>3631</text:p>
          </table:table-cell>
          <table:table-cell table:formula="of:=179.87*LOG([.B176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17600000" calcext:value-type="float">
            <text:p>17600000</text:p>
          </table:table-cell>
          <table:table-cell office:value-type="float" office:value="3631" calcext:value-type="float">
            <text:p>3631</text:p>
          </table:table-cell>
          <table:table-cell table:formula="of:=179.87*LOG([.B177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17700000" calcext:value-type="float">
            <text:p>17700000</text:p>
          </table:table-cell>
          <table:table-cell office:value-type="float" office:value="3352" calcext:value-type="float">
            <text:p>3352</text:p>
          </table:table-cell>
          <table:table-cell table:formula="of:=179.87*LOG([.B178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7800000" calcext:value-type="float">
            <text:p>17800000</text:p>
          </table:table-cell>
          <table:table-cell office:value-type="float" office:value="4470" calcext:value-type="float">
            <text:p>4470</text:p>
          </table:table-cell>
          <table:table-cell table:formula="of:=179.87*LOG([.B179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17900000" calcext:value-type="float">
            <text:p>17900000</text:p>
          </table:table-cell>
          <table:table-cell office:value-type="float" office:value="3911" calcext:value-type="float">
            <text:p>3911</text:p>
          </table:table-cell>
          <table:table-cell table:formula="of:=179.87*LOG([.B18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4470" calcext:value-type="float">
            <text:p>4470</text:p>
          </table:table-cell>
          <table:table-cell table:formula="of:=179.87*LOG([.B181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18100000" calcext:value-type="float">
            <text:p>18100000</text:p>
          </table:table-cell>
          <table:table-cell office:value-type="float" office:value="4191" calcext:value-type="float">
            <text:p>4191</text:p>
          </table:table-cell>
          <table:table-cell table:formula="of:=179.87*LOG([.B182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18200000" calcext:value-type="float">
            <text:p>18200000</text:p>
          </table:table-cell>
          <table:table-cell office:value-type="float" office:value="4470" calcext:value-type="float">
            <text:p>4470</text:p>
          </table:table-cell>
          <table:table-cell table:formula="of:=179.87*LOG([.B183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18300000" calcext:value-type="float">
            <text:p>18300000</text:p>
          </table:table-cell>
          <table:table-cell office:value-type="float" office:value="3353" calcext:value-type="float">
            <text:p>3353</text:p>
          </table:table-cell>
          <table:table-cell table:formula="of:=179.87*LOG([.B184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8400000" calcext:value-type="float">
            <text:p>18400000</text:p>
          </table:table-cell>
          <table:table-cell office:value-type="float" office:value="9498" calcext:value-type="float">
            <text:p>9498</text:p>
          </table:table-cell>
          <table:table-cell table:formula="of:=179.87*LOG([.B185]; 2)+400" office:value-type="float" office:value="2776.69570430919" calcext:value-type="float">
            <text:p>2776.69570430919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3631" calcext:value-type="float">
            <text:p>3631</text:p>
          </table:table-cell>
          <table:table-cell table:formula="of:=179.87*LOG([.B186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18600000" calcext:value-type="float">
            <text:p>18600000</text:p>
          </table:table-cell>
          <table:table-cell office:value-type="float" office:value="3632" calcext:value-type="float">
            <text:p>3632</text:p>
          </table:table-cell>
          <table:table-cell table:formula="of:=179.87*LOG([.B187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8700000" calcext:value-type="float">
            <text:p>18700000</text:p>
          </table:table-cell>
          <table:table-cell office:value-type="float" office:value="6425" calcext:value-type="float">
            <text:p>6425</text:p>
          </table:table-cell>
          <table:table-cell table:formula="of:=179.87*LOG([.B188]; 2)+400" office:value-type="float" office:value="2675.26210051828" calcext:value-type="float">
            <text:p>2675.26210051828</text:p>
          </table:table-cell>
        </table:table-row>
        <table:table-row table:style-name="ro1">
          <table:table-cell office:value-type="float" office:value="18800000" calcext:value-type="float">
            <text:p>18800000</text:p>
          </table:table-cell>
          <table:table-cell office:value-type="float" office:value="3352" calcext:value-type="float">
            <text:p>3352</text:p>
          </table:table-cell>
          <table:table-cell table:formula="of:=179.87*LOG([.B18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8900000" calcext:value-type="float">
            <text:p>18900000</text:p>
          </table:table-cell>
          <table:table-cell office:value-type="float" office:value="3073" calcext:value-type="float">
            <text:p>3073</text:p>
          </table:table-cell>
          <table:table-cell table:formula="of:=179.87*LOG([.B190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911" calcext:value-type="float">
            <text:p>3911</text:p>
          </table:table-cell>
          <table:table-cell table:formula="of:=179.87*LOG([.B191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19100000" calcext:value-type="float">
            <text:p>19100000</text:p>
          </table:table-cell>
          <table:table-cell office:value-type="float" office:value="3632" calcext:value-type="float">
            <text:p>3632</text:p>
          </table:table-cell>
          <table:table-cell table:formula="of:=179.87*LOG([.B19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9200000" calcext:value-type="float">
            <text:p>19200000</text:p>
          </table:table-cell>
          <table:table-cell office:value-type="float" office:value="3353" calcext:value-type="float">
            <text:p>3353</text:p>
          </table:table-cell>
          <table:table-cell table:formula="of:=179.87*LOG([.B193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19300000" calcext:value-type="float">
            <text:p>19300000</text:p>
          </table:table-cell>
          <table:table-cell office:value-type="float" office:value="3352" calcext:value-type="float">
            <text:p>3352</text:p>
          </table:table-cell>
          <table:table-cell table:formula="of:=179.87*LOG([.B194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19400000" calcext:value-type="float">
            <text:p>19400000</text:p>
          </table:table-cell>
          <table:table-cell office:value-type="float" office:value="4749" calcext:value-type="float">
            <text:p>4749</text:p>
          </table:table-cell>
          <table:table-cell table:formula="of:=179.87*LOG([.B195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4470" calcext:value-type="float">
            <text:p>4470</text:p>
          </table:table-cell>
          <table:table-cell table:formula="of:=179.87*LOG([.B196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19600000" calcext:value-type="float">
            <text:p>19600000</text:p>
          </table:table-cell>
          <table:table-cell office:value-type="float" office:value="4470" calcext:value-type="float">
            <text:p>4470</text:p>
          </table:table-cell>
          <table:table-cell table:formula="of:=179.87*LOG([.B197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19700000" calcext:value-type="float">
            <text:p>19700000</text:p>
          </table:table-cell>
          <table:table-cell office:value-type="float" office:value="3632" calcext:value-type="float">
            <text:p>3632</text:p>
          </table:table-cell>
          <table:table-cell table:formula="of:=179.87*LOG([.B19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19800000" calcext:value-type="float">
            <text:p>19800000</text:p>
          </table:table-cell>
          <table:table-cell office:value-type="float" office:value="5866" calcext:value-type="float">
            <text:p>5866</text:p>
          </table:table-cell>
          <table:table-cell table:formula="of:=179.87*LOG([.B199]; 2)+400" office:value-type="float" office:value="2651.64168306" calcext:value-type="float">
            <text:p>2651.64168306</text:p>
          </table:table-cell>
        </table:table-row>
        <table:table-row table:style-name="ro1">
          <table:table-cell office:value-type="float" office:value="19900000" calcext:value-type="float">
            <text:p>19900000</text:p>
          </table:table-cell>
          <table:table-cell office:value-type="float" office:value="4191" calcext:value-type="float">
            <text:p>4191</text:p>
          </table:table-cell>
          <table:table-cell table:formula="of:=179.87*LOG([.B200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470" calcext:value-type="float">
            <text:p>4470</text:p>
          </table:table-cell>
          <table:table-cell table:formula="of:=179.87*LOG([.B201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20100000" calcext:value-type="float">
            <text:p>20100000</text:p>
          </table:table-cell>
          <table:table-cell office:value-type="float" office:value="3632" calcext:value-type="float">
            <text:p>3632</text:p>
          </table:table-cell>
          <table:table-cell table:formula="of:=179.87*LOG([.B20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0200000" calcext:value-type="float">
            <text:p>20200000</text:p>
          </table:table-cell>
          <table:table-cell office:value-type="float" office:value="3352" calcext:value-type="float">
            <text:p>3352</text:p>
          </table:table-cell>
          <table:table-cell table:formula="of:=179.87*LOG([.B203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0300000" calcext:value-type="float">
            <text:p>20300000</text:p>
          </table:table-cell>
          <table:table-cell office:value-type="float" office:value="3352" calcext:value-type="float">
            <text:p>3352</text:p>
          </table:table-cell>
          <table:table-cell table:formula="of:=179.87*LOG([.B204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0400000" calcext:value-type="float">
            <text:p>20400000</text:p>
          </table:table-cell>
          <table:table-cell office:value-type="float" office:value="3911" calcext:value-type="float">
            <text:p>3911</text:p>
          </table:table-cell>
          <table:table-cell table:formula="of:=179.87*LOG([.B205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4190" calcext:value-type="float">
            <text:p>4190</text:p>
          </table:table-cell>
          <table:table-cell table:formula="of:=179.87*LOG([.B206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20600000" calcext:value-type="float">
            <text:p>20600000</text:p>
          </table:table-cell>
          <table:table-cell office:value-type="float" office:value="4470" calcext:value-type="float">
            <text:p>4470</text:p>
          </table:table-cell>
          <table:table-cell table:formula="of:=179.87*LOG([.B207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20700000" calcext:value-type="float">
            <text:p>20700000</text:p>
          </table:table-cell>
          <table:table-cell office:value-type="float" office:value="6704" calcext:value-type="float">
            <text:p>6704</text:p>
          </table:table-cell>
          <table:table-cell table:formula="of:=179.87*LOG([.B208]; 2)+400" office:value-type="float" office:value="2686.2927532295" calcext:value-type="float">
            <text:p>2686.2927532295</text:p>
          </table:table-cell>
        </table:table-row>
        <table:table-row table:style-name="ro1">
          <table:table-cell office:value-type="float" office:value="20800000" calcext:value-type="float">
            <text:p>20800000</text:p>
          </table:table-cell>
          <table:table-cell office:value-type="float" office:value="3632" calcext:value-type="float">
            <text:p>3632</text:p>
          </table:table-cell>
          <table:table-cell table:formula="of:=179.87*LOG([.B209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0900000" calcext:value-type="float">
            <text:p>20900000</text:p>
          </table:table-cell>
          <table:table-cell office:value-type="float" office:value="3352" calcext:value-type="float">
            <text:p>3352</text:p>
          </table:table-cell>
          <table:table-cell table:formula="of:=179.87*LOG([.B210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4749" calcext:value-type="float">
            <text:p>4749</text:p>
          </table:table-cell>
          <table:table-cell table:formula="of:=179.87*LOG([.B211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21100000" calcext:value-type="float">
            <text:p>21100000</text:p>
          </table:table-cell>
          <table:table-cell office:value-type="float" office:value="3353" calcext:value-type="float">
            <text:p>3353</text:p>
          </table:table-cell>
          <table:table-cell table:formula="of:=179.87*LOG([.B212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21200000" calcext:value-type="float">
            <text:p>21200000</text:p>
          </table:table-cell>
          <table:table-cell office:value-type="float" office:value="5867" calcext:value-type="float">
            <text:p>5867</text:p>
          </table:table-cell>
          <table:table-cell table:formula="of:=179.87*LOG([.B213]; 2)+400" office:value-type="float" office:value="2651.68591685488" calcext:value-type="float">
            <text:p>2651.68591685488</text:p>
          </table:table-cell>
        </table:table-row>
        <table:table-row table:style-name="ro1">
          <table:table-cell office:value-type="float" office:value="21300000" calcext:value-type="float">
            <text:p>21300000</text:p>
          </table:table-cell>
          <table:table-cell office:value-type="float" office:value="3632" calcext:value-type="float">
            <text:p>3632</text:p>
          </table:table-cell>
          <table:table-cell table:formula="of:=179.87*LOG([.B214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1400000" calcext:value-type="float">
            <text:p>21400000</text:p>
          </table:table-cell>
          <table:table-cell office:value-type="float" office:value="4190" calcext:value-type="float">
            <text:p>4190</text:p>
          </table:table-cell>
          <table:table-cell table:formula="of:=179.87*LOG([.B215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3632" calcext:value-type="float">
            <text:p>3632</text:p>
          </table:table-cell>
          <table:table-cell table:formula="of:=179.87*LOG([.B21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1600000" calcext:value-type="float">
            <text:p>21600000</text:p>
          </table:table-cell>
          <table:table-cell office:value-type="float" office:value="4191" calcext:value-type="float">
            <text:p>4191</text:p>
          </table:table-cell>
          <table:table-cell table:formula="of:=179.87*LOG([.B217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21700000" calcext:value-type="float">
            <text:p>21700000</text:p>
          </table:table-cell>
          <table:table-cell office:value-type="float" office:value="3352" calcext:value-type="float">
            <text:p>3352</text:p>
          </table:table-cell>
          <table:table-cell table:formula="of:=179.87*LOG([.B218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1800000" calcext:value-type="float">
            <text:p>21800000</text:p>
          </table:table-cell>
          <table:table-cell office:value-type="float" office:value="5867" calcext:value-type="float">
            <text:p>5867</text:p>
          </table:table-cell>
          <table:table-cell table:formula="of:=179.87*LOG([.B219]; 2)+400" office:value-type="float" office:value="2651.68591685488" calcext:value-type="float">
            <text:p>2651.68591685488</text:p>
          </table:table-cell>
        </table:table-row>
        <table:table-row table:style-name="ro1">
          <table:table-cell office:value-type="float" office:value="21900000" calcext:value-type="float">
            <text:p>21900000</text:p>
          </table:table-cell>
          <table:table-cell office:value-type="float" office:value="4470" calcext:value-type="float">
            <text:p>4470</text:p>
          </table:table-cell>
          <table:table-cell table:formula="of:=179.87*LOG([.B220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911" calcext:value-type="float">
            <text:p>3911</text:p>
          </table:table-cell>
          <table:table-cell table:formula="of:=179.87*LOG([.B221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2100000" calcext:value-type="float">
            <text:p>22100000</text:p>
          </table:table-cell>
          <table:table-cell office:value-type="float" office:value="4750" calcext:value-type="float">
            <text:p>4750</text:p>
          </table:table-cell>
          <table:table-cell table:formula="of:=179.87*LOG([.B222]; 2)+400" office:value-type="float" office:value="2596.88034112527" calcext:value-type="float">
            <text:p>2596.88034112527</text:p>
          </table:table-cell>
        </table:table-row>
        <table:table-row table:style-name="ro1">
          <table:table-cell office:value-type="float" office:value="22200000" calcext:value-type="float">
            <text:p>22200000</text:p>
          </table:table-cell>
          <table:table-cell office:value-type="float" office:value="4470" calcext:value-type="float">
            <text:p>4470</text:p>
          </table:table-cell>
          <table:table-cell table:formula="of:=179.87*LOG([.B223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22300000" calcext:value-type="float">
            <text:p>22300000</text:p>
          </table:table-cell>
          <table:table-cell office:value-type="float" office:value="3911" calcext:value-type="float">
            <text:p>3911</text:p>
          </table:table-cell>
          <table:table-cell table:formula="of:=179.87*LOG([.B224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2400000" calcext:value-type="float">
            <text:p>22400000</text:p>
          </table:table-cell>
          <table:table-cell office:value-type="float" office:value="5028" calcext:value-type="float">
            <text:p>5028</text:p>
          </table:table-cell>
          <table:table-cell table:formula="of:=179.87*LOG([.B225]; 2)+400" office:value-type="float" office:value="2611.63995823422" calcext:value-type="float">
            <text:p>2611.63995823422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3352" calcext:value-type="float">
            <text:p>3352</text:p>
          </table:table-cell>
          <table:table-cell table:formula="of:=179.87*LOG([.B226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2600000" calcext:value-type="float">
            <text:p>22600000</text:p>
          </table:table-cell>
          <table:table-cell office:value-type="float" office:value="3632" calcext:value-type="float">
            <text:p>3632</text:p>
          </table:table-cell>
          <table:table-cell table:formula="of:=179.87*LOG([.B227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2700000" calcext:value-type="float">
            <text:p>22700000</text:p>
          </table:table-cell>
          <table:table-cell office:value-type="float" office:value="3632" calcext:value-type="float">
            <text:p>3632</text:p>
          </table:table-cell>
          <table:table-cell table:formula="of:=179.87*LOG([.B22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2800000" calcext:value-type="float">
            <text:p>22800000</text:p>
          </table:table-cell>
          <table:table-cell office:value-type="float" office:value="3631" calcext:value-type="float">
            <text:p>3631</text:p>
          </table:table-cell>
          <table:table-cell table:formula="of:=179.87*LOG([.B229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22900000" calcext:value-type="float">
            <text:p>22900000</text:p>
          </table:table-cell>
          <table:table-cell office:value-type="float" office:value="3352" calcext:value-type="float">
            <text:p>3352</text:p>
          </table:table-cell>
          <table:table-cell table:formula="of:=179.87*LOG([.B230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5308" calcext:value-type="float">
            <text:p>5308</text:p>
          </table:table-cell>
          <table:table-cell table:formula="of:=179.87*LOG([.B231]; 2)+400" office:value-type="float" office:value="2625.70286412144" calcext:value-type="float">
            <text:p>2625.70286412144</text:p>
          </table:table-cell>
        </table:table-row>
        <table:table-row table:style-name="ro1">
          <table:table-cell office:value-type="float" office:value="23100000" calcext:value-type="float">
            <text:p>23100000</text:p>
          </table:table-cell>
          <table:table-cell office:value-type="float" office:value="3632" calcext:value-type="float">
            <text:p>3632</text:p>
          </table:table-cell>
          <table:table-cell table:formula="of:=179.87*LOG([.B23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3200000" calcext:value-type="float">
            <text:p>23200000</text:p>
          </table:table-cell>
          <table:table-cell office:value-type="float" office:value="3911" calcext:value-type="float">
            <text:p>3911</text:p>
          </table:table-cell>
          <table:table-cell table:formula="of:=179.87*LOG([.B233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3300000" calcext:value-type="float">
            <text:p>23300000</text:p>
          </table:table-cell>
          <table:table-cell office:value-type="float" office:value="3631" calcext:value-type="float">
            <text:p>3631</text:p>
          </table:table-cell>
          <table:table-cell table:formula="of:=179.87*LOG([.B234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23400000" calcext:value-type="float">
            <text:p>23400000</text:p>
          </table:table-cell>
          <table:table-cell office:value-type="float" office:value="3632" calcext:value-type="float">
            <text:p>3632</text:p>
          </table:table-cell>
          <table:table-cell table:formula="of:=179.87*LOG([.B235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073" calcext:value-type="float">
            <text:p>3073</text:p>
          </table:table-cell>
          <table:table-cell table:formula="of:=179.87*LOG([.B236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23600000" calcext:value-type="float">
            <text:p>23600000</text:p>
          </table:table-cell>
          <table:table-cell office:value-type="float" office:value="3352" calcext:value-type="float">
            <text:p>3352</text:p>
          </table:table-cell>
          <table:table-cell table:formula="of:=179.87*LOG([.B237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3700000" calcext:value-type="float">
            <text:p>23700000</text:p>
          </table:table-cell>
          <table:table-cell office:value-type="float" office:value="4469" calcext:value-type="float">
            <text:p>4469</text:p>
          </table:table-cell>
          <table:table-cell table:formula="of:=179.87*LOG([.B238]; 2)+400" office:value-type="float" office:value="2581.05619356828" calcext:value-type="float">
            <text:p>2581.05619356828</text:p>
          </table:table-cell>
        </table:table-row>
        <table:table-row table:style-name="ro1">
          <table:table-cell office:value-type="float" office:value="23800000" calcext:value-type="float">
            <text:p>23800000</text:p>
          </table:table-cell>
          <table:table-cell office:value-type="float" office:value="3631" calcext:value-type="float">
            <text:p>3631</text:p>
          </table:table-cell>
          <table:table-cell table:formula="of:=179.87*LOG([.B239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23900000" calcext:value-type="float">
            <text:p>23900000</text:p>
          </table:table-cell>
          <table:table-cell office:value-type="float" office:value="3632" calcext:value-type="float">
            <text:p>3632</text:p>
          </table:table-cell>
          <table:table-cell table:formula="of:=179.87*LOG([.B240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631" calcext:value-type="float">
            <text:p>3631</text:p>
          </table:table-cell>
          <table:table-cell table:formula="of:=179.87*LOG([.B241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24100000" calcext:value-type="float">
            <text:p>24100000</text:p>
          </table:table-cell>
          <table:table-cell office:value-type="float" office:value="4190" calcext:value-type="float">
            <text:p>4190</text:p>
          </table:table-cell>
          <table:table-cell table:formula="of:=179.87*LOG([.B242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24200000" calcext:value-type="float">
            <text:p>24200000</text:p>
          </table:table-cell>
          <table:table-cell office:value-type="float" office:value="3352" calcext:value-type="float">
            <text:p>3352</text:p>
          </table:table-cell>
          <table:table-cell table:formula="of:=179.87*LOG([.B243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4300000" calcext:value-type="float">
            <text:p>24300000</text:p>
          </table:table-cell>
          <table:table-cell office:value-type="float" office:value="3632" calcext:value-type="float">
            <text:p>3632</text:p>
          </table:table-cell>
          <table:table-cell table:formula="of:=179.87*LOG([.B244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4400000" calcext:value-type="float">
            <text:p>24400000</text:p>
          </table:table-cell>
          <table:table-cell office:value-type="float" office:value="3911" calcext:value-type="float">
            <text:p>3911</text:p>
          </table:table-cell>
          <table:table-cell table:formula="of:=179.87*LOG([.B245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911" calcext:value-type="float">
            <text:p>3911</text:p>
          </table:table-cell>
          <table:table-cell table:formula="of:=179.87*LOG([.B246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4600000" calcext:value-type="float">
            <text:p>24600000</text:p>
          </table:table-cell>
          <table:table-cell office:value-type="float" office:value="3912" calcext:value-type="float">
            <text:p>3912</text:p>
          </table:table-cell>
          <table:table-cell table:formula="of:=179.87*LOG([.B247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24700000" calcext:value-type="float">
            <text:p>24700000</text:p>
          </table:table-cell>
          <table:table-cell office:value-type="float" office:value="3631" calcext:value-type="float">
            <text:p>3631</text:p>
          </table:table-cell>
          <table:table-cell table:formula="of:=179.87*LOG([.B248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24800000" calcext:value-type="float">
            <text:p>24800000</text:p>
          </table:table-cell>
          <table:table-cell office:value-type="float" office:value="3353" calcext:value-type="float">
            <text:p>3353</text:p>
          </table:table-cell>
          <table:table-cell table:formula="of:=179.87*LOG([.B249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24900000" calcext:value-type="float">
            <text:p>24900000</text:p>
          </table:table-cell>
          <table:table-cell office:value-type="float" office:value="3911" calcext:value-type="float">
            <text:p>3911</text:p>
          </table:table-cell>
          <table:table-cell table:formula="of:=179.87*LOG([.B25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911" calcext:value-type="float">
            <text:p>3911</text:p>
          </table:table-cell>
          <table:table-cell table:formula="of:=179.87*LOG([.B251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5100000" calcext:value-type="float">
            <text:p>25100000</text:p>
          </table:table-cell>
          <table:table-cell office:value-type="float" office:value="3631" calcext:value-type="float">
            <text:p>3631</text:p>
          </table:table-cell>
          <table:table-cell table:formula="of:=179.87*LOG([.B252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25200000" calcext:value-type="float">
            <text:p>25200000</text:p>
          </table:table-cell>
          <table:table-cell office:value-type="float" office:value="3352" calcext:value-type="float">
            <text:p>3352</text:p>
          </table:table-cell>
          <table:table-cell table:formula="of:=179.87*LOG([.B253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5300000" calcext:value-type="float">
            <text:p>25300000</text:p>
          </table:table-cell>
          <table:table-cell office:value-type="float" office:value="3632" calcext:value-type="float">
            <text:p>3632</text:p>
          </table:table-cell>
          <table:table-cell table:formula="of:=179.87*LOG([.B254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5400000" calcext:value-type="float">
            <text:p>25400000</text:p>
          </table:table-cell>
          <table:table-cell office:value-type="float" office:value="3352" calcext:value-type="float">
            <text:p>3352</text:p>
          </table:table-cell>
          <table:table-cell table:formula="of:=179.87*LOG([.B255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3352" calcext:value-type="float">
            <text:p>3352</text:p>
          </table:table-cell>
          <table:table-cell table:formula="of:=179.87*LOG([.B256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5600000" calcext:value-type="float">
            <text:p>25600000</text:p>
          </table:table-cell>
          <table:table-cell office:value-type="float" office:value="3911" calcext:value-type="float">
            <text:p>3911</text:p>
          </table:table-cell>
          <table:table-cell table:formula="of:=179.87*LOG([.B25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5700000" calcext:value-type="float">
            <text:p>25700000</text:p>
          </table:table-cell>
          <table:table-cell office:value-type="float" office:value="3911" calcext:value-type="float">
            <text:p>3911</text:p>
          </table:table-cell>
          <table:table-cell table:formula="of:=179.87*LOG([.B25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5800000" calcext:value-type="float">
            <text:p>25800000</text:p>
          </table:table-cell>
          <table:table-cell office:value-type="float" office:value="3911" calcext:value-type="float">
            <text:p>3911</text:p>
          </table:table-cell>
          <table:table-cell table:formula="of:=179.87*LOG([.B259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5900000" calcext:value-type="float">
            <text:p>25900000</text:p>
          </table:table-cell>
          <table:table-cell office:value-type="float" office:value="3911" calcext:value-type="float">
            <text:p>3911</text:p>
          </table:table-cell>
          <table:table-cell table:formula="of:=179.87*LOG([.B26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631" calcext:value-type="float">
            <text:p>3631</text:p>
          </table:table-cell>
          <table:table-cell table:formula="of:=179.87*LOG([.B261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26100000" calcext:value-type="float">
            <text:p>26100000</text:p>
          </table:table-cell>
          <table:table-cell office:value-type="float" office:value="3632" calcext:value-type="float">
            <text:p>3632</text:p>
          </table:table-cell>
          <table:table-cell table:formula="of:=179.87*LOG([.B26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6200000" calcext:value-type="float">
            <text:p>26200000</text:p>
          </table:table-cell>
          <table:table-cell office:value-type="float" office:value="3353" calcext:value-type="float">
            <text:p>3353</text:p>
          </table:table-cell>
          <table:table-cell table:formula="of:=179.87*LOG([.B263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26300000" calcext:value-type="float">
            <text:p>26300000</text:p>
          </table:table-cell>
          <table:table-cell office:value-type="float" office:value="3631" calcext:value-type="float">
            <text:p>3631</text:p>
          </table:table-cell>
          <table:table-cell table:formula="of:=179.87*LOG([.B264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26400000" calcext:value-type="float">
            <text:p>26400000</text:p>
          </table:table-cell>
          <table:table-cell office:value-type="float" office:value="3353" calcext:value-type="float">
            <text:p>3353</text:p>
          </table:table-cell>
          <table:table-cell table:formula="of:=179.87*LOG([.B265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3352" calcext:value-type="float">
            <text:p>3352</text:p>
          </table:table-cell>
          <table:table-cell table:formula="of:=179.87*LOG([.B266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6600000" calcext:value-type="float">
            <text:p>26600000</text:p>
          </table:table-cell>
          <table:table-cell office:value-type="float" office:value="3632" calcext:value-type="float">
            <text:p>3632</text:p>
          </table:table-cell>
          <table:table-cell table:formula="of:=179.87*LOG([.B267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6700000" calcext:value-type="float">
            <text:p>26700000</text:p>
          </table:table-cell>
          <table:table-cell office:value-type="float" office:value="3911" calcext:value-type="float">
            <text:p>3911</text:p>
          </table:table-cell>
          <table:table-cell table:formula="of:=179.87*LOG([.B26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6800000" calcext:value-type="float">
            <text:p>26800000</text:p>
          </table:table-cell>
          <table:table-cell office:value-type="float" office:value="3352" calcext:value-type="float">
            <text:p>3352</text:p>
          </table:table-cell>
          <table:table-cell table:formula="of:=179.87*LOG([.B26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6900000" calcext:value-type="float">
            <text:p>26900000</text:p>
          </table:table-cell>
          <table:table-cell office:value-type="float" office:value="3352" calcext:value-type="float">
            <text:p>3352</text:p>
          </table:table-cell>
          <table:table-cell table:formula="of:=179.87*LOG([.B270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353" calcext:value-type="float">
            <text:p>3353</text:p>
          </table:table-cell>
          <table:table-cell table:formula="of:=179.87*LOG([.B271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27100000" calcext:value-type="float">
            <text:p>27100000</text:p>
          </table:table-cell>
          <table:table-cell office:value-type="float" office:value="3632" calcext:value-type="float">
            <text:p>3632</text:p>
          </table:table-cell>
          <table:table-cell table:formula="of:=179.87*LOG([.B27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7200000" calcext:value-type="float">
            <text:p>27200000</text:p>
          </table:table-cell>
          <table:table-cell office:value-type="float" office:value="3631" calcext:value-type="float">
            <text:p>3631</text:p>
          </table:table-cell>
          <table:table-cell table:formula="of:=179.87*LOG([.B273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27300000" calcext:value-type="float">
            <text:p>27300000</text:p>
          </table:table-cell>
          <table:table-cell office:value-type="float" office:value="4750" calcext:value-type="float">
            <text:p>4750</text:p>
          </table:table-cell>
          <table:table-cell table:formula="of:=179.87*LOG([.B274]; 2)+400" office:value-type="float" office:value="2596.88034112527" calcext:value-type="float">
            <text:p>2596.88034112527</text:p>
          </table:table-cell>
        </table:table-row>
        <table:table-row table:style-name="ro1">
          <table:table-cell office:value-type="float" office:value="27400000" calcext:value-type="float">
            <text:p>27400000</text:p>
          </table:table-cell>
          <table:table-cell office:value-type="float" office:value="3911" calcext:value-type="float">
            <text:p>3911</text:p>
          </table:table-cell>
          <table:table-cell table:formula="of:=179.87*LOG([.B275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631" calcext:value-type="float">
            <text:p>3631</text:p>
          </table:table-cell>
          <table:table-cell table:formula="of:=179.87*LOG([.B276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27600000" calcext:value-type="float">
            <text:p>27600000</text:p>
          </table:table-cell>
          <table:table-cell office:value-type="float" office:value="4190" calcext:value-type="float">
            <text:p>4190</text:p>
          </table:table-cell>
          <table:table-cell table:formula="of:=179.87*LOG([.B277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27700000" calcext:value-type="float">
            <text:p>27700000</text:p>
          </table:table-cell>
          <table:table-cell office:value-type="float" office:value="3632" calcext:value-type="float">
            <text:p>3632</text:p>
          </table:table-cell>
          <table:table-cell table:formula="of:=179.87*LOG([.B27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7800000" calcext:value-type="float">
            <text:p>27800000</text:p>
          </table:table-cell>
          <table:table-cell office:value-type="float" office:value="3911" calcext:value-type="float">
            <text:p>3911</text:p>
          </table:table-cell>
          <table:table-cell table:formula="of:=179.87*LOG([.B279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7900000" calcext:value-type="float">
            <text:p>27900000</text:p>
          </table:table-cell>
          <table:table-cell office:value-type="float" office:value="3352" calcext:value-type="float">
            <text:p>3352</text:p>
          </table:table-cell>
          <table:table-cell table:formula="of:=179.87*LOG([.B280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632" calcext:value-type="float">
            <text:p>3632</text:p>
          </table:table-cell>
          <table:table-cell table:formula="of:=179.87*LOG([.B281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8100000" calcext:value-type="float">
            <text:p>28100000</text:p>
          </table:table-cell>
          <table:table-cell office:value-type="float" office:value="3912" calcext:value-type="float">
            <text:p>3912</text:p>
          </table:table-cell>
          <table:table-cell table:formula="of:=179.87*LOG([.B282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28200000" calcext:value-type="float">
            <text:p>28200000</text:p>
          </table:table-cell>
          <table:table-cell office:value-type="float" office:value="3632" calcext:value-type="float">
            <text:p>3632</text:p>
          </table:table-cell>
          <table:table-cell table:formula="of:=179.87*LOG([.B283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8300000" calcext:value-type="float">
            <text:p>28300000</text:p>
          </table:table-cell>
          <table:table-cell office:value-type="float" office:value="4470" calcext:value-type="float">
            <text:p>4470</text:p>
          </table:table-cell>
          <table:table-cell table:formula="of:=179.87*LOG([.B284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28400000" calcext:value-type="float">
            <text:p>28400000</text:p>
          </table:table-cell>
          <table:table-cell office:value-type="float" office:value="3911" calcext:value-type="float">
            <text:p>3911</text:p>
          </table:table-cell>
          <table:table-cell table:formula="of:=179.87*LOG([.B285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4749" calcext:value-type="float">
            <text:p>4749</text:p>
          </table:table-cell>
          <table:table-cell table:formula="of:=179.87*LOG([.B286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28600000" calcext:value-type="float">
            <text:p>28600000</text:p>
          </table:table-cell>
          <table:table-cell office:value-type="float" office:value="3353" calcext:value-type="float">
            <text:p>3353</text:p>
          </table:table-cell>
          <table:table-cell table:formula="of:=179.87*LOG([.B287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28700000" calcext:value-type="float">
            <text:p>28700000</text:p>
          </table:table-cell>
          <table:table-cell office:value-type="float" office:value="3073" calcext:value-type="float">
            <text:p>3073</text:p>
          </table:table-cell>
          <table:table-cell table:formula="of:=179.87*LOG([.B288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28800000" calcext:value-type="float">
            <text:p>28800000</text:p>
          </table:table-cell>
          <table:table-cell office:value-type="float" office:value="3352" calcext:value-type="float">
            <text:p>3352</text:p>
          </table:table-cell>
          <table:table-cell table:formula="of:=179.87*LOG([.B28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8900000" calcext:value-type="float">
            <text:p>28900000</text:p>
          </table:table-cell>
          <table:table-cell office:value-type="float" office:value="3911" calcext:value-type="float">
            <text:p>3911</text:p>
          </table:table-cell>
          <table:table-cell table:formula="of:=179.87*LOG([.B29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3353" calcext:value-type="float">
            <text:p>3353</text:p>
          </table:table-cell>
          <table:table-cell table:formula="of:=179.87*LOG([.B291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29100000" calcext:value-type="float">
            <text:p>29100000</text:p>
          </table:table-cell>
          <table:table-cell office:value-type="float" office:value="3632" calcext:value-type="float">
            <text:p>3632</text:p>
          </table:table-cell>
          <table:table-cell table:formula="of:=179.87*LOG([.B29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29200000" calcext:value-type="float">
            <text:p>29200000</text:p>
          </table:table-cell>
          <table:table-cell office:value-type="float" office:value="3911" calcext:value-type="float">
            <text:p>3911</text:p>
          </table:table-cell>
          <table:table-cell table:formula="of:=179.87*LOG([.B293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9300000" calcext:value-type="float">
            <text:p>29300000</text:p>
          </table:table-cell>
          <table:table-cell office:value-type="float" office:value="3631" calcext:value-type="float">
            <text:p>3631</text:p>
          </table:table-cell>
          <table:table-cell table:formula="of:=179.87*LOG([.B294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29400000" calcext:value-type="float">
            <text:p>29400000</text:p>
          </table:table-cell>
          <table:table-cell office:value-type="float" office:value="3353" calcext:value-type="float">
            <text:p>3353</text:p>
          </table:table-cell>
          <table:table-cell table:formula="of:=179.87*LOG([.B295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352" calcext:value-type="float">
            <text:p>3352</text:p>
          </table:table-cell>
          <table:table-cell table:formula="of:=179.87*LOG([.B296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29600000" calcext:value-type="float">
            <text:p>29600000</text:p>
          </table:table-cell>
          <table:table-cell office:value-type="float" office:value="3911" calcext:value-type="float">
            <text:p>3911</text:p>
          </table:table-cell>
          <table:table-cell table:formula="of:=179.87*LOG([.B29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29700000" calcext:value-type="float">
            <text:p>29700000</text:p>
          </table:table-cell>
          <table:table-cell office:value-type="float" office:value="4470" calcext:value-type="float">
            <text:p>4470</text:p>
          </table:table-cell>
          <table:table-cell table:formula="of:=179.87*LOG([.B298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29800000" calcext:value-type="float">
            <text:p>29800000</text:p>
          </table:table-cell>
          <table:table-cell office:value-type="float" office:value="3353" calcext:value-type="float">
            <text:p>3353</text:p>
          </table:table-cell>
          <table:table-cell table:formula="of:=179.87*LOG([.B299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29900000" calcext:value-type="float">
            <text:p>29900000</text:p>
          </table:table-cell>
          <table:table-cell office:value-type="float" office:value="3911" calcext:value-type="float">
            <text:p>3911</text:p>
          </table:table-cell>
          <table:table-cell table:formula="of:=179.87*LOG([.B30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3632" calcext:value-type="float">
            <text:p>3632</text:p>
          </table:table-cell>
          <table:table-cell table:formula="of:=179.87*LOG([.B301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0100000" calcext:value-type="float">
            <text:p>30100000</text:p>
          </table:table-cell>
          <table:table-cell office:value-type="float" office:value="4749" calcext:value-type="float">
            <text:p>4749</text:p>
          </table:table-cell>
          <table:table-cell table:formula="of:=179.87*LOG([.B302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30200000" calcext:value-type="float">
            <text:p>30200000</text:p>
          </table:table-cell>
          <table:table-cell office:value-type="float" office:value="4191" calcext:value-type="float">
            <text:p>4191</text:p>
          </table:table-cell>
          <table:table-cell table:formula="of:=179.87*LOG([.B303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30300000" calcext:value-type="float">
            <text:p>30300000</text:p>
          </table:table-cell>
          <table:table-cell office:value-type="float" office:value="3073" calcext:value-type="float">
            <text:p>3073</text:p>
          </table:table-cell>
          <table:table-cell table:formula="of:=179.87*LOG([.B304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30400000" calcext:value-type="float">
            <text:p>30400000</text:p>
          </table:table-cell>
          <table:table-cell office:value-type="float" office:value="3353" calcext:value-type="float">
            <text:p>3353</text:p>
          </table:table-cell>
          <table:table-cell table:formula="of:=179.87*LOG([.B305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632" calcext:value-type="float">
            <text:p>3632</text:p>
          </table:table-cell>
          <table:table-cell table:formula="of:=179.87*LOG([.B30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0600000" calcext:value-type="float">
            <text:p>30600000</text:p>
          </table:table-cell>
          <table:table-cell office:value-type="float" office:value="3912" calcext:value-type="float">
            <text:p>3912</text:p>
          </table:table-cell>
          <table:table-cell table:formula="of:=179.87*LOG([.B307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30700000" calcext:value-type="float">
            <text:p>30700000</text:p>
          </table:table-cell>
          <table:table-cell office:value-type="float" office:value="3632" calcext:value-type="float">
            <text:p>3632</text:p>
          </table:table-cell>
          <table:table-cell table:formula="of:=179.87*LOG([.B30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0800000" calcext:value-type="float">
            <text:p>30800000</text:p>
          </table:table-cell>
          <table:table-cell office:value-type="float" office:value="3911" calcext:value-type="float">
            <text:p>3911</text:p>
          </table:table-cell>
          <table:table-cell table:formula="of:=179.87*LOG([.B309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0900000" calcext:value-type="float">
            <text:p>30900000</text:p>
          </table:table-cell>
          <table:table-cell office:value-type="float" office:value="4191" calcext:value-type="float">
            <text:p>4191</text:p>
          </table:table-cell>
          <table:table-cell table:formula="of:=179.87*LOG([.B310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4470" calcext:value-type="float">
            <text:p>4470</text:p>
          </table:table-cell>
          <table:table-cell table:formula="of:=179.87*LOG([.B311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31100000" calcext:value-type="float">
            <text:p>31100000</text:p>
          </table:table-cell>
          <table:table-cell office:value-type="float" office:value="4749" calcext:value-type="float">
            <text:p>4749</text:p>
          </table:table-cell>
          <table:table-cell table:formula="of:=179.87*LOG([.B312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31200000" calcext:value-type="float">
            <text:p>31200000</text:p>
          </table:table-cell>
          <table:table-cell office:value-type="float" office:value="3073" calcext:value-type="float">
            <text:p>3073</text:p>
          </table:table-cell>
          <table:table-cell table:formula="of:=179.87*LOG([.B313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31300000" calcext:value-type="float">
            <text:p>31300000</text:p>
          </table:table-cell>
          <table:table-cell office:value-type="float" office:value="3352" calcext:value-type="float">
            <text:p>3352</text:p>
          </table:table-cell>
          <table:table-cell table:formula="of:=179.87*LOG([.B314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31400000" calcext:value-type="float">
            <text:p>31400000</text:p>
          </table:table-cell>
          <table:table-cell office:value-type="float" office:value="3632" calcext:value-type="float">
            <text:p>3632</text:p>
          </table:table-cell>
          <table:table-cell table:formula="of:=179.87*LOG([.B315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3632" calcext:value-type="float">
            <text:p>3632</text:p>
          </table:table-cell>
          <table:table-cell table:formula="of:=179.87*LOG([.B31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1600000" calcext:value-type="float">
            <text:p>31600000</text:p>
          </table:table-cell>
          <table:table-cell office:value-type="float" office:value="3911" calcext:value-type="float">
            <text:p>3911</text:p>
          </table:table-cell>
          <table:table-cell table:formula="of:=179.87*LOG([.B31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1700000" calcext:value-type="float">
            <text:p>31700000</text:p>
          </table:table-cell>
          <table:table-cell office:value-type="float" office:value="3911" calcext:value-type="float">
            <text:p>3911</text:p>
          </table:table-cell>
          <table:table-cell table:formula="of:=179.87*LOG([.B31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1800000" calcext:value-type="float">
            <text:p>31800000</text:p>
          </table:table-cell>
          <table:table-cell office:value-type="float" office:value="3911" calcext:value-type="float">
            <text:p>3911</text:p>
          </table:table-cell>
          <table:table-cell table:formula="of:=179.87*LOG([.B319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1900000" calcext:value-type="float">
            <text:p>31900000</text:p>
          </table:table-cell>
          <table:table-cell office:value-type="float" office:value="4469" calcext:value-type="float">
            <text:p>4469</text:p>
          </table:table-cell>
          <table:table-cell table:formula="of:=179.87*LOG([.B320]; 2)+400" office:value-type="float" office:value="2581.05619356828" calcext:value-type="float">
            <text:p>2581.05619356828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3352" calcext:value-type="float">
            <text:p>3352</text:p>
          </table:table-cell>
          <table:table-cell table:formula="of:=179.87*LOG([.B321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32100000" calcext:value-type="float">
            <text:p>32100000</text:p>
          </table:table-cell>
          <table:table-cell office:value-type="float" office:value="4470" calcext:value-type="float">
            <text:p>4470</text:p>
          </table:table-cell>
          <table:table-cell table:formula="of:=179.87*LOG([.B322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32200000" calcext:value-type="float">
            <text:p>32200000</text:p>
          </table:table-cell>
          <table:table-cell office:value-type="float" office:value="3352" calcext:value-type="float">
            <text:p>3352</text:p>
          </table:table-cell>
          <table:table-cell table:formula="of:=179.87*LOG([.B323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32300000" calcext:value-type="float">
            <text:p>32300000</text:p>
          </table:table-cell>
          <table:table-cell office:value-type="float" office:value="6147" calcext:value-type="float">
            <text:p>6147</text:p>
          </table:table-cell>
          <table:table-cell table:formula="of:=179.87*LOG([.B324]; 2)+400" office:value-type="float" office:value="2663.78388187177" calcext:value-type="float">
            <text:p>2663.78388187177</text:p>
          </table:table-cell>
        </table:table-row>
        <table:table-row table:style-name="ro1">
          <table:table-cell office:value-type="float" office:value="32400000" calcext:value-type="float">
            <text:p>32400000</text:p>
          </table:table-cell>
          <table:table-cell office:value-type="float" office:value="3073" calcext:value-type="float">
            <text:p>3073</text:p>
          </table:table-cell>
          <table:table-cell table:formula="of:=179.87*LOG([.B325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632" calcext:value-type="float">
            <text:p>3632</text:p>
          </table:table-cell>
          <table:table-cell table:formula="of:=179.87*LOG([.B32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2600000" calcext:value-type="float">
            <text:p>32600000</text:p>
          </table:table-cell>
          <table:table-cell office:value-type="float" office:value="3911" calcext:value-type="float">
            <text:p>3911</text:p>
          </table:table-cell>
          <table:table-cell table:formula="of:=179.87*LOG([.B32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2700000" calcext:value-type="float">
            <text:p>32700000</text:p>
          </table:table-cell>
          <table:table-cell office:value-type="float" office:value="3632" calcext:value-type="float">
            <text:p>3632</text:p>
          </table:table-cell>
          <table:table-cell table:formula="of:=179.87*LOG([.B32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2800000" calcext:value-type="float">
            <text:p>32800000</text:p>
          </table:table-cell>
          <table:table-cell office:value-type="float" office:value="3073" calcext:value-type="float">
            <text:p>3073</text:p>
          </table:table-cell>
          <table:table-cell table:formula="of:=179.87*LOG([.B329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32900000" calcext:value-type="float">
            <text:p>32900000</text:p>
          </table:table-cell>
          <table:table-cell office:value-type="float" office:value="4470" calcext:value-type="float">
            <text:p>4470</text:p>
          </table:table-cell>
          <table:table-cell table:formula="of:=179.87*LOG([.B330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4469" calcext:value-type="float">
            <text:p>4469</text:p>
          </table:table-cell>
          <table:table-cell table:formula="of:=179.87*LOG([.B331]; 2)+400" office:value-type="float" office:value="2581.05619356828" calcext:value-type="float">
            <text:p>2581.05619356828</text:p>
          </table:table-cell>
        </table:table-row>
        <table:table-row table:style-name="ro1">
          <table:table-cell office:value-type="float" office:value="33100000" calcext:value-type="float">
            <text:p>33100000</text:p>
          </table:table-cell>
          <table:table-cell office:value-type="float" office:value="3632" calcext:value-type="float">
            <text:p>3632</text:p>
          </table:table-cell>
          <table:table-cell table:formula="of:=179.87*LOG([.B33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3200000" calcext:value-type="float">
            <text:p>33200000</text:p>
          </table:table-cell>
          <table:table-cell office:value-type="float" office:value="4190" calcext:value-type="float">
            <text:p>4190</text:p>
          </table:table-cell>
          <table:table-cell table:formula="of:=179.87*LOG([.B333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33300000" calcext:value-type="float">
            <text:p>33300000</text:p>
          </table:table-cell>
          <table:table-cell office:value-type="float" office:value="3911" calcext:value-type="float">
            <text:p>3911</text:p>
          </table:table-cell>
          <table:table-cell table:formula="of:=179.87*LOG([.B334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3400000" calcext:value-type="float">
            <text:p>33400000</text:p>
          </table:table-cell>
          <table:table-cell office:value-type="float" office:value="3911" calcext:value-type="float">
            <text:p>3911</text:p>
          </table:table-cell>
          <table:table-cell table:formula="of:=179.87*LOG([.B335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4191" calcext:value-type="float">
            <text:p>4191</text:p>
          </table:table-cell>
          <table:table-cell table:formula="of:=179.87*LOG([.B336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33600000" calcext:value-type="float">
            <text:p>33600000</text:p>
          </table:table-cell>
          <table:table-cell office:value-type="float" office:value="4749" calcext:value-type="float">
            <text:p>4749</text:p>
          </table:table-cell>
          <table:table-cell table:formula="of:=179.87*LOG([.B337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33700000" calcext:value-type="float">
            <text:p>33700000</text:p>
          </table:table-cell>
          <table:table-cell office:value-type="float" office:value="15924" calcext:value-type="float">
            <text:p>15924</text:p>
          </table:table-cell>
          <table:table-cell table:formula="of:=179.87*LOG([.B338]; 2)+400" office:value-type="float" office:value="2910.79006912615" calcext:value-type="float">
            <text:p>2910.79006912615</text:p>
          </table:table-cell>
        </table:table-row>
        <table:table-row table:style-name="ro1">
          <table:table-cell office:value-type="float" office:value="33800000" calcext:value-type="float">
            <text:p>33800000</text:p>
          </table:table-cell>
          <table:table-cell office:value-type="float" office:value="15645" calcext:value-type="float">
            <text:p>15645</text:p>
          </table:table-cell>
          <table:table-cell table:formula="of:=179.87*LOG([.B339]; 2)+400" office:value-type="float" office:value="2906.20318303813" calcext:value-type="float">
            <text:p>2906.20318303813</text:p>
          </table:table-cell>
        </table:table-row>
        <table:table-row table:style-name="ro1">
          <table:table-cell office:value-type="float" office:value="33900000" calcext:value-type="float">
            <text:p>33900000</text:p>
          </table:table-cell>
          <table:table-cell office:value-type="float" office:value="3353" calcext:value-type="float">
            <text:p>3353</text:p>
          </table:table-cell>
          <table:table-cell table:formula="of:=179.87*LOG([.B340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4190" calcext:value-type="float">
            <text:p>4190</text:p>
          </table:table-cell>
          <table:table-cell table:formula="of:=179.87*LOG([.B341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34100000" calcext:value-type="float">
            <text:p>34100000</text:p>
          </table:table-cell>
          <table:table-cell office:value-type="float" office:value="3353" calcext:value-type="float">
            <text:p>3353</text:p>
          </table:table-cell>
          <table:table-cell table:formula="of:=179.87*LOG([.B342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34200000" calcext:value-type="float">
            <text:p>34200000</text:p>
          </table:table-cell>
          <table:table-cell office:value-type="float" office:value="3911" calcext:value-type="float">
            <text:p>3911</text:p>
          </table:table-cell>
          <table:table-cell table:formula="of:=179.87*LOG([.B343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4300000" calcext:value-type="float">
            <text:p>34300000</text:p>
          </table:table-cell>
          <table:table-cell office:value-type="float" office:value="3911" calcext:value-type="float">
            <text:p>3911</text:p>
          </table:table-cell>
          <table:table-cell table:formula="of:=179.87*LOG([.B344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4400000" calcext:value-type="float">
            <text:p>34400000</text:p>
          </table:table-cell>
          <table:table-cell office:value-type="float" office:value="4470" calcext:value-type="float">
            <text:p>4470</text:p>
          </table:table-cell>
          <table:table-cell table:formula="of:=179.87*LOG([.B345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4470" calcext:value-type="float">
            <text:p>4470</text:p>
          </table:table-cell>
          <table:table-cell table:formula="of:=179.87*LOG([.B346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34600000" calcext:value-type="float">
            <text:p>34600000</text:p>
          </table:table-cell>
          <table:table-cell office:value-type="float" office:value="4190" calcext:value-type="float">
            <text:p>4190</text:p>
          </table:table-cell>
          <table:table-cell table:formula="of:=179.87*LOG([.B347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34700000" calcext:value-type="float">
            <text:p>34700000</text:p>
          </table:table-cell>
          <table:table-cell office:value-type="float" office:value="4749" calcext:value-type="float">
            <text:p>4749</text:p>
          </table:table-cell>
          <table:table-cell table:formula="of:=179.87*LOG([.B348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34800000" calcext:value-type="float">
            <text:p>34800000</text:p>
          </table:table-cell>
          <table:table-cell office:value-type="float" office:value="3352" calcext:value-type="float">
            <text:p>3352</text:p>
          </table:table-cell>
          <table:table-cell table:formula="of:=179.87*LOG([.B34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34900000" calcext:value-type="float">
            <text:p>34900000</text:p>
          </table:table-cell>
          <table:table-cell office:value-type="float" office:value="4190" calcext:value-type="float">
            <text:p>4190</text:p>
          </table:table-cell>
          <table:table-cell table:formula="of:=179.87*LOG([.B350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3632" calcext:value-type="float">
            <text:p>3632</text:p>
          </table:table-cell>
          <table:table-cell table:formula="of:=179.87*LOG([.B351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5100000" calcext:value-type="float">
            <text:p>35100000</text:p>
          </table:table-cell>
          <table:table-cell office:value-type="float" office:value="4190" calcext:value-type="float">
            <text:p>4190</text:p>
          </table:table-cell>
          <table:table-cell table:formula="of:=179.87*LOG([.B352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35200000" calcext:value-type="float">
            <text:p>35200000</text:p>
          </table:table-cell>
          <table:table-cell office:value-type="float" office:value="6146" calcext:value-type="float">
            <text:p>6146</text:p>
          </table:table-cell>
          <table:table-cell table:formula="of:=179.87*LOG([.B353]; 2)+400" office:value-type="float" office:value="2663.74166312003" calcext:value-type="float">
            <text:p>2663.74166312003</text:p>
          </table:table-cell>
        </table:table-row>
        <table:table-row table:style-name="ro1">
          <table:table-cell office:value-type="float" office:value="35300000" calcext:value-type="float">
            <text:p>35300000</text:p>
          </table:table-cell>
          <table:table-cell office:value-type="float" office:value="4749" calcext:value-type="float">
            <text:p>4749</text:p>
          </table:table-cell>
          <table:table-cell table:formula="of:=179.87*LOG([.B354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35400000" calcext:value-type="float">
            <text:p>35400000</text:p>
          </table:table-cell>
          <table:table-cell office:value-type="float" office:value="3632" calcext:value-type="float">
            <text:p>3632</text:p>
          </table:table-cell>
          <table:table-cell table:formula="of:=179.87*LOG([.B355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5867" calcext:value-type="float">
            <text:p>5867</text:p>
          </table:table-cell>
          <table:table-cell table:formula="of:=179.87*LOG([.B356]; 2)+400" office:value-type="float" office:value="2651.68591685488" calcext:value-type="float">
            <text:p>2651.68591685488</text:p>
          </table:table-cell>
        </table:table-row>
        <table:table-row table:style-name="ro1">
          <table:table-cell office:value-type="float" office:value="35600000" calcext:value-type="float">
            <text:p>35600000</text:p>
          </table:table-cell>
          <table:table-cell office:value-type="float" office:value="3632" calcext:value-type="float">
            <text:p>3632</text:p>
          </table:table-cell>
          <table:table-cell table:formula="of:=179.87*LOG([.B357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5700000" calcext:value-type="float">
            <text:p>35700000</text:p>
          </table:table-cell>
          <table:table-cell office:value-type="float" office:value="4470" calcext:value-type="float">
            <text:p>4470</text:p>
          </table:table-cell>
          <table:table-cell table:formula="of:=179.87*LOG([.B358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35800000" calcext:value-type="float">
            <text:p>35800000</text:p>
          </table:table-cell>
          <table:table-cell office:value-type="float" office:value="4469" calcext:value-type="float">
            <text:p>4469</text:p>
          </table:table-cell>
          <table:table-cell table:formula="of:=179.87*LOG([.B359]; 2)+400" office:value-type="float" office:value="2581.05619356828" calcext:value-type="float">
            <text:p>2581.05619356828</text:p>
          </table:table-cell>
        </table:table-row>
        <table:table-row table:style-name="ro1">
          <table:table-cell office:value-type="float" office:value="35900000" calcext:value-type="float">
            <text:p>35900000</text:p>
          </table:table-cell>
          <table:table-cell office:value-type="float" office:value="4470" calcext:value-type="float">
            <text:p>4470</text:p>
          </table:table-cell>
          <table:table-cell table:formula="of:=179.87*LOG([.B360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4750" calcext:value-type="float">
            <text:p>4750</text:p>
          </table:table-cell>
          <table:table-cell table:formula="of:=179.87*LOG([.B361]; 2)+400" office:value-type="float" office:value="2596.88034112527" calcext:value-type="float">
            <text:p>2596.88034112527</text:p>
          </table:table-cell>
        </table:table-row>
        <table:table-row table:style-name="ro1">
          <table:table-cell office:value-type="float" office:value="36100000" calcext:value-type="float">
            <text:p>36100000</text:p>
          </table:table-cell>
          <table:table-cell office:value-type="float" office:value="5867" calcext:value-type="float">
            <text:p>5867</text:p>
          </table:table-cell>
          <table:table-cell table:formula="of:=179.87*LOG([.B362]; 2)+400" office:value-type="float" office:value="2651.68591685488" calcext:value-type="float">
            <text:p>2651.68591685488</text:p>
          </table:table-cell>
        </table:table-row>
        <table:table-row table:style-name="ro1">
          <table:table-cell office:value-type="float" office:value="36200000" calcext:value-type="float">
            <text:p>36200000</text:p>
          </table:table-cell>
          <table:table-cell office:value-type="float" office:value="4191" calcext:value-type="float">
            <text:p>4191</text:p>
          </table:table-cell>
          <table:table-cell table:formula="of:=179.87*LOG([.B363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36300000" calcext:value-type="float">
            <text:p>36300000</text:p>
          </table:table-cell>
          <table:table-cell office:value-type="float" office:value="4470" calcext:value-type="float">
            <text:p>4470</text:p>
          </table:table-cell>
          <table:table-cell table:formula="of:=179.87*LOG([.B364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36400000" calcext:value-type="float">
            <text:p>36400000</text:p>
          </table:table-cell>
          <table:table-cell office:value-type="float" office:value="4190" calcext:value-type="float">
            <text:p>4190</text:p>
          </table:table-cell>
          <table:table-cell table:formula="of:=179.87*LOG([.B365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4191" calcext:value-type="float">
            <text:p>4191</text:p>
          </table:table-cell>
          <table:table-cell table:formula="of:=179.87*LOG([.B366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36600000" calcext:value-type="float">
            <text:p>36600000</text:p>
          </table:table-cell>
          <table:table-cell office:value-type="float" office:value="5029" calcext:value-type="float">
            <text:p>5029</text:p>
          </table:table-cell>
          <table:table-cell table:formula="of:=179.87*LOG([.B367]; 2)+400" office:value-type="float" office:value="2611.69156359523" calcext:value-type="float">
            <text:p>2611.69156359523</text:p>
          </table:table-cell>
        </table:table-row>
        <table:table-row table:style-name="ro1">
          <table:table-cell office:value-type="float" office:value="36700000" calcext:value-type="float">
            <text:p>36700000</text:p>
          </table:table-cell>
          <table:table-cell office:value-type="float" office:value="3632" calcext:value-type="float">
            <text:p>3632</text:p>
          </table:table-cell>
          <table:table-cell table:formula="of:=179.87*LOG([.B36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6800000" calcext:value-type="float">
            <text:p>36800000</text:p>
          </table:table-cell>
          <table:table-cell office:value-type="float" office:value="3912" calcext:value-type="float">
            <text:p>3912</text:p>
          </table:table-cell>
          <table:table-cell table:formula="of:=179.87*LOG([.B369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36900000" calcext:value-type="float">
            <text:p>36900000</text:p>
          </table:table-cell>
          <table:table-cell office:value-type="float" office:value="5028" calcext:value-type="float">
            <text:p>5028</text:p>
          </table:table-cell>
          <table:table-cell table:formula="of:=179.87*LOG([.B370]; 2)+400" office:value-type="float" office:value="2611.63995823422" calcext:value-type="float">
            <text:p>2611.63995823422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3911" calcext:value-type="float">
            <text:p>3911</text:p>
          </table:table-cell>
          <table:table-cell table:formula="of:=179.87*LOG([.B371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7100000" calcext:value-type="float">
            <text:p>37100000</text:p>
          </table:table-cell>
          <table:table-cell office:value-type="float" office:value="6426" calcext:value-type="float">
            <text:p>6426</text:p>
          </table:table-cell>
          <table:table-cell table:formula="of:=179.87*LOG([.B372]; 2)+400" office:value-type="float" office:value="2675.30248610034" calcext:value-type="float">
            <text:p>2675.30248610034</text:p>
          </table:table-cell>
        </table:table-row>
        <table:table-row table:style-name="ro1">
          <table:table-cell office:value-type="float" office:value="37200000" calcext:value-type="float">
            <text:p>37200000</text:p>
          </table:table-cell>
          <table:table-cell office:value-type="float" office:value="3632" calcext:value-type="float">
            <text:p>3632</text:p>
          </table:table-cell>
          <table:table-cell table:formula="of:=179.87*LOG([.B373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7300000" calcext:value-type="float">
            <text:p>37300000</text:p>
          </table:table-cell>
          <table:table-cell office:value-type="float" office:value="5308" calcext:value-type="float">
            <text:p>5308</text:p>
          </table:table-cell>
          <table:table-cell table:formula="of:=179.87*LOG([.B374]; 2)+400" office:value-type="float" office:value="2625.70286412144" calcext:value-type="float">
            <text:p>2625.70286412144</text:p>
          </table:table-cell>
        </table:table-row>
        <table:table-row table:style-name="ro1">
          <table:table-cell office:value-type="float" office:value="37400000" calcext:value-type="float">
            <text:p>37400000</text:p>
          </table:table-cell>
          <table:table-cell office:value-type="float" office:value="4190" calcext:value-type="float">
            <text:p>4190</text:p>
          </table:table-cell>
          <table:table-cell table:formula="of:=179.87*LOG([.B375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632" calcext:value-type="float">
            <text:p>3632</text:p>
          </table:table-cell>
          <table:table-cell table:formula="of:=179.87*LOG([.B37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7600000" calcext:value-type="float">
            <text:p>37600000</text:p>
          </table:table-cell>
          <table:table-cell office:value-type="float" office:value="3911" calcext:value-type="float">
            <text:p>3911</text:p>
          </table:table-cell>
          <table:table-cell table:formula="of:=179.87*LOG([.B37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7700000" calcext:value-type="float">
            <text:p>37700000</text:p>
          </table:table-cell>
          <table:table-cell office:value-type="float" office:value="3911" calcext:value-type="float">
            <text:p>3911</text:p>
          </table:table-cell>
          <table:table-cell table:formula="of:=179.87*LOG([.B37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7800000" calcext:value-type="float">
            <text:p>37800000</text:p>
          </table:table-cell>
          <table:table-cell office:value-type="float" office:value="3352" calcext:value-type="float">
            <text:p>3352</text:p>
          </table:table-cell>
          <table:table-cell table:formula="of:=179.87*LOG([.B37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37900000" calcext:value-type="float">
            <text:p>37900000</text:p>
          </table:table-cell>
          <table:table-cell office:value-type="float" office:value="3353" calcext:value-type="float">
            <text:p>3353</text:p>
          </table:table-cell>
          <table:table-cell table:formula="of:=179.87*LOG([.B380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4749" calcext:value-type="float">
            <text:p>4749</text:p>
          </table:table-cell>
          <table:table-cell table:formula="of:=179.87*LOG([.B381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38100000" calcext:value-type="float">
            <text:p>38100000</text:p>
          </table:table-cell>
          <table:table-cell office:value-type="float" office:value="5867" calcext:value-type="float">
            <text:p>5867</text:p>
          </table:table-cell>
          <table:table-cell table:formula="of:=179.87*LOG([.B382]; 2)+400" office:value-type="float" office:value="2651.68591685488" calcext:value-type="float">
            <text:p>2651.68591685488</text:p>
          </table:table-cell>
        </table:table-row>
        <table:table-row table:style-name="ro1">
          <table:table-cell office:value-type="float" office:value="38200000" calcext:value-type="float">
            <text:p>38200000</text:p>
          </table:table-cell>
          <table:table-cell office:value-type="float" office:value="4191" calcext:value-type="float">
            <text:p>4191</text:p>
          </table:table-cell>
          <table:table-cell table:formula="of:=179.87*LOG([.B383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38300000" calcext:value-type="float">
            <text:p>38300000</text:p>
          </table:table-cell>
          <table:table-cell office:value-type="float" office:value="3631" calcext:value-type="float">
            <text:p>3631</text:p>
          </table:table-cell>
          <table:table-cell table:formula="of:=179.87*LOG([.B384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38400000" calcext:value-type="float">
            <text:p>38400000</text:p>
          </table:table-cell>
          <table:table-cell office:value-type="float" office:value="4190" calcext:value-type="float">
            <text:p>4190</text:p>
          </table:table-cell>
          <table:table-cell table:formula="of:=179.87*LOG([.B385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3073" calcext:value-type="float">
            <text:p>3073</text:p>
          </table:table-cell>
          <table:table-cell table:formula="of:=179.87*LOG([.B386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38600000" calcext:value-type="float">
            <text:p>38600000</text:p>
          </table:table-cell>
          <table:table-cell office:value-type="float" office:value="4190" calcext:value-type="float">
            <text:p>4190</text:p>
          </table:table-cell>
          <table:table-cell table:formula="of:=179.87*LOG([.B387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38700000" calcext:value-type="float">
            <text:p>38700000</text:p>
          </table:table-cell>
          <table:table-cell office:value-type="float" office:value="4191" calcext:value-type="float">
            <text:p>4191</text:p>
          </table:table-cell>
          <table:table-cell table:formula="of:=179.87*LOG([.B388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38800000" calcext:value-type="float">
            <text:p>38800000</text:p>
          </table:table-cell>
          <table:table-cell office:value-type="float" office:value="3353" calcext:value-type="float">
            <text:p>3353</text:p>
          </table:table-cell>
          <table:table-cell table:formula="of:=179.87*LOG([.B389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38900000" calcext:value-type="float">
            <text:p>38900000</text:p>
          </table:table-cell>
          <table:table-cell office:value-type="float" office:value="3911" calcext:value-type="float">
            <text:p>3911</text:p>
          </table:table-cell>
          <table:table-cell table:formula="of:=179.87*LOG([.B39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4191" calcext:value-type="float">
            <text:p>4191</text:p>
          </table:table-cell>
          <table:table-cell table:formula="of:=179.87*LOG([.B391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39100000" calcext:value-type="float">
            <text:p>39100000</text:p>
          </table:table-cell>
          <table:table-cell office:value-type="float" office:value="3632" calcext:value-type="float">
            <text:p>3632</text:p>
          </table:table-cell>
          <table:table-cell table:formula="of:=179.87*LOG([.B39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9200000" calcext:value-type="float">
            <text:p>39200000</text:p>
          </table:table-cell>
          <table:table-cell office:value-type="float" office:value="3352" calcext:value-type="float">
            <text:p>3352</text:p>
          </table:table-cell>
          <table:table-cell table:formula="of:=179.87*LOG([.B393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39300000" calcext:value-type="float">
            <text:p>39300000</text:p>
          </table:table-cell>
          <table:table-cell office:value-type="float" office:value="3911" calcext:value-type="float">
            <text:p>3911</text:p>
          </table:table-cell>
          <table:table-cell table:formula="of:=179.87*LOG([.B394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39400000" calcext:value-type="float">
            <text:p>39400000</text:p>
          </table:table-cell>
          <table:table-cell office:value-type="float" office:value="3352" calcext:value-type="float">
            <text:p>3352</text:p>
          </table:table-cell>
          <table:table-cell table:formula="of:=179.87*LOG([.B395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3632" calcext:value-type="float">
            <text:p>3632</text:p>
          </table:table-cell>
          <table:table-cell table:formula="of:=179.87*LOG([.B39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39600000" calcext:value-type="float">
            <text:p>39600000</text:p>
          </table:table-cell>
          <table:table-cell office:value-type="float" office:value="4750" calcext:value-type="float">
            <text:p>4750</text:p>
          </table:table-cell>
          <table:table-cell table:formula="of:=179.87*LOG([.B397]; 2)+400" office:value-type="float" office:value="2596.88034112527" calcext:value-type="float">
            <text:p>2596.88034112527</text:p>
          </table:table-cell>
        </table:table-row>
        <table:table-row table:style-name="ro1">
          <table:table-cell office:value-type="float" office:value="39700000" calcext:value-type="float">
            <text:p>39700000</text:p>
          </table:table-cell>
          <table:table-cell office:value-type="float" office:value="3352" calcext:value-type="float">
            <text:p>3352</text:p>
          </table:table-cell>
          <table:table-cell table:formula="of:=179.87*LOG([.B398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39800000" calcext:value-type="float">
            <text:p>39800000</text:p>
          </table:table-cell>
          <table:table-cell office:value-type="float" office:value="3631" calcext:value-type="float">
            <text:p>3631</text:p>
          </table:table-cell>
          <table:table-cell table:formula="of:=179.87*LOG([.B399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39900000" calcext:value-type="float">
            <text:p>39900000</text:p>
          </table:table-cell>
          <table:table-cell office:value-type="float" office:value="3911" calcext:value-type="float">
            <text:p>3911</text:p>
          </table:table-cell>
          <table:table-cell table:formula="of:=179.87*LOG([.B40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911" calcext:value-type="float">
            <text:p>3911</text:p>
          </table:table-cell>
          <table:table-cell table:formula="of:=179.87*LOG([.B401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0100000" calcext:value-type="float">
            <text:p>40100000</text:p>
          </table:table-cell>
          <table:table-cell office:value-type="float" office:value="3631" calcext:value-type="float">
            <text:p>3631</text:p>
          </table:table-cell>
          <table:table-cell table:formula="of:=179.87*LOG([.B402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0200000" calcext:value-type="float">
            <text:p>40200000</text:p>
          </table:table-cell>
          <table:table-cell office:value-type="float" office:value="3631" calcext:value-type="float">
            <text:p>3631</text:p>
          </table:table-cell>
          <table:table-cell table:formula="of:=179.87*LOG([.B403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0300000" calcext:value-type="float">
            <text:p>40300000</text:p>
          </table:table-cell>
          <table:table-cell office:value-type="float" office:value="3911" calcext:value-type="float">
            <text:p>3911</text:p>
          </table:table-cell>
          <table:table-cell table:formula="of:=179.87*LOG([.B404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0400000" calcext:value-type="float">
            <text:p>40400000</text:p>
          </table:table-cell>
          <table:table-cell office:value-type="float" office:value="3911" calcext:value-type="float">
            <text:p>3911</text:p>
          </table:table-cell>
          <table:table-cell table:formula="of:=179.87*LOG([.B405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4191" calcext:value-type="float">
            <text:p>4191</text:p>
          </table:table-cell>
          <table:table-cell table:formula="of:=179.87*LOG([.B406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40600000" calcext:value-type="float">
            <text:p>40600000</text:p>
          </table:table-cell>
          <table:table-cell office:value-type="float" office:value="6146" calcext:value-type="float">
            <text:p>6146</text:p>
          </table:table-cell>
          <table:table-cell table:formula="of:=179.87*LOG([.B407]; 2)+400" office:value-type="float" office:value="2663.74166312003" calcext:value-type="float">
            <text:p>2663.74166312003</text:p>
          </table:table-cell>
        </table:table-row>
        <table:table-row table:style-name="ro1">
          <table:table-cell office:value-type="float" office:value="40700000" calcext:value-type="float">
            <text:p>40700000</text:p>
          </table:table-cell>
          <table:table-cell office:value-type="float" office:value="3911" calcext:value-type="float">
            <text:p>3911</text:p>
          </table:table-cell>
          <table:table-cell table:formula="of:=179.87*LOG([.B40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0800000" calcext:value-type="float">
            <text:p>40800000</text:p>
          </table:table-cell>
          <table:table-cell office:value-type="float" office:value="4191" calcext:value-type="float">
            <text:p>4191</text:p>
          </table:table-cell>
          <table:table-cell table:formula="of:=179.87*LOG([.B409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40900000" calcext:value-type="float">
            <text:p>40900000</text:p>
          </table:table-cell>
          <table:table-cell office:value-type="float" office:value="3632" calcext:value-type="float">
            <text:p>3632</text:p>
          </table:table-cell>
          <table:table-cell table:formula="of:=179.87*LOG([.B410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632" calcext:value-type="float">
            <text:p>3632</text:p>
          </table:table-cell>
          <table:table-cell table:formula="of:=179.87*LOG([.B411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1100000" calcext:value-type="float">
            <text:p>41100000</text:p>
          </table:table-cell>
          <table:table-cell office:value-type="float" office:value="3911" calcext:value-type="float">
            <text:p>3911</text:p>
          </table:table-cell>
          <table:table-cell table:formula="of:=179.87*LOG([.B412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1200000" calcext:value-type="float">
            <text:p>41200000</text:p>
          </table:table-cell>
          <table:table-cell office:value-type="float" office:value="3911" calcext:value-type="float">
            <text:p>3911</text:p>
          </table:table-cell>
          <table:table-cell table:formula="of:=179.87*LOG([.B413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1300000" calcext:value-type="float">
            <text:p>41300000</text:p>
          </table:table-cell>
          <table:table-cell office:value-type="float" office:value="3352" calcext:value-type="float">
            <text:p>3352</text:p>
          </table:table-cell>
          <table:table-cell table:formula="of:=179.87*LOG([.B414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1400000" calcext:value-type="float">
            <text:p>41400000</text:p>
          </table:table-cell>
          <table:table-cell office:value-type="float" office:value="3911" calcext:value-type="float">
            <text:p>3911</text:p>
          </table:table-cell>
          <table:table-cell table:formula="of:=179.87*LOG([.B415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4190" calcext:value-type="float">
            <text:p>4190</text:p>
          </table:table-cell>
          <table:table-cell table:formula="of:=179.87*LOG([.B416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41600000" calcext:value-type="float">
            <text:p>41600000</text:p>
          </table:table-cell>
          <table:table-cell office:value-type="float" office:value="4190" calcext:value-type="float">
            <text:p>4190</text:p>
          </table:table-cell>
          <table:table-cell table:formula="of:=179.87*LOG([.B417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41700000" calcext:value-type="float">
            <text:p>41700000</text:p>
          </table:table-cell>
          <table:table-cell office:value-type="float" office:value="3352" calcext:value-type="float">
            <text:p>3352</text:p>
          </table:table-cell>
          <table:table-cell table:formula="of:=179.87*LOG([.B418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1800000" calcext:value-type="float">
            <text:p>41800000</text:p>
          </table:table-cell>
          <table:table-cell office:value-type="float" office:value="3631" calcext:value-type="float">
            <text:p>3631</text:p>
          </table:table-cell>
          <table:table-cell table:formula="of:=179.87*LOG([.B419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1900000" calcext:value-type="float">
            <text:p>41900000</text:p>
          </table:table-cell>
          <table:table-cell office:value-type="float" office:value="4191" calcext:value-type="float">
            <text:p>4191</text:p>
          </table:table-cell>
          <table:table-cell table:formula="of:=179.87*LOG([.B420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073" calcext:value-type="float">
            <text:p>3073</text:p>
          </table:table-cell>
          <table:table-cell table:formula="of:=179.87*LOG([.B421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42100000" calcext:value-type="float">
            <text:p>42100000</text:p>
          </table:table-cell>
          <table:table-cell office:value-type="float" office:value="3912" calcext:value-type="float">
            <text:p>3912</text:p>
          </table:table-cell>
          <table:table-cell table:formula="of:=179.87*LOG([.B422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42200000" calcext:value-type="float">
            <text:p>42200000</text:p>
          </table:table-cell>
          <table:table-cell office:value-type="float" office:value="3632" calcext:value-type="float">
            <text:p>3632</text:p>
          </table:table-cell>
          <table:table-cell table:formula="of:=179.87*LOG([.B423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2300000" calcext:value-type="float">
            <text:p>42300000</text:p>
          </table:table-cell>
          <table:table-cell office:value-type="float" office:value="3353" calcext:value-type="float">
            <text:p>3353</text:p>
          </table:table-cell>
          <table:table-cell table:formula="of:=179.87*LOG([.B424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42400000" calcext:value-type="float">
            <text:p>42400000</text:p>
          </table:table-cell>
          <table:table-cell office:value-type="float" office:value="3352" calcext:value-type="float">
            <text:p>3352</text:p>
          </table:table-cell>
          <table:table-cell table:formula="of:=179.87*LOG([.B425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3631" calcext:value-type="float">
            <text:p>3631</text:p>
          </table:table-cell>
          <table:table-cell table:formula="of:=179.87*LOG([.B426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2600000" calcext:value-type="float">
            <text:p>42600000</text:p>
          </table:table-cell>
          <table:table-cell office:value-type="float" office:value="3352" calcext:value-type="float">
            <text:p>3352</text:p>
          </table:table-cell>
          <table:table-cell table:formula="of:=179.87*LOG([.B427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2700000" calcext:value-type="float">
            <text:p>42700000</text:p>
          </table:table-cell>
          <table:table-cell office:value-type="float" office:value="3632" calcext:value-type="float">
            <text:p>3632</text:p>
          </table:table-cell>
          <table:table-cell table:formula="of:=179.87*LOG([.B42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2800000" calcext:value-type="float">
            <text:p>42800000</text:p>
          </table:table-cell>
          <table:table-cell office:value-type="float" office:value="4750" calcext:value-type="float">
            <text:p>4750</text:p>
          </table:table-cell>
          <table:table-cell table:formula="of:=179.87*LOG([.B429]; 2)+400" office:value-type="float" office:value="2596.88034112527" calcext:value-type="float">
            <text:p>2596.88034112527</text:p>
          </table:table-cell>
        </table:table-row>
        <table:table-row table:style-name="ro1">
          <table:table-cell office:value-type="float" office:value="42900000" calcext:value-type="float">
            <text:p>42900000</text:p>
          </table:table-cell>
          <table:table-cell office:value-type="float" office:value="3631" calcext:value-type="float">
            <text:p>3631</text:p>
          </table:table-cell>
          <table:table-cell table:formula="of:=179.87*LOG([.B430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4190" calcext:value-type="float">
            <text:p>4190</text:p>
          </table:table-cell>
          <table:table-cell table:formula="of:=179.87*LOG([.B431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43100000" calcext:value-type="float">
            <text:p>43100000</text:p>
          </table:table-cell>
          <table:table-cell office:value-type="float" office:value="4191" calcext:value-type="float">
            <text:p>4191</text:p>
          </table:table-cell>
          <table:table-cell table:formula="of:=179.87*LOG([.B432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43200000" calcext:value-type="float">
            <text:p>43200000</text:p>
          </table:table-cell>
          <table:table-cell office:value-type="float" office:value="4190" calcext:value-type="float">
            <text:p>4190</text:p>
          </table:table-cell>
          <table:table-cell table:formula="of:=179.87*LOG([.B433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43300000" calcext:value-type="float">
            <text:p>43300000</text:p>
          </table:table-cell>
          <table:table-cell office:value-type="float" office:value="3911" calcext:value-type="float">
            <text:p>3911</text:p>
          </table:table-cell>
          <table:table-cell table:formula="of:=179.87*LOG([.B434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3400000" calcext:value-type="float">
            <text:p>43400000</text:p>
          </table:table-cell>
          <table:table-cell office:value-type="float" office:value="3632" calcext:value-type="float">
            <text:p>3632</text:p>
          </table:table-cell>
          <table:table-cell table:formula="of:=179.87*LOG([.B435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632" calcext:value-type="float">
            <text:p>3632</text:p>
          </table:table-cell>
          <table:table-cell table:formula="of:=179.87*LOG([.B43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3600000" calcext:value-type="float">
            <text:p>43600000</text:p>
          </table:table-cell>
          <table:table-cell office:value-type="float" office:value="3911" calcext:value-type="float">
            <text:p>3911</text:p>
          </table:table-cell>
          <table:table-cell table:formula="of:=179.87*LOG([.B43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3700000" calcext:value-type="float">
            <text:p>43700000</text:p>
          </table:table-cell>
          <table:table-cell office:value-type="float" office:value="3353" calcext:value-type="float">
            <text:p>3353</text:p>
          </table:table-cell>
          <table:table-cell table:formula="of:=179.87*LOG([.B438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43800000" calcext:value-type="float">
            <text:p>43800000</text:p>
          </table:table-cell>
          <table:table-cell office:value-type="float" office:value="3352" calcext:value-type="float">
            <text:p>3352</text:p>
          </table:table-cell>
          <table:table-cell table:formula="of:=179.87*LOG([.B43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3900000" calcext:value-type="float">
            <text:p>43900000</text:p>
          </table:table-cell>
          <table:table-cell office:value-type="float" office:value="3632" calcext:value-type="float">
            <text:p>3632</text:p>
          </table:table-cell>
          <table:table-cell table:formula="of:=179.87*LOG([.B440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3631" calcext:value-type="float">
            <text:p>3631</text:p>
          </table:table-cell>
          <table:table-cell table:formula="of:=179.87*LOG([.B441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4100000" calcext:value-type="float">
            <text:p>44100000</text:p>
          </table:table-cell>
          <table:table-cell office:value-type="float" office:value="3632" calcext:value-type="float">
            <text:p>3632</text:p>
          </table:table-cell>
          <table:table-cell table:formula="of:=179.87*LOG([.B44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4200000" calcext:value-type="float">
            <text:p>44200000</text:p>
          </table:table-cell>
          <table:table-cell office:value-type="float" office:value="4749" calcext:value-type="float">
            <text:p>4749</text:p>
          </table:table-cell>
          <table:table-cell table:formula="of:=179.87*LOG([.B443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44300000" calcext:value-type="float">
            <text:p>44300000</text:p>
          </table:table-cell>
          <table:table-cell office:value-type="float" office:value="3911" calcext:value-type="float">
            <text:p>3911</text:p>
          </table:table-cell>
          <table:table-cell table:formula="of:=179.87*LOG([.B444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4400000" calcext:value-type="float">
            <text:p>44400000</text:p>
          </table:table-cell>
          <table:table-cell office:value-type="float" office:value="4191" calcext:value-type="float">
            <text:p>4191</text:p>
          </table:table-cell>
          <table:table-cell table:formula="of:=179.87*LOG([.B445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911" calcext:value-type="float">
            <text:p>3911</text:p>
          </table:table-cell>
          <table:table-cell table:formula="of:=179.87*LOG([.B446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4600000" calcext:value-type="float">
            <text:p>44600000</text:p>
          </table:table-cell>
          <table:table-cell office:value-type="float" office:value="3911" calcext:value-type="float">
            <text:p>3911</text:p>
          </table:table-cell>
          <table:table-cell table:formula="of:=179.87*LOG([.B44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4700000" calcext:value-type="float">
            <text:p>44700000</text:p>
          </table:table-cell>
          <table:table-cell office:value-type="float" office:value="3632" calcext:value-type="float">
            <text:p>3632</text:p>
          </table:table-cell>
          <table:table-cell table:formula="of:=179.87*LOG([.B44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4800000" calcext:value-type="float">
            <text:p>44800000</text:p>
          </table:table-cell>
          <table:table-cell office:value-type="float" office:value="3632" calcext:value-type="float">
            <text:p>3632</text:p>
          </table:table-cell>
          <table:table-cell table:formula="of:=179.87*LOG([.B449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4900000" calcext:value-type="float">
            <text:p>44900000</text:p>
          </table:table-cell>
          <table:table-cell office:value-type="float" office:value="4190" calcext:value-type="float">
            <text:p>4190</text:p>
          </table:table-cell>
          <table:table-cell table:formula="of:=179.87*LOG([.B450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631" calcext:value-type="float">
            <text:p>3631</text:p>
          </table:table-cell>
          <table:table-cell table:formula="of:=179.87*LOG([.B451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5100000" calcext:value-type="float">
            <text:p>45100000</text:p>
          </table:table-cell>
          <table:table-cell office:value-type="float" office:value="4470" calcext:value-type="float">
            <text:p>4470</text:p>
          </table:table-cell>
          <table:table-cell table:formula="of:=179.87*LOG([.B452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45200000" calcext:value-type="float">
            <text:p>45200000</text:p>
          </table:table-cell>
          <table:table-cell office:value-type="float" office:value="3353" calcext:value-type="float">
            <text:p>3353</text:p>
          </table:table-cell>
          <table:table-cell table:formula="of:=179.87*LOG([.B453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45300000" calcext:value-type="float">
            <text:p>45300000</text:p>
          </table:table-cell>
          <table:table-cell office:value-type="float" office:value="3352" calcext:value-type="float">
            <text:p>3352</text:p>
          </table:table-cell>
          <table:table-cell table:formula="of:=179.87*LOG([.B454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5400000" calcext:value-type="float">
            <text:p>45400000</text:p>
          </table:table-cell>
          <table:table-cell office:value-type="float" office:value="3632" calcext:value-type="float">
            <text:p>3632</text:p>
          </table:table-cell>
          <table:table-cell table:formula="of:=179.87*LOG([.B455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4470" calcext:value-type="float">
            <text:p>4470</text:p>
          </table:table-cell>
          <table:table-cell table:formula="of:=179.87*LOG([.B456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45600000" calcext:value-type="float">
            <text:p>45600000</text:p>
          </table:table-cell>
          <table:table-cell office:value-type="float" office:value="3632" calcext:value-type="float">
            <text:p>3632</text:p>
          </table:table-cell>
          <table:table-cell table:formula="of:=179.87*LOG([.B457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5700000" calcext:value-type="float">
            <text:p>45700000</text:p>
          </table:table-cell>
          <table:table-cell office:value-type="float" office:value="3353" calcext:value-type="float">
            <text:p>3353</text:p>
          </table:table-cell>
          <table:table-cell table:formula="of:=179.87*LOG([.B458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45800000" calcext:value-type="float">
            <text:p>45800000</text:p>
          </table:table-cell>
          <table:table-cell office:value-type="float" office:value="3911" calcext:value-type="float">
            <text:p>3911</text:p>
          </table:table-cell>
          <table:table-cell table:formula="of:=179.87*LOG([.B459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5900000" calcext:value-type="float">
            <text:p>45900000</text:p>
          </table:table-cell>
          <table:table-cell office:value-type="float" office:value="3632" calcext:value-type="float">
            <text:p>3632</text:p>
          </table:table-cell>
          <table:table-cell table:formula="of:=179.87*LOG([.B460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4750" calcext:value-type="float">
            <text:p>4750</text:p>
          </table:table-cell>
          <table:table-cell table:formula="of:=179.87*LOG([.B461]; 2)+400" office:value-type="float" office:value="2596.88034112527" calcext:value-type="float">
            <text:p>2596.88034112527</text:p>
          </table:table-cell>
        </table:table-row>
        <table:table-row table:style-name="ro1">
          <table:table-cell office:value-type="float" office:value="46100000" calcext:value-type="float">
            <text:p>46100000</text:p>
          </table:table-cell>
          <table:table-cell office:value-type="float" office:value="3632" calcext:value-type="float">
            <text:p>3632</text:p>
          </table:table-cell>
          <table:table-cell table:formula="of:=179.87*LOG([.B46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6200000" calcext:value-type="float">
            <text:p>46200000</text:p>
          </table:table-cell>
          <table:table-cell office:value-type="float" office:value="4191" calcext:value-type="float">
            <text:p>4191</text:p>
          </table:table-cell>
          <table:table-cell table:formula="of:=179.87*LOG([.B463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46300000" calcext:value-type="float">
            <text:p>46300000</text:p>
          </table:table-cell>
          <table:table-cell office:value-type="float" office:value="4190" calcext:value-type="float">
            <text:p>4190</text:p>
          </table:table-cell>
          <table:table-cell table:formula="of:=179.87*LOG([.B464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46400000" calcext:value-type="float">
            <text:p>46400000</text:p>
          </table:table-cell>
          <table:table-cell office:value-type="float" office:value="3632" calcext:value-type="float">
            <text:p>3632</text:p>
          </table:table-cell>
          <table:table-cell table:formula="of:=179.87*LOG([.B465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352" calcext:value-type="float">
            <text:p>3352</text:p>
          </table:table-cell>
          <table:table-cell table:formula="of:=179.87*LOG([.B466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6600000" calcext:value-type="float">
            <text:p>46600000</text:p>
          </table:table-cell>
          <table:table-cell office:value-type="float" office:value="3631" calcext:value-type="float">
            <text:p>3631</text:p>
          </table:table-cell>
          <table:table-cell table:formula="of:=179.87*LOG([.B467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6700000" calcext:value-type="float">
            <text:p>46700000</text:p>
          </table:table-cell>
          <table:table-cell office:value-type="float" office:value="3632" calcext:value-type="float">
            <text:p>3632</text:p>
          </table:table-cell>
          <table:table-cell table:formula="of:=179.87*LOG([.B46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6800000" calcext:value-type="float">
            <text:p>46800000</text:p>
          </table:table-cell>
          <table:table-cell office:value-type="float" office:value="3632" calcext:value-type="float">
            <text:p>3632</text:p>
          </table:table-cell>
          <table:table-cell table:formula="of:=179.87*LOG([.B469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6900000" calcext:value-type="float">
            <text:p>46900000</text:p>
          </table:table-cell>
          <table:table-cell office:value-type="float" office:value="3911" calcext:value-type="float">
            <text:p>3911</text:p>
          </table:table-cell>
          <table:table-cell table:formula="of:=179.87*LOG([.B47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3352" calcext:value-type="float">
            <text:p>3352</text:p>
          </table:table-cell>
          <table:table-cell table:formula="of:=179.87*LOG([.B471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7100000" calcext:value-type="float">
            <text:p>47100000</text:p>
          </table:table-cell>
          <table:table-cell office:value-type="float" office:value="4470" calcext:value-type="float">
            <text:p>4470</text:p>
          </table:table-cell>
          <table:table-cell table:formula="of:=179.87*LOG([.B472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47200000" calcext:value-type="float">
            <text:p>47200000</text:p>
          </table:table-cell>
          <table:table-cell office:value-type="float" office:value="4470" calcext:value-type="float">
            <text:p>4470</text:p>
          </table:table-cell>
          <table:table-cell table:formula="of:=179.87*LOG([.B473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47300000" calcext:value-type="float">
            <text:p>47300000</text:p>
          </table:table-cell>
          <table:table-cell office:value-type="float" office:value="3912" calcext:value-type="float">
            <text:p>3912</text:p>
          </table:table-cell>
          <table:table-cell table:formula="of:=179.87*LOG([.B474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47400000" calcext:value-type="float">
            <text:p>47400000</text:p>
          </table:table-cell>
          <table:table-cell office:value-type="float" office:value="4190" calcext:value-type="float">
            <text:p>4190</text:p>
          </table:table-cell>
          <table:table-cell table:formula="of:=179.87*LOG([.B475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911" calcext:value-type="float">
            <text:p>3911</text:p>
          </table:table-cell>
          <table:table-cell table:formula="of:=179.87*LOG([.B476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7600000" calcext:value-type="float">
            <text:p>47600000</text:p>
          </table:table-cell>
          <table:table-cell office:value-type="float" office:value="3911" calcext:value-type="float">
            <text:p>3911</text:p>
          </table:table-cell>
          <table:table-cell table:formula="of:=179.87*LOG([.B47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7700000" calcext:value-type="float">
            <text:p>47700000</text:p>
          </table:table-cell>
          <table:table-cell office:value-type="float" office:value="3632" calcext:value-type="float">
            <text:p>3632</text:p>
          </table:table-cell>
          <table:table-cell table:formula="of:=179.87*LOG([.B478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7800000" calcext:value-type="float">
            <text:p>47800000</text:p>
          </table:table-cell>
          <table:table-cell office:value-type="float" office:value="3631" calcext:value-type="float">
            <text:p>3631</text:p>
          </table:table-cell>
          <table:table-cell table:formula="of:=179.87*LOG([.B479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7900000" calcext:value-type="float">
            <text:p>47900000</text:p>
          </table:table-cell>
          <table:table-cell office:value-type="float" office:value="3632" calcext:value-type="float">
            <text:p>3632</text:p>
          </table:table-cell>
          <table:table-cell table:formula="of:=179.87*LOG([.B480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632" calcext:value-type="float">
            <text:p>3632</text:p>
          </table:table-cell>
          <table:table-cell table:formula="of:=179.87*LOG([.B481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8100000" calcext:value-type="float">
            <text:p>48100000</text:p>
          </table:table-cell>
          <table:table-cell office:value-type="float" office:value="3911" calcext:value-type="float">
            <text:p>3911</text:p>
          </table:table-cell>
          <table:table-cell table:formula="of:=179.87*LOG([.B482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8200000" calcext:value-type="float">
            <text:p>48200000</text:p>
          </table:table-cell>
          <table:table-cell office:value-type="float" office:value="3911" calcext:value-type="float">
            <text:p>3911</text:p>
          </table:table-cell>
          <table:table-cell table:formula="of:=179.87*LOG([.B483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8300000" calcext:value-type="float">
            <text:p>48300000</text:p>
          </table:table-cell>
          <table:table-cell office:value-type="float" office:value="3632" calcext:value-type="float">
            <text:p>3632</text:p>
          </table:table-cell>
          <table:table-cell table:formula="of:=179.87*LOG([.B484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8400000" calcext:value-type="float">
            <text:p>48400000</text:p>
          </table:table-cell>
          <table:table-cell office:value-type="float" office:value="3632" calcext:value-type="float">
            <text:p>3632</text:p>
          </table:table-cell>
          <table:table-cell table:formula="of:=179.87*LOG([.B485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912" calcext:value-type="float">
            <text:p>3912</text:p>
          </table:table-cell>
          <table:table-cell table:formula="of:=179.87*LOG([.B486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48600000" calcext:value-type="float">
            <text:p>48600000</text:p>
          </table:table-cell>
          <table:table-cell office:value-type="float" office:value="3631" calcext:value-type="float">
            <text:p>3631</text:p>
          </table:table-cell>
          <table:table-cell table:formula="of:=179.87*LOG([.B487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8700000" calcext:value-type="float">
            <text:p>48700000</text:p>
          </table:table-cell>
          <table:table-cell office:value-type="float" office:value="3352" calcext:value-type="float">
            <text:p>3352</text:p>
          </table:table-cell>
          <table:table-cell table:formula="of:=179.87*LOG([.B488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8800000" calcext:value-type="float">
            <text:p>48800000</text:p>
          </table:table-cell>
          <table:table-cell office:value-type="float" office:value="3911" calcext:value-type="float">
            <text:p>3911</text:p>
          </table:table-cell>
          <table:table-cell table:formula="of:=179.87*LOG([.B489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8900000" calcext:value-type="float">
            <text:p>48900000</text:p>
          </table:table-cell>
          <table:table-cell office:value-type="float" office:value="3912" calcext:value-type="float">
            <text:p>3912</text:p>
          </table:table-cell>
          <table:table-cell table:formula="of:=179.87*LOG([.B490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3911" calcext:value-type="float">
            <text:p>3911</text:p>
          </table:table-cell>
          <table:table-cell table:formula="of:=179.87*LOG([.B491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9100000" calcext:value-type="float">
            <text:p>49100000</text:p>
          </table:table-cell>
          <table:table-cell office:value-type="float" office:value="3632" calcext:value-type="float">
            <text:p>3632</text:p>
          </table:table-cell>
          <table:table-cell table:formula="of:=179.87*LOG([.B492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49200000" calcext:value-type="float">
            <text:p>49200000</text:p>
          </table:table-cell>
          <table:table-cell office:value-type="float" office:value="3911" calcext:value-type="float">
            <text:p>3911</text:p>
          </table:table-cell>
          <table:table-cell table:formula="of:=179.87*LOG([.B493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49300000" calcext:value-type="float">
            <text:p>49300000</text:p>
          </table:table-cell>
          <table:table-cell office:value-type="float" office:value="3352" calcext:value-type="float">
            <text:p>3352</text:p>
          </table:table-cell>
          <table:table-cell table:formula="of:=179.87*LOG([.B494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49400000" calcext:value-type="float">
            <text:p>49400000</text:p>
          </table:table-cell>
          <table:table-cell office:value-type="float" office:value="3912" calcext:value-type="float">
            <text:p>3912</text:p>
          </table:table-cell>
          <table:table-cell table:formula="of:=179.87*LOG([.B495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4191" calcext:value-type="float">
            <text:p>4191</text:p>
          </table:table-cell>
          <table:table-cell table:formula="of:=179.87*LOG([.B496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49600000" calcext:value-type="float">
            <text:p>49600000</text:p>
          </table:table-cell>
          <table:table-cell office:value-type="float" office:value="4191" calcext:value-type="float">
            <text:p>4191</text:p>
          </table:table-cell>
          <table:table-cell table:formula="of:=179.87*LOG([.B497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49700000" calcext:value-type="float">
            <text:p>49700000</text:p>
          </table:table-cell>
          <table:table-cell office:value-type="float" office:value="6146" calcext:value-type="float">
            <text:p>6146</text:p>
          </table:table-cell>
          <table:table-cell table:formula="of:=179.87*LOG([.B498]; 2)+400" office:value-type="float" office:value="2663.74166312003" calcext:value-type="float">
            <text:p>2663.74166312003</text:p>
          </table:table-cell>
        </table:table-row>
        <table:table-row table:style-name="ro1">
          <table:table-cell office:value-type="float" office:value="49800000" calcext:value-type="float">
            <text:p>49800000</text:p>
          </table:table-cell>
          <table:table-cell office:value-type="float" office:value="3631" calcext:value-type="float">
            <text:p>3631</text:p>
          </table:table-cell>
          <table:table-cell table:formula="of:=179.87*LOG([.B499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49900000" calcext:value-type="float">
            <text:p>49900000</text:p>
          </table:table-cell>
          <table:table-cell office:value-type="float" office:value="4191" calcext:value-type="float">
            <text:p>4191</text:p>
          </table:table-cell>
          <table:table-cell table:formula="of:=179.87*LOG([.B500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4470" calcext:value-type="float">
            <text:p>4470</text:p>
          </table:table-cell>
          <table:table-cell table:formula="of:=179.87*LOG([.B501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0100000" calcext:value-type="float">
            <text:p>50100000</text:p>
          </table:table-cell>
          <table:table-cell office:value-type="float" office:value="4470" calcext:value-type="float">
            <text:p>4470</text:p>
          </table:table-cell>
          <table:table-cell table:formula="of:=179.87*LOG([.B502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0200000" calcext:value-type="float">
            <text:p>50200000</text:p>
          </table:table-cell>
          <table:table-cell office:value-type="float" office:value="3631" calcext:value-type="float">
            <text:p>3631</text:p>
          </table:table-cell>
          <table:table-cell table:formula="of:=179.87*LOG([.B503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50300000" calcext:value-type="float">
            <text:p>50300000</text:p>
          </table:table-cell>
          <table:table-cell office:value-type="float" office:value="4191" calcext:value-type="float">
            <text:p>4191</text:p>
          </table:table-cell>
          <table:table-cell table:formula="of:=179.87*LOG([.B504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0400000" calcext:value-type="float">
            <text:p>50400000</text:p>
          </table:table-cell>
          <table:table-cell office:value-type="float" office:value="3911" calcext:value-type="float">
            <text:p>3911</text:p>
          </table:table-cell>
          <table:table-cell table:formula="of:=179.87*LOG([.B505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3632" calcext:value-type="float">
            <text:p>3632</text:p>
          </table:table-cell>
          <table:table-cell table:formula="of:=179.87*LOG([.B506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50600000" calcext:value-type="float">
            <text:p>50600000</text:p>
          </table:table-cell>
          <table:table-cell office:value-type="float" office:value="3911" calcext:value-type="float">
            <text:p>3911</text:p>
          </table:table-cell>
          <table:table-cell table:formula="of:=179.87*LOG([.B50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0700000" calcext:value-type="float">
            <text:p>50700000</text:p>
          </table:table-cell>
          <table:table-cell office:value-type="float" office:value="3911" calcext:value-type="float">
            <text:p>3911</text:p>
          </table:table-cell>
          <table:table-cell table:formula="of:=179.87*LOG([.B50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0800000" calcext:value-type="float">
            <text:p>50800000</text:p>
          </table:table-cell>
          <table:table-cell office:value-type="float" office:value="3352" calcext:value-type="float">
            <text:p>3352</text:p>
          </table:table-cell>
          <table:table-cell table:formula="of:=179.87*LOG([.B50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50900000" calcext:value-type="float">
            <text:p>50900000</text:p>
          </table:table-cell>
          <table:table-cell office:value-type="float" office:value="3632" calcext:value-type="float">
            <text:p>3632</text:p>
          </table:table-cell>
          <table:table-cell table:formula="of:=179.87*LOG([.B510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632" calcext:value-type="float">
            <text:p>3632</text:p>
          </table:table-cell>
          <table:table-cell table:formula="of:=179.87*LOG([.B511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51100000" calcext:value-type="float">
            <text:p>51100000</text:p>
          </table:table-cell>
          <table:table-cell office:value-type="float" office:value="3912" calcext:value-type="float">
            <text:p>3912</text:p>
          </table:table-cell>
          <table:table-cell table:formula="of:=179.87*LOG([.B512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51200000" calcext:value-type="float">
            <text:p>51200000</text:p>
          </table:table-cell>
          <table:table-cell office:value-type="float" office:value="3353" calcext:value-type="float">
            <text:p>3353</text:p>
          </table:table-cell>
          <table:table-cell table:formula="of:=179.87*LOG([.B513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51300000" calcext:value-type="float">
            <text:p>51300000</text:p>
          </table:table-cell>
          <table:table-cell office:value-type="float" office:value="3631" calcext:value-type="float">
            <text:p>3631</text:p>
          </table:table-cell>
          <table:table-cell table:formula="of:=179.87*LOG([.B514]; 2)+400" office:value-type="float" office:value="2527.16981900611" calcext:value-type="float">
            <text:p>2527.16981900611</text:p>
          </table:table-cell>
        </table:table-row>
        <table:table-row table:style-name="ro1">
          <table:table-cell office:value-type="float" office:value="51400000" calcext:value-type="float">
            <text:p>51400000</text:p>
          </table:table-cell>
          <table:table-cell office:value-type="float" office:value="4470" calcext:value-type="float">
            <text:p>4470</text:p>
          </table:table-cell>
          <table:table-cell table:formula="of:=179.87*LOG([.B515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3352" calcext:value-type="float">
            <text:p>3352</text:p>
          </table:table-cell>
          <table:table-cell table:formula="of:=179.87*LOG([.B516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51600000" calcext:value-type="float">
            <text:p>51600000</text:p>
          </table:table-cell>
          <table:table-cell office:value-type="float" office:value="4470" calcext:value-type="float">
            <text:p>4470</text:p>
          </table:table-cell>
          <table:table-cell table:formula="of:=179.87*LOG([.B517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1700000" calcext:value-type="float">
            <text:p>51700000</text:p>
          </table:table-cell>
          <table:table-cell office:value-type="float" office:value="3353" calcext:value-type="float">
            <text:p>3353</text:p>
          </table:table-cell>
          <table:table-cell table:formula="of:=179.87*LOG([.B518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51800000" calcext:value-type="float">
            <text:p>51800000</text:p>
          </table:table-cell>
          <table:table-cell office:value-type="float" office:value="4191" calcext:value-type="float">
            <text:p>4191</text:p>
          </table:table-cell>
          <table:table-cell table:formula="of:=179.87*LOG([.B519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1900000" calcext:value-type="float">
            <text:p>51900000</text:p>
          </table:table-cell>
          <table:table-cell office:value-type="float" office:value="4191" calcext:value-type="float">
            <text:p>4191</text:p>
          </table:table-cell>
          <table:table-cell table:formula="of:=179.87*LOG([.B520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4750" calcext:value-type="float">
            <text:p>4750</text:p>
          </table:table-cell>
          <table:table-cell table:formula="of:=179.87*LOG([.B521]; 2)+400" office:value-type="float" office:value="2596.88034112527" calcext:value-type="float">
            <text:p>2596.88034112527</text:p>
          </table:table-cell>
        </table:table-row>
        <table:table-row table:style-name="ro1">
          <table:table-cell office:value-type="float" office:value="52100000" calcext:value-type="float">
            <text:p>52100000</text:p>
          </table:table-cell>
          <table:table-cell office:value-type="float" office:value="4749" calcext:value-type="float">
            <text:p>4749</text:p>
          </table:table-cell>
          <table:table-cell table:formula="of:=179.87*LOG([.B522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52200000" calcext:value-type="float">
            <text:p>52200000</text:p>
          </table:table-cell>
          <table:table-cell office:value-type="float" office:value="7822" calcext:value-type="float">
            <text:p>7822</text:p>
          </table:table-cell>
          <table:table-cell table:formula="of:=179.87*LOG([.B523]; 2)+400" office:value-type="float" office:value="2726.31659589524" calcext:value-type="float">
            <text:p>2726.31659589524</text:p>
          </table:table-cell>
        </table:table-row>
        <table:table-row table:style-name="ro1">
          <table:table-cell office:value-type="float" office:value="52300000" calcext:value-type="float">
            <text:p>52300000</text:p>
          </table:table-cell>
          <table:table-cell office:value-type="float" office:value="4191" calcext:value-type="float">
            <text:p>4191</text:p>
          </table:table-cell>
          <table:table-cell table:formula="of:=179.87*LOG([.B524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2400000" calcext:value-type="float">
            <text:p>52400000</text:p>
          </table:table-cell>
          <table:table-cell office:value-type="float" office:value="3352" calcext:value-type="float">
            <text:p>3352</text:p>
          </table:table-cell>
          <table:table-cell table:formula="of:=179.87*LOG([.B525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911" calcext:value-type="float">
            <text:p>3911</text:p>
          </table:table-cell>
          <table:table-cell table:formula="of:=179.87*LOG([.B526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2600000" calcext:value-type="float">
            <text:p>52600000</text:p>
          </table:table-cell>
          <table:table-cell office:value-type="float" office:value="3911" calcext:value-type="float">
            <text:p>3911</text:p>
          </table:table-cell>
          <table:table-cell table:formula="of:=179.87*LOG([.B52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2700000" calcext:value-type="float">
            <text:p>52700000</text:p>
          </table:table-cell>
          <table:table-cell office:value-type="float" office:value="5588" calcext:value-type="float">
            <text:p>5588</text:p>
          </table:table-cell>
          <table:table-cell table:formula="of:=179.87*LOG([.B528]; 2)+400" office:value-type="float" office:value="2639.042679854" calcext:value-type="float">
            <text:p>2639.042679854</text:p>
          </table:table-cell>
        </table:table-row>
        <table:table-row table:style-name="ro1">
          <table:table-cell office:value-type="float" office:value="52800000" calcext:value-type="float">
            <text:p>52800000</text:p>
          </table:table-cell>
          <table:table-cell office:value-type="float" office:value="3911" calcext:value-type="float">
            <text:p>3911</text:p>
          </table:table-cell>
          <table:table-cell table:formula="of:=179.87*LOG([.B529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2900000" calcext:value-type="float">
            <text:p>52900000</text:p>
          </table:table-cell>
          <table:table-cell office:value-type="float" office:value="4191" calcext:value-type="float">
            <text:p>4191</text:p>
          </table:table-cell>
          <table:table-cell table:formula="of:=179.87*LOG([.B530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4470" calcext:value-type="float">
            <text:p>4470</text:p>
          </table:table-cell>
          <table:table-cell table:formula="of:=179.87*LOG([.B531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3100000" calcext:value-type="float">
            <text:p>53100000</text:p>
          </table:table-cell>
          <table:table-cell office:value-type="float" office:value="6984" calcext:value-type="float">
            <text:p>6984</text:p>
          </table:table-cell>
          <table:table-cell table:formula="of:=179.87*LOG([.B532]; 2)+400" office:value-type="float" office:value="2696.91073293363" calcext:value-type="float">
            <text:p>2696.91073293363</text:p>
          </table:table-cell>
        </table:table-row>
        <table:table-row table:style-name="ro1">
          <table:table-cell office:value-type="float" office:value="53200000" calcext:value-type="float">
            <text:p>53200000</text:p>
          </table:table-cell>
          <table:table-cell office:value-type="float" office:value="3353" calcext:value-type="float">
            <text:p>3353</text:p>
          </table:table-cell>
          <table:table-cell table:formula="of:=179.87*LOG([.B533]; 2)+400" office:value-type="float" office:value="2506.50015742307" calcext:value-type="float">
            <text:p>2506.50015742307</text:p>
          </table:table-cell>
        </table:table-row>
        <table:table-row table:style-name="ro1">
          <table:table-cell office:value-type="float" office:value="53300000" calcext:value-type="float">
            <text:p>53300000</text:p>
          </table:table-cell>
          <table:table-cell office:value-type="float" office:value="5867" calcext:value-type="float">
            <text:p>5867</text:p>
          </table:table-cell>
          <table:table-cell table:formula="of:=179.87*LOG([.B534]; 2)+400" office:value-type="float" office:value="2651.68591685488" calcext:value-type="float">
            <text:p>2651.68591685488</text:p>
          </table:table-cell>
        </table:table-row>
        <table:table-row table:style-name="ro1">
          <table:table-cell office:value-type="float" office:value="53400000" calcext:value-type="float">
            <text:p>53400000</text:p>
          </table:table-cell>
          <table:table-cell office:value-type="float" office:value="3632" calcext:value-type="float">
            <text:p>3632</text:p>
          </table:table-cell>
          <table:table-cell table:formula="of:=179.87*LOG([.B535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352" calcext:value-type="float">
            <text:p>3352</text:p>
          </table:table-cell>
          <table:table-cell table:formula="of:=179.87*LOG([.B536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53600000" calcext:value-type="float">
            <text:p>53600000</text:p>
          </table:table-cell>
          <table:table-cell office:value-type="float" office:value="3911" calcext:value-type="float">
            <text:p>3911</text:p>
          </table:table-cell>
          <table:table-cell table:formula="of:=179.87*LOG([.B537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3700000" calcext:value-type="float">
            <text:p>53700000</text:p>
          </table:table-cell>
          <table:table-cell office:value-type="float" office:value="3911" calcext:value-type="float">
            <text:p>3911</text:p>
          </table:table-cell>
          <table:table-cell table:formula="of:=179.87*LOG([.B53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3800000" calcext:value-type="float">
            <text:p>53800000</text:p>
          </table:table-cell>
          <table:table-cell office:value-type="float" office:value="3352" calcext:value-type="float">
            <text:p>3352</text:p>
          </table:table-cell>
          <table:table-cell table:formula="of:=179.87*LOG([.B53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53900000" calcext:value-type="float">
            <text:p>53900000</text:p>
          </table:table-cell>
          <table:table-cell office:value-type="float" office:value="4191" calcext:value-type="float">
            <text:p>4191</text:p>
          </table:table-cell>
          <table:table-cell table:formula="of:=179.87*LOG([.B540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6426" calcext:value-type="float">
            <text:p>6426</text:p>
          </table:table-cell>
          <table:table-cell table:formula="of:=179.87*LOG([.B541]; 2)+400" office:value-type="float" office:value="2675.30248610034" calcext:value-type="float">
            <text:p>2675.30248610034</text:p>
          </table:table-cell>
        </table:table-row>
        <table:table-row table:style-name="ro1">
          <table:table-cell office:value-type="float" office:value="54100000" calcext:value-type="float">
            <text:p>54100000</text:p>
          </table:table-cell>
          <table:table-cell office:value-type="float" office:value="3912" calcext:value-type="float">
            <text:p>3912</text:p>
          </table:table-cell>
          <table:table-cell table:formula="of:=179.87*LOG([.B542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54200000" calcext:value-type="float">
            <text:p>54200000</text:p>
          </table:table-cell>
          <table:table-cell office:value-type="float" office:value="4190" calcext:value-type="float">
            <text:p>4190</text:p>
          </table:table-cell>
          <table:table-cell table:formula="of:=179.87*LOG([.B543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54300000" calcext:value-type="float">
            <text:p>54300000</text:p>
          </table:table-cell>
          <table:table-cell office:value-type="float" office:value="4191" calcext:value-type="float">
            <text:p>4191</text:p>
          </table:table-cell>
          <table:table-cell table:formula="of:=179.87*LOG([.B544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4400000" calcext:value-type="float">
            <text:p>54400000</text:p>
          </table:table-cell>
          <table:table-cell office:value-type="float" office:value="5587" calcext:value-type="float">
            <text:p>5587</text:p>
          </table:table-cell>
          <table:table-cell table:formula="of:=179.87*LOG([.B545]; 2)+400" office:value-type="float" office:value="2638.99623733808" calcext:value-type="float">
            <text:p>2638.99623733808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4470" calcext:value-type="float">
            <text:p>4470</text:p>
          </table:table-cell>
          <table:table-cell table:formula="of:=179.87*LOG([.B546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4600000" calcext:value-type="float">
            <text:p>54600000</text:p>
          </table:table-cell>
          <table:table-cell office:value-type="float" office:value="4470" calcext:value-type="float">
            <text:p>4470</text:p>
          </table:table-cell>
          <table:table-cell table:formula="of:=179.87*LOG([.B547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4700000" calcext:value-type="float">
            <text:p>54700000</text:p>
          </table:table-cell>
          <table:table-cell office:value-type="float" office:value="3911" calcext:value-type="float">
            <text:p>3911</text:p>
          </table:table-cell>
          <table:table-cell table:formula="of:=179.87*LOG([.B54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4800000" calcext:value-type="float">
            <text:p>54800000</text:p>
          </table:table-cell>
          <table:table-cell office:value-type="float" office:value="4469" calcext:value-type="float">
            <text:p>4469</text:p>
          </table:table-cell>
          <table:table-cell table:formula="of:=179.87*LOG([.B549]; 2)+400" office:value-type="float" office:value="2581.05619356828" calcext:value-type="float">
            <text:p>2581.05619356828</text:p>
          </table:table-cell>
        </table:table-row>
        <table:table-row table:style-name="ro1">
          <table:table-cell office:value-type="float" office:value="54900000" calcext:value-type="float">
            <text:p>54900000</text:p>
          </table:table-cell>
          <table:table-cell office:value-type="float" office:value="8101" calcext:value-type="float">
            <text:p>8101</text:p>
          </table:table-cell>
          <table:table-cell table:formula="of:=179.87*LOG([.B550]; 2)+400" office:value-type="float" office:value="2735.41126763166" calcext:value-type="float">
            <text:p>2735.41126763166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4750" calcext:value-type="float">
            <text:p>4750</text:p>
          </table:table-cell>
          <table:table-cell table:formula="of:=179.87*LOG([.B551]; 2)+400" office:value-type="float" office:value="2596.88034112527" calcext:value-type="float">
            <text:p>2596.88034112527</text:p>
          </table:table-cell>
        </table:table-row>
        <table:table-row table:style-name="ro1">
          <table:table-cell office:value-type="float" office:value="55100000" calcext:value-type="float">
            <text:p>55100000</text:p>
          </table:table-cell>
          <table:table-cell office:value-type="float" office:value="3911" calcext:value-type="float">
            <text:p>3911</text:p>
          </table:table-cell>
          <table:table-cell table:formula="of:=179.87*LOG([.B552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5200000" calcext:value-type="float">
            <text:p>55200000</text:p>
          </table:table-cell>
          <table:table-cell office:value-type="float" office:value="4191" calcext:value-type="float">
            <text:p>4191</text:p>
          </table:table-cell>
          <table:table-cell table:formula="of:=179.87*LOG([.B553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5300000" calcext:value-type="float">
            <text:p>55300000</text:p>
          </table:table-cell>
          <table:table-cell office:value-type="float" office:value="4749" calcext:value-type="float">
            <text:p>4749</text:p>
          </table:table-cell>
          <table:table-cell table:formula="of:=179.87*LOG([.B554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55400000" calcext:value-type="float">
            <text:p>55400000</text:p>
          </table:table-cell>
          <table:table-cell office:value-type="float" office:value="4749" calcext:value-type="float">
            <text:p>4749</text:p>
          </table:table-cell>
          <table:table-cell table:formula="of:=179.87*LOG([.B555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5029" calcext:value-type="float">
            <text:p>5029</text:p>
          </table:table-cell>
          <table:table-cell table:formula="of:=179.87*LOG([.B556]; 2)+400" office:value-type="float" office:value="2611.69156359523" calcext:value-type="float">
            <text:p>2611.69156359523</text:p>
          </table:table-cell>
        </table:table-row>
        <table:table-row table:style-name="ro1">
          <table:table-cell office:value-type="float" office:value="55600000" calcext:value-type="float">
            <text:p>55600000</text:p>
          </table:table-cell>
          <table:table-cell office:value-type="float" office:value="4191" calcext:value-type="float">
            <text:p>4191</text:p>
          </table:table-cell>
          <table:table-cell table:formula="of:=179.87*LOG([.B557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5700000" calcext:value-type="float">
            <text:p>55700000</text:p>
          </table:table-cell>
          <table:table-cell office:value-type="float" office:value="4470" calcext:value-type="float">
            <text:p>4470</text:p>
          </table:table-cell>
          <table:table-cell table:formula="of:=179.87*LOG([.B558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5800000" calcext:value-type="float">
            <text:p>55800000</text:p>
          </table:table-cell>
          <table:table-cell office:value-type="float" office:value="3073" calcext:value-type="float">
            <text:p>3073</text:p>
          </table:table-cell>
          <table:table-cell table:formula="of:=179.87*LOG([.B559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55900000" calcext:value-type="float">
            <text:p>55900000</text:p>
          </table:table-cell>
          <table:table-cell office:value-type="float" office:value="3911" calcext:value-type="float">
            <text:p>3911</text:p>
          </table:table-cell>
          <table:table-cell table:formula="of:=179.87*LOG([.B56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5867" calcext:value-type="float">
            <text:p>5867</text:p>
          </table:table-cell>
          <table:table-cell table:formula="of:=179.87*LOG([.B561]; 2)+400" office:value-type="float" office:value="2651.68591685488" calcext:value-type="float">
            <text:p>2651.68591685488</text:p>
          </table:table-cell>
        </table:table-row>
        <table:table-row table:style-name="ro1">
          <table:table-cell office:value-type="float" office:value="56100000" calcext:value-type="float">
            <text:p>56100000</text:p>
          </table:table-cell>
          <table:table-cell office:value-type="float" office:value="3911" calcext:value-type="float">
            <text:p>3911</text:p>
          </table:table-cell>
          <table:table-cell table:formula="of:=179.87*LOG([.B562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6200000" calcext:value-type="float">
            <text:p>56200000</text:p>
          </table:table-cell>
          <table:table-cell office:value-type="float" office:value="3911" calcext:value-type="float">
            <text:p>3911</text:p>
          </table:table-cell>
          <table:table-cell table:formula="of:=179.87*LOG([.B563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6300000" calcext:value-type="float">
            <text:p>56300000</text:p>
          </table:table-cell>
          <table:table-cell office:value-type="float" office:value="4190" calcext:value-type="float">
            <text:p>4190</text:p>
          </table:table-cell>
          <table:table-cell table:formula="of:=179.87*LOG([.B564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56400000" calcext:value-type="float">
            <text:p>56400000</text:p>
          </table:table-cell>
          <table:table-cell office:value-type="float" office:value="3912" calcext:value-type="float">
            <text:p>3912</text:p>
          </table:table-cell>
          <table:table-cell table:formula="of:=179.87*LOG([.B565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4749" calcext:value-type="float">
            <text:p>4749</text:p>
          </table:table-cell>
          <table:table-cell table:formula="of:=179.87*LOG([.B566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56600000" calcext:value-type="float">
            <text:p>56600000</text:p>
          </table:table-cell>
          <table:table-cell office:value-type="float" office:value="3632" calcext:value-type="float">
            <text:p>3632</text:p>
          </table:table-cell>
          <table:table-cell table:formula="of:=179.87*LOG([.B567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56700000" calcext:value-type="float">
            <text:p>56700000</text:p>
          </table:table-cell>
          <table:table-cell office:value-type="float" office:value="3911" calcext:value-type="float">
            <text:p>3911</text:p>
          </table:table-cell>
          <table:table-cell table:formula="of:=179.87*LOG([.B568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6800000" calcext:value-type="float">
            <text:p>56800000</text:p>
          </table:table-cell>
          <table:table-cell office:value-type="float" office:value="4470" calcext:value-type="float">
            <text:p>4470</text:p>
          </table:table-cell>
          <table:table-cell table:formula="of:=179.87*LOG([.B569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6900000" calcext:value-type="float">
            <text:p>56900000</text:p>
          </table:table-cell>
          <table:table-cell office:value-type="float" office:value="3073" calcext:value-type="float">
            <text:p>3073</text:p>
          </table:table-cell>
          <table:table-cell table:formula="of:=179.87*LOG([.B570]; 2)+400" office:value-type="float" office:value="2483.87166312003" calcext:value-type="float">
            <text:p>2483.87166312003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3632" calcext:value-type="float">
            <text:p>3632</text:p>
          </table:table-cell>
          <table:table-cell table:formula="of:=179.87*LOG([.B571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57100000" calcext:value-type="float">
            <text:p>57100000</text:p>
          </table:table-cell>
          <table:table-cell office:value-type="float" office:value="3911" calcext:value-type="float">
            <text:p>3911</text:p>
          </table:table-cell>
          <table:table-cell table:formula="of:=179.87*LOG([.B572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7200000" calcext:value-type="float">
            <text:p>57200000</text:p>
          </table:table-cell>
          <table:table-cell office:value-type="float" office:value="3352" calcext:value-type="float">
            <text:p>3352</text:p>
          </table:table-cell>
          <table:table-cell table:formula="of:=179.87*LOG([.B573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57300000" calcext:value-type="float">
            <text:p>57300000</text:p>
          </table:table-cell>
          <table:table-cell office:value-type="float" office:value="3912" calcext:value-type="float">
            <text:p>3912</text:p>
          </table:table-cell>
          <table:table-cell table:formula="of:=179.87*LOG([.B574]; 2)+400" office:value-type="float" office:value="2546.51293810626" calcext:value-type="float">
            <text:p>2546.51293810626</text:p>
          </table:table-cell>
        </table:table-row>
        <table:table-row table:style-name="ro1">
          <table:table-cell office:value-type="float" office:value="57400000" calcext:value-type="float">
            <text:p>57400000</text:p>
          </table:table-cell>
          <table:table-cell office:value-type="float" office:value="4750" calcext:value-type="float">
            <text:p>4750</text:p>
          </table:table-cell>
          <table:table-cell table:formula="of:=179.87*LOG([.B575]; 2)+400" office:value-type="float" office:value="2596.88034112527" calcext:value-type="float">
            <text:p>2596.88034112527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4470" calcext:value-type="float">
            <text:p>4470</text:p>
          </table:table-cell>
          <table:table-cell table:formula="of:=179.87*LOG([.B576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7600000" calcext:value-type="float">
            <text:p>57600000</text:p>
          </table:table-cell>
          <table:table-cell office:value-type="float" office:value="3632" calcext:value-type="float">
            <text:p>3632</text:p>
          </table:table-cell>
          <table:table-cell table:formula="of:=179.87*LOG([.B577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57700000" calcext:value-type="float">
            <text:p>57700000</text:p>
          </table:table-cell>
          <table:table-cell office:value-type="float" office:value="5866" calcext:value-type="float">
            <text:p>5866</text:p>
          </table:table-cell>
          <table:table-cell table:formula="of:=179.87*LOG([.B578]; 2)+400" office:value-type="float" office:value="2651.64168306" calcext:value-type="float">
            <text:p>2651.64168306</text:p>
          </table:table-cell>
        </table:table-row>
        <table:table-row table:style-name="ro1">
          <table:table-cell office:value-type="float" office:value="57800000" calcext:value-type="float">
            <text:p>57800000</text:p>
          </table:table-cell>
          <table:table-cell office:value-type="float" office:value="3352" calcext:value-type="float">
            <text:p>3352</text:p>
          </table:table-cell>
          <table:table-cell table:formula="of:=179.87*LOG([.B57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57900000" calcext:value-type="float">
            <text:p>57900000</text:p>
          </table:table-cell>
          <table:table-cell office:value-type="float" office:value="3911" calcext:value-type="float">
            <text:p>3911</text:p>
          </table:table-cell>
          <table:table-cell table:formula="of:=179.87*LOG([.B58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4191" calcext:value-type="float">
            <text:p>4191</text:p>
          </table:table-cell>
          <table:table-cell table:formula="of:=179.87*LOG([.B581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8100000" calcext:value-type="float">
            <text:p>58100000</text:p>
          </table:table-cell>
          <table:table-cell office:value-type="float" office:value="4749" calcext:value-type="float">
            <text:p>4749</text:p>
          </table:table-cell>
          <table:table-cell table:formula="of:=179.87*LOG([.B582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58200000" calcext:value-type="float">
            <text:p>58200000</text:p>
          </table:table-cell>
          <table:table-cell office:value-type="float" office:value="3632" calcext:value-type="float">
            <text:p>3632</text:p>
          </table:table-cell>
          <table:table-cell table:formula="of:=179.87*LOG([.B583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58300000" calcext:value-type="float">
            <text:p>58300000</text:p>
          </table:table-cell>
          <table:table-cell office:value-type="float" office:value="4191" calcext:value-type="float">
            <text:p>4191</text:p>
          </table:table-cell>
          <table:table-cell table:formula="of:=179.87*LOG([.B584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8400000" calcext:value-type="float">
            <text:p>58400000</text:p>
          </table:table-cell>
          <table:table-cell office:value-type="float" office:value="3632" calcext:value-type="float">
            <text:p>3632</text:p>
          </table:table-cell>
          <table:table-cell table:formula="of:=179.87*LOG([.B585]; 2)+400" office:value-type="float" office:value="2527.24127640902" calcext:value-type="float">
            <text:p>2527.24127640902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4470" calcext:value-type="float">
            <text:p>4470</text:p>
          </table:table-cell>
          <table:table-cell table:formula="of:=179.87*LOG([.B586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8600000" calcext:value-type="float">
            <text:p>58600000</text:p>
          </table:table-cell>
          <table:table-cell office:value-type="float" office:value="4470" calcext:value-type="float">
            <text:p>4470</text:p>
          </table:table-cell>
          <table:table-cell table:formula="of:=179.87*LOG([.B587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8700000" calcext:value-type="float">
            <text:p>58700000</text:p>
          </table:table-cell>
          <table:table-cell office:value-type="float" office:value="4190" calcext:value-type="float">
            <text:p>4190</text:p>
          </table:table-cell>
          <table:table-cell table:formula="of:=179.87*LOG([.B588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58800000" calcext:value-type="float">
            <text:p>58800000</text:p>
          </table:table-cell>
          <table:table-cell office:value-type="float" office:value="3911" calcext:value-type="float">
            <text:p>3911</text:p>
          </table:table-cell>
          <table:table-cell table:formula="of:=179.87*LOG([.B589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8900000" calcext:value-type="float">
            <text:p>58900000</text:p>
          </table:table-cell>
          <table:table-cell office:value-type="float" office:value="4749" calcext:value-type="float">
            <text:p>4749</text:p>
          </table:table-cell>
          <table:table-cell table:formula="of:=179.87*LOG([.B590]; 2)+400" office:value-type="float" office:value="2596.82570430919" calcext:value-type="float">
            <text:p>2596.82570430919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4750" calcext:value-type="float">
            <text:p>4750</text:p>
          </table:table-cell>
          <table:table-cell table:formula="of:=179.87*LOG([.B591]; 2)+400" office:value-type="float" office:value="2596.88034112527" calcext:value-type="float">
            <text:p>2596.88034112527</text:p>
          </table:table-cell>
        </table:table-row>
        <table:table-row table:style-name="ro1">
          <table:table-cell office:value-type="float" office:value="59100000" calcext:value-type="float">
            <text:p>59100000</text:p>
          </table:table-cell>
          <table:table-cell office:value-type="float" office:value="4190" calcext:value-type="float">
            <text:p>4190</text:p>
          </table:table-cell>
          <table:table-cell table:formula="of:=179.87*LOG([.B592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59200000" calcext:value-type="float">
            <text:p>59200000</text:p>
          </table:table-cell>
          <table:table-cell office:value-type="float" office:value="4191" calcext:value-type="float">
            <text:p>4191</text:p>
          </table:table-cell>
          <table:table-cell table:formula="of:=179.87*LOG([.B593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9300000" calcext:value-type="float">
            <text:p>59300000</text:p>
          </table:table-cell>
          <table:table-cell office:value-type="float" office:value="3911" calcext:value-type="float">
            <text:p>3911</text:p>
          </table:table-cell>
          <table:table-cell table:formula="of:=179.87*LOG([.B594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59400000" calcext:value-type="float">
            <text:p>59400000</text:p>
          </table:table-cell>
          <table:table-cell office:value-type="float" office:value="4470" calcext:value-type="float">
            <text:p>4470</text:p>
          </table:table-cell>
          <table:table-cell table:formula="of:=179.87*LOG([.B595]; 2)+400" office:value-type="float" office:value="2581.11425320763" calcext:value-type="float">
            <text:p>2581.11425320763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4469" calcext:value-type="float">
            <text:p>4469</text:p>
          </table:table-cell>
          <table:table-cell table:formula="of:=179.87*LOG([.B596]; 2)+400" office:value-type="float" office:value="2581.05619356828" calcext:value-type="float">
            <text:p>2581.05619356828</text:p>
          </table:table-cell>
        </table:table-row>
        <table:table-row table:style-name="ro1">
          <table:table-cell office:value-type="float" office:value="59600000" calcext:value-type="float">
            <text:p>59600000</text:p>
          </table:table-cell>
          <table:table-cell office:value-type="float" office:value="4190" calcext:value-type="float">
            <text:p>4190</text:p>
          </table:table-cell>
          <table:table-cell table:formula="of:=179.87*LOG([.B597]; 2)+400" office:value-type="float" office:value="2564.32795965689" calcext:value-type="float">
            <text:p>2564.32795965689</text:p>
          </table:table-cell>
        </table:table-row>
        <table:table-row table:style-name="ro1">
          <table:table-cell office:value-type="float" office:value="59700000" calcext:value-type="float">
            <text:p>59700000</text:p>
          </table:table-cell>
          <table:table-cell office:value-type="float" office:value="4191" calcext:value-type="float">
            <text:p>4191</text:p>
          </table:table-cell>
          <table:table-cell table:formula="of:=179.87*LOG([.B598]; 2)+400" office:value-type="float" office:value="2564.38988485871" calcext:value-type="float">
            <text:p>2564.38988485871</text:p>
          </table:table-cell>
        </table:table-row>
        <table:table-row table:style-name="ro1">
          <table:table-cell office:value-type="float" office:value="59800000" calcext:value-type="float">
            <text:p>59800000</text:p>
          </table:table-cell>
          <table:table-cell office:value-type="float" office:value="3352" calcext:value-type="float">
            <text:p>3352</text:p>
          </table:table-cell>
          <table:table-cell table:formula="of:=179.87*LOG([.B599]; 2)+400" office:value-type="float" office:value="2506.4227532295" calcext:value-type="float">
            <text:p>2506.4227532295</text:p>
          </table:table-cell>
        </table:table-row>
        <table:table-row table:style-name="ro1">
          <table:table-cell office:value-type="float" office:value="59900000" calcext:value-type="float">
            <text:p>59900000</text:p>
          </table:table-cell>
          <table:table-cell office:value-type="float" office:value="3911" calcext:value-type="float">
            <text:p>3911</text:p>
          </table:table-cell>
          <table:table-cell table:formula="of:=179.87*LOG([.B600]; 2)+400" office:value-type="float" office:value="2546.44659589523" calcext:value-type="float">
            <text:p>2546.44659589523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4191" calcext:value-type="float">
            <text:p>4191</text:p>
          </table:table-cell>
          <table:table-cell table:formula="of:=179.87*LOG([.B601]; 2)+400" office:value-type="float" office:value="2564.38988485871" calcext:value-type="float">
            <text:p>2564.38988485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22:52:10.269708193</dc:date>
    <meta:editing-duration>PT48S</meta:editing-duration>
    <meta:editing-cycles>1</meta:editing-cycles>
    <meta:generator>LibreOffice/7.3.7.2$Linux_X86_64 LibreOffice_project/30$Build-2</meta:generator>
    <meta:document-statistic meta:table-count="1" meta:cell-count="18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insertion_times.A2:insertion_times.C601" svg:x="0.32cm" svg:y="0.18cm" svg:width="12.508cm" svg:height="8.64cm">
          <chart:coordinate-region svg:x="1.497cm" svg:y="0.379cm" svg:width="10.5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sertion_times.B2:insertion_times.B601" chart:class="chart:scatter">
            <chart:domain table:cell-range-address="insertion_times.A2:insertion_times.A601"/>
            <chart:data-point chart:repeated="600"/>
          </chart:series>
          <chart:series chart:style-name="ch8" chart:values-cell-range-address="insertion_times.C2:insertion_times.C601" chart:class="chart:scatter">
            <chart:data-point chart:repeated="6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insertion_times.A2:insertion_times.A601</svg:desc>
                </draw:g>
              </table:table-cell>
              <table:table-cell office:value-type="float" office:value="2235">
                <text:p>2235</text:p>
                <draw:g>
                  <svg:desc>insertion_times.B2:insertion_times.B601</svg:desc>
                </draw:g>
              </table:table-cell>
              <table:table-cell office:value-type="float" office:value="2401.24425320763">
                <text:p>2401.24425320763</text:p>
                <draw:g>
                  <svg:desc>insertion_times.C2:insertion_times.C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2794">
                <text:p>2794</text:p>
              </table:table-cell>
              <table:table-cell office:value-type="float" office:value="2459.172679854">
                <text:p>2459.172679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2514">
                <text:p>2514</text:p>
              </table:table-cell>
              <table:table-cell office:value-type="float" office:value="2431.76995823422">
                <text:p>2431.76995823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2793">
                <text:p>2793</text:p>
              </table:table-cell>
              <table:table-cell office:value-type="float" office:value="2459.07978650881">
                <text:p>2459.07978650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2514">
                <text:p>2514</text:p>
              </table:table-cell>
              <table:table-cell office:value-type="float" office:value="2431.76995823422">
                <text:p>2431.76995823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2794">
                <text:p>2794</text:p>
              </table:table-cell>
              <table:table-cell office:value-type="float" office:value="2459.172679854">
                <text:p>2459.172679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2793">
                <text:p>2793</text:p>
              </table:table-cell>
              <table:table-cell office:value-type="float" office:value="2459.07978650881">
                <text:p>2459.07978650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2793">
                <text:p>2793</text:p>
              </table:table-cell>
              <table:table-cell office:value-type="float" office:value="2459.07978650881">
                <text:p>2459.079786508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2794">
                <text:p>2794</text:p>
              </table:table-cell>
              <table:table-cell office:value-type="float" office:value="2459.172679854">
                <text:p>2459.172679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2794">
                <text:p>2794</text:p>
              </table:table-cell>
              <table:table-cell office:value-type="float" office:value="2459.172679854">
                <text:p>2459.172679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2794">
                <text:p>2794</text:p>
              </table:table-cell>
              <table:table-cell office:value-type="float" office:value="2459.172679854">
                <text:p>2459.172679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5867">
                <text:p>5867</text:p>
              </table:table-cell>
              <table:table-cell office:value-type="float" office:value="2651.68591685488">
                <text:p>2651.68591685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2793">
                <text:p>2793</text:p>
              </table:table-cell>
              <table:table-cell office:value-type="float" office:value="2459.07978650881">
                <text:p>2459.07978650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2794">
                <text:p>2794</text:p>
              </table:table-cell>
              <table:table-cell office:value-type="float" office:value="2459.172679854">
                <text:p>2459.172679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2793">
                <text:p>2793</text:p>
              </table:table-cell>
              <table:table-cell office:value-type="float" office:value="2459.07978650881">
                <text:p>2459.07978650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2794">
                <text:p>2794</text:p>
              </table:table-cell>
              <table:table-cell office:value-type="float" office:value="2459.172679854">
                <text:p>2459.172679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10058">
                <text:p>10058</text:p>
              </table:table-cell>
              <table:table-cell office:value-type="float" office:value="2791.56156359523">
                <text:p>2791.561563595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2793">
                <text:p>2793</text:p>
              </table:table-cell>
              <table:table-cell office:value-type="float" office:value="2459.07978650881">
                <text:p>2459.079786508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">
                <text:p>76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">
                <text:p>77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">
                <text:p>78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">
                <text:p>7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">
                <text:p>8000000</text:p>
              </table:table-cell>
              <table:table-cell office:value-type="float" office:value="2794">
                <text:p>2794</text:p>
              </table:table-cell>
              <table:table-cell office:value-type="float" office:value="2459.172679854">
                <text:p>2459.1726798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">
                <text:p>81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">
                <text:p>8200000</text:p>
              </table:table-cell>
              <table:table-cell office:value-type="float" office:value="2793">
                <text:p>2793</text:p>
              </table:table-cell>
              <table:table-cell office:value-type="float" office:value="2459.07978650881">
                <text:p>2459.079786508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">
                <text:p>83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">
                <text:p>84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">
                <text:p>8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">
                <text:p>8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">
                <text:p>8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">
                <text:p>88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">
                <text:p>89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">
                <text:p>90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">
                <text:p>91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">
                <text:p>92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">
                <text:p>93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">
                <text:p>9400000</text:p>
              </table:table-cell>
              <table:table-cell office:value-type="float" office:value="6146">
                <text:p>6146</text:p>
              </table:table-cell>
              <table:table-cell office:value-type="float" office:value="2663.74166312003">
                <text:p>2663.74166312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">
                <text:p>95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">
                <text:p>96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">
                <text:p>9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">
                <text:p>9800000</text:p>
              </table:table-cell>
              <table:table-cell office:value-type="float" office:value="2793">
                <text:p>2793</text:p>
              </table:table-cell>
              <table:table-cell office:value-type="float" office:value="2459.07978650881">
                <text:p>2459.079786508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">
                <text:p>99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000">
                <text:p>101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000">
                <text:p>102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000">
                <text:p>103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000">
                <text:p>10400000</text:p>
              </table:table-cell>
              <table:table-cell office:value-type="float" office:value="6425">
                <text:p>6425</text:p>
              </table:table-cell>
              <table:table-cell office:value-type="float" office:value="2675.26210051828">
                <text:p>2675.262100518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000">
                <text:p>10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000">
                <text:p>106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000">
                <text:p>10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000">
                <text:p>108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000">
                <text:p>109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00">
                <text:p>110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000">
                <text:p>111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000">
                <text:p>112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000">
                <text:p>113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000">
                <text:p>11400000</text:p>
              </table:table-cell>
              <table:table-cell office:value-type="float" office:value="6705">
                <text:p>6705</text:p>
              </table:table-cell>
              <table:table-cell office:value-type="float" office:value="2686.33145821235">
                <text:p>2686.331458212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000">
                <text:p>11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000">
                <text:p>11600000</text:p>
              </table:table-cell>
              <table:table-cell office:value-type="float" office:value="6146">
                <text:p>6146</text:p>
              </table:table-cell>
              <table:table-cell office:value-type="float" office:value="2663.74166312003">
                <text:p>2663.741663120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000">
                <text:p>11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000">
                <text:p>11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000">
                <text:p>119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000">
                <text:p>120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000">
                <text:p>121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000">
                <text:p>122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000">
                <text:p>123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000">
                <text:p>124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000">
                <text:p>12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000">
                <text:p>126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000">
                <text:p>12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000">
                <text:p>128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000">
                <text:p>129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000">
                <text:p>13000000</text:p>
              </table:table-cell>
              <table:table-cell office:value-type="float" office:value="9219">
                <text:p>9219</text:p>
              </table:table-cell>
              <table:table-cell office:value-type="float" office:value="2768.95886812474">
                <text:p>2768.95886812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000">
                <text:p>13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000">
                <text:p>132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000">
                <text:p>13300000</text:p>
              </table:table-cell>
              <table:table-cell office:value-type="float" office:value="2794">
                <text:p>2794</text:p>
              </table:table-cell>
              <table:table-cell office:value-type="float" office:value="2459.172679854">
                <text:p>2459.172679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000">
                <text:p>13400000</text:p>
              </table:table-cell>
              <table:table-cell office:value-type="float" office:value="6425">
                <text:p>6425</text:p>
              </table:table-cell>
              <table:table-cell office:value-type="float" office:value="2675.26210051828">
                <text:p>2675.26210051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000">
                <text:p>13500000</text:p>
              </table:table-cell>
              <table:table-cell office:value-type="float" office:value="5308">
                <text:p>5308</text:p>
              </table:table-cell>
              <table:table-cell office:value-type="float" office:value="2625.70286412144">
                <text:p>2625.702864121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000">
                <text:p>136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000">
                <text:p>137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000">
                <text:p>138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000">
                <text:p>139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000">
                <text:p>140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000">
                <text:p>141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000">
                <text:p>14200000</text:p>
              </table:table-cell>
              <table:table-cell office:value-type="float" office:value="5028">
                <text:p>5028</text:p>
              </table:table-cell>
              <table:table-cell office:value-type="float" office:value="2611.63995823422">
                <text:p>2611.639958234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000">
                <text:p>143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000">
                <text:p>144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000">
                <text:p>145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000">
                <text:p>146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000">
                <text:p>147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000">
                <text:p>14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000">
                <text:p>14900000</text:p>
              </table:table-cell>
              <table:table-cell office:value-type="float" office:value="5587">
                <text:p>5587</text:p>
              </table:table-cell>
              <table:table-cell office:value-type="float" office:value="2638.99623733808">
                <text:p>2638.996237338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000">
                <text:p>150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000">
                <text:p>151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000">
                <text:p>152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000">
                <text:p>153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000">
                <text:p>154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000">
                <text:p>155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000">
                <text:p>156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000">
                <text:p>157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000">
                <text:p>158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000">
                <text:p>15900000</text:p>
              </table:table-cell>
              <table:table-cell office:value-type="float" office:value="2794">
                <text:p>2794</text:p>
              </table:table-cell>
              <table:table-cell office:value-type="float" office:value="2459.172679854">
                <text:p>2459.1726798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000">
                <text:p>160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000">
                <text:p>161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000">
                <text:p>162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000">
                <text:p>163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000">
                <text:p>164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000">
                <text:p>16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000">
                <text:p>166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000">
                <text:p>167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000">
                <text:p>168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000">
                <text:p>169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000">
                <text:p>170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000">
                <text:p>171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000">
                <text:p>172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000">
                <text:p>173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000">
                <text:p>174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000">
                <text:p>175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000">
                <text:p>176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000">
                <text:p>177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000">
                <text:p>178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000">
                <text:p>17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000">
                <text:p>180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000">
                <text:p>181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000">
                <text:p>182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000">
                <text:p>183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000">
                <text:p>18400000</text:p>
              </table:table-cell>
              <table:table-cell office:value-type="float" office:value="9498">
                <text:p>9498</text:p>
              </table:table-cell>
              <table:table-cell office:value-type="float" office:value="2776.69570430919">
                <text:p>2776.695704309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000">
                <text:p>185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000">
                <text:p>186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000">
                <text:p>18700000</text:p>
              </table:table-cell>
              <table:table-cell office:value-type="float" office:value="6425">
                <text:p>6425</text:p>
              </table:table-cell>
              <table:table-cell office:value-type="float" office:value="2675.26210051828">
                <text:p>2675.262100518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000">
                <text:p>18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000">
                <text:p>189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000">
                <text:p>190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000">
                <text:p>19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000">
                <text:p>192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000">
                <text:p>193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000">
                <text:p>194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000">
                <text:p>195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000">
                <text:p>196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000">
                <text:p>19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000">
                <text:p>19800000</text:p>
              </table:table-cell>
              <table:table-cell office:value-type="float" office:value="5866">
                <text:p>5866</text:p>
              </table:table-cell>
              <table:table-cell office:value-type="float" office:value="2651.64168306">
                <text:p>2651.641683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000">
                <text:p>199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00">
                <text:p>200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000">
                <text:p>20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000">
                <text:p>202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000">
                <text:p>203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000">
                <text:p>204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000">
                <text:p>205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000">
                <text:p>206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000">
                <text:p>20700000</text:p>
              </table:table-cell>
              <table:table-cell office:value-type="float" office:value="6704">
                <text:p>6704</text:p>
              </table:table-cell>
              <table:table-cell office:value-type="float" office:value="2686.2927532295">
                <text:p>2686.29275322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000">
                <text:p>208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000">
                <text:p>209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000">
                <text:p>210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000">
                <text:p>211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000">
                <text:p>21200000</text:p>
              </table:table-cell>
              <table:table-cell office:value-type="float" office:value="5867">
                <text:p>5867</text:p>
              </table:table-cell>
              <table:table-cell office:value-type="float" office:value="2651.68591685488">
                <text:p>2651.685916854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000">
                <text:p>213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000">
                <text:p>214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000">
                <text:p>21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000">
                <text:p>216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000">
                <text:p>217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000">
                <text:p>21800000</text:p>
              </table:table-cell>
              <table:table-cell office:value-type="float" office:value="5867">
                <text:p>5867</text:p>
              </table:table-cell>
              <table:table-cell office:value-type="float" office:value="2651.68591685488">
                <text:p>2651.685916854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000">
                <text:p>219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000">
                <text:p>220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000">
                <text:p>22100000</text:p>
              </table:table-cell>
              <table:table-cell office:value-type="float" office:value="4750">
                <text:p>4750</text:p>
              </table:table-cell>
              <table:table-cell office:value-type="float" office:value="2596.88034112527">
                <text:p>2596.880341125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000">
                <text:p>222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000">
                <text:p>223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000">
                <text:p>22400000</text:p>
              </table:table-cell>
              <table:table-cell office:value-type="float" office:value="5028">
                <text:p>5028</text:p>
              </table:table-cell>
              <table:table-cell office:value-type="float" office:value="2611.63995823422">
                <text:p>2611.639958234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000">
                <text:p>225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000">
                <text:p>226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000">
                <text:p>22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000">
                <text:p>228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000">
                <text:p>229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000">
                <text:p>23000000</text:p>
              </table:table-cell>
              <table:table-cell office:value-type="float" office:value="5308">
                <text:p>5308</text:p>
              </table:table-cell>
              <table:table-cell office:value-type="float" office:value="2625.70286412144">
                <text:p>2625.702864121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000">
                <text:p>23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000">
                <text:p>232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000">
                <text:p>233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000">
                <text:p>234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000">
                <text:p>235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000">
                <text:p>236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000">
                <text:p>23700000</text:p>
              </table:table-cell>
              <table:table-cell office:value-type="float" office:value="4469">
                <text:p>4469</text:p>
              </table:table-cell>
              <table:table-cell office:value-type="float" office:value="2581.05619356828">
                <text:p>2581.056193568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000">
                <text:p>238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000">
                <text:p>239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000">
                <text:p>240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000">
                <text:p>241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000">
                <text:p>242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000">
                <text:p>243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000">
                <text:p>244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000">
                <text:p>245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000">
                <text:p>246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000">
                <text:p>247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000">
                <text:p>248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000">
                <text:p>24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000">
                <text:p>250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000">
                <text:p>251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000">
                <text:p>252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000">
                <text:p>253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000">
                <text:p>254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000">
                <text:p>255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000">
                <text:p>25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000">
                <text:p>25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000">
                <text:p>258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000">
                <text:p>25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000">
                <text:p>260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000">
                <text:p>26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000">
                <text:p>262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000">
                <text:p>263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000">
                <text:p>264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000">
                <text:p>265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000">
                <text:p>266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000">
                <text:p>26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000">
                <text:p>26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000">
                <text:p>269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000">
                <text:p>270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000">
                <text:p>27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000">
                <text:p>272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000">
                <text:p>27300000</text:p>
              </table:table-cell>
              <table:table-cell office:value-type="float" office:value="4750">
                <text:p>4750</text:p>
              </table:table-cell>
              <table:table-cell office:value-type="float" office:value="2596.88034112527">
                <text:p>2596.88034112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000">
                <text:p>274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000">
                <text:p>275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000">
                <text:p>276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000">
                <text:p>27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000">
                <text:p>278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000">
                <text:p>279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000">
                <text:p>280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000">
                <text:p>281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000">
                <text:p>282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000">
                <text:p>283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000">
                <text:p>284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000">
                <text:p>285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000">
                <text:p>286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000">
                <text:p>287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000">
                <text:p>28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000">
                <text:p>28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000">
                <text:p>290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000">
                <text:p>29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000">
                <text:p>292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000">
                <text:p>293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000">
                <text:p>294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000">
                <text:p>295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000">
                <text:p>29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000">
                <text:p>297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000">
                <text:p>298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000">
                <text:p>29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000">
                <text:p>300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000">
                <text:p>301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000">
                <text:p>302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000">
                <text:p>303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000">
                <text:p>304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000">
                <text:p>30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000">
                <text:p>306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000">
                <text:p>30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000">
                <text:p>308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000">
                <text:p>309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000">
                <text:p>310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000">
                <text:p>311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000">
                <text:p>312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000">
                <text:p>313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000">
                <text:p>314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000">
                <text:p>31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000">
                <text:p>31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000">
                <text:p>31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000">
                <text:p>318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000">
                <text:p>31900000</text:p>
              </table:table-cell>
              <table:table-cell office:value-type="float" office:value="4469">
                <text:p>4469</text:p>
              </table:table-cell>
              <table:table-cell office:value-type="float" office:value="2581.05619356828">
                <text:p>2581.056193568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000">
                <text:p>320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000">
                <text:p>321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000">
                <text:p>322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000">
                <text:p>32300000</text:p>
              </table:table-cell>
              <table:table-cell office:value-type="float" office:value="6147">
                <text:p>6147</text:p>
              </table:table-cell>
              <table:table-cell office:value-type="float" office:value="2663.78388187177">
                <text:p>2663.783881871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000">
                <text:p>324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000">
                <text:p>32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000">
                <text:p>32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000">
                <text:p>32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000">
                <text:p>328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000">
                <text:p>329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000">
                <text:p>33000000</text:p>
              </table:table-cell>
              <table:table-cell office:value-type="float" office:value="4469">
                <text:p>4469</text:p>
              </table:table-cell>
              <table:table-cell office:value-type="float" office:value="2581.05619356828">
                <text:p>2581.056193568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000">
                <text:p>33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000">
                <text:p>332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000">
                <text:p>333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000">
                <text:p>334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000">
                <text:p>335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000">
                <text:p>336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000">
                <text:p>33700000</text:p>
              </table:table-cell>
              <table:table-cell office:value-type="float" office:value="15924">
                <text:p>15924</text:p>
              </table:table-cell>
              <table:table-cell office:value-type="float" office:value="2910.79006912615">
                <text:p>2910.790069126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000">
                <text:p>33800000</text:p>
              </table:table-cell>
              <table:table-cell office:value-type="float" office:value="15645">
                <text:p>15645</text:p>
              </table:table-cell>
              <table:table-cell office:value-type="float" office:value="2906.20318303813">
                <text:p>2906.203183038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000">
                <text:p>339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000">
                <text:p>340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000">
                <text:p>341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000">
                <text:p>342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000">
                <text:p>343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000">
                <text:p>344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000">
                <text:p>345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000">
                <text:p>346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000">
                <text:p>347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000">
                <text:p>34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000">
                <text:p>349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000">
                <text:p>350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000">
                <text:p>351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000">
                <text:p>35200000</text:p>
              </table:table-cell>
              <table:table-cell office:value-type="float" office:value="6146">
                <text:p>6146</text:p>
              </table:table-cell>
              <table:table-cell office:value-type="float" office:value="2663.74166312003">
                <text:p>2663.741663120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000">
                <text:p>353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000">
                <text:p>354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000">
                <text:p>35500000</text:p>
              </table:table-cell>
              <table:table-cell office:value-type="float" office:value="5867">
                <text:p>5867</text:p>
              </table:table-cell>
              <table:table-cell office:value-type="float" office:value="2651.68591685488">
                <text:p>2651.685916854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000">
                <text:p>356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000">
                <text:p>357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000">
                <text:p>35800000</text:p>
              </table:table-cell>
              <table:table-cell office:value-type="float" office:value="4469">
                <text:p>4469</text:p>
              </table:table-cell>
              <table:table-cell office:value-type="float" office:value="2581.05619356828">
                <text:p>2581.056193568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000">
                <text:p>359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000">
                <text:p>36000000</text:p>
              </table:table-cell>
              <table:table-cell office:value-type="float" office:value="4750">
                <text:p>4750</text:p>
              </table:table-cell>
              <table:table-cell office:value-type="float" office:value="2596.88034112527">
                <text:p>2596.880341125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000">
                <text:p>36100000</text:p>
              </table:table-cell>
              <table:table-cell office:value-type="float" office:value="5867">
                <text:p>5867</text:p>
              </table:table-cell>
              <table:table-cell office:value-type="float" office:value="2651.68591685488">
                <text:p>2651.685916854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000">
                <text:p>362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000">
                <text:p>363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000">
                <text:p>364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000">
                <text:p>365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000">
                <text:p>36600000</text:p>
              </table:table-cell>
              <table:table-cell office:value-type="float" office:value="5029">
                <text:p>5029</text:p>
              </table:table-cell>
              <table:table-cell office:value-type="float" office:value="2611.69156359523">
                <text:p>2611.691563595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000">
                <text:p>36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000">
                <text:p>368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000">
                <text:p>36900000</text:p>
              </table:table-cell>
              <table:table-cell office:value-type="float" office:value="5028">
                <text:p>5028</text:p>
              </table:table-cell>
              <table:table-cell office:value-type="float" office:value="2611.63995823422">
                <text:p>2611.639958234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000">
                <text:p>370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000">
                <text:p>37100000</text:p>
              </table:table-cell>
              <table:table-cell office:value-type="float" office:value="6426">
                <text:p>6426</text:p>
              </table:table-cell>
              <table:table-cell office:value-type="float" office:value="2675.30248610034">
                <text:p>2675.302486100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000">
                <text:p>372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000">
                <text:p>37300000</text:p>
              </table:table-cell>
              <table:table-cell office:value-type="float" office:value="5308">
                <text:p>5308</text:p>
              </table:table-cell>
              <table:table-cell office:value-type="float" office:value="2625.70286412144">
                <text:p>2625.702864121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000">
                <text:p>374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000">
                <text:p>37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000">
                <text:p>37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000">
                <text:p>37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000">
                <text:p>37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000">
                <text:p>379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000">
                <text:p>380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000">
                <text:p>38100000</text:p>
              </table:table-cell>
              <table:table-cell office:value-type="float" office:value="5867">
                <text:p>5867</text:p>
              </table:table-cell>
              <table:table-cell office:value-type="float" office:value="2651.68591685488">
                <text:p>2651.685916854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000">
                <text:p>382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000">
                <text:p>383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000">
                <text:p>384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000">
                <text:p>385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000">
                <text:p>386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000">
                <text:p>387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000">
                <text:p>388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000">
                <text:p>38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000">
                <text:p>390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000">
                <text:p>39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000">
                <text:p>392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000">
                <text:p>393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000">
                <text:p>394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000">
                <text:p>39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000">
                <text:p>39600000</text:p>
              </table:table-cell>
              <table:table-cell office:value-type="float" office:value="4750">
                <text:p>4750</text:p>
              </table:table-cell>
              <table:table-cell office:value-type="float" office:value="2596.88034112527">
                <text:p>2596.880341125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000">
                <text:p>397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000">
                <text:p>398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000">
                <text:p>39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000">
                <text:p>400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000">
                <text:p>401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000">
                <text:p>402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000">
                <text:p>403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000">
                <text:p>404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000">
                <text:p>405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000">
                <text:p>40600000</text:p>
              </table:table-cell>
              <table:table-cell office:value-type="float" office:value="6146">
                <text:p>6146</text:p>
              </table:table-cell>
              <table:table-cell office:value-type="float" office:value="2663.74166312003">
                <text:p>2663.741663120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000">
                <text:p>40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000">
                <text:p>408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000">
                <text:p>409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000">
                <text:p>410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000">
                <text:p>411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000">
                <text:p>412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000">
                <text:p>413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000">
                <text:p>414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000">
                <text:p>415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000">
                <text:p>416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000">
                <text:p>417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000">
                <text:p>418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000">
                <text:p>419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000">
                <text:p>420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000">
                <text:p>421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000">
                <text:p>422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000">
                <text:p>423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000">
                <text:p>424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000">
                <text:p>425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000">
                <text:p>426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000">
                <text:p>42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000">
                <text:p>42800000</text:p>
              </table:table-cell>
              <table:table-cell office:value-type="float" office:value="4750">
                <text:p>4750</text:p>
              </table:table-cell>
              <table:table-cell office:value-type="float" office:value="2596.88034112527">
                <text:p>2596.880341125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000">
                <text:p>429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000">
                <text:p>430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000">
                <text:p>431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000">
                <text:p>432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000">
                <text:p>433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000">
                <text:p>434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000">
                <text:p>43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000">
                <text:p>43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000">
                <text:p>437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000">
                <text:p>43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000">
                <text:p>439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000">
                <text:p>440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000">
                <text:p>44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000">
                <text:p>442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000">
                <text:p>443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000">
                <text:p>444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000">
                <text:p>445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000">
                <text:p>44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000">
                <text:p>44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000">
                <text:p>448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000">
                <text:p>449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000">
                <text:p>450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000">
                <text:p>451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000">
                <text:p>452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000">
                <text:p>453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000">
                <text:p>454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000">
                <text:p>455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000">
                <text:p>456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000">
                <text:p>457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000">
                <text:p>458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000">
                <text:p>459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000">
                <text:p>46000000</text:p>
              </table:table-cell>
              <table:table-cell office:value-type="float" office:value="4750">
                <text:p>4750</text:p>
              </table:table-cell>
              <table:table-cell office:value-type="float" office:value="2596.88034112527">
                <text:p>2596.880341125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000">
                <text:p>46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000">
                <text:p>462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000">
                <text:p>463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000">
                <text:p>464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000">
                <text:p>465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000">
                <text:p>466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000">
                <text:p>46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000">
                <text:p>468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000">
                <text:p>46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000">
                <text:p>470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000">
                <text:p>471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000">
                <text:p>472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000">
                <text:p>473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000">
                <text:p>474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000">
                <text:p>475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000">
                <text:p>47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000">
                <text:p>477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000">
                <text:p>478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000">
                <text:p>479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000">
                <text:p>480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000">
                <text:p>481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000">
                <text:p>482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000">
                <text:p>483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000">
                <text:p>484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000">
                <text:p>485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000">
                <text:p>486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000">
                <text:p>487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000">
                <text:p>488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000">
                <text:p>489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000">
                <text:p>490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000">
                <text:p>491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000">
                <text:p>492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000">
                <text:p>493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000">
                <text:p>494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000">
                <text:p>495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000">
                <text:p>496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000">
                <text:p>49700000</text:p>
              </table:table-cell>
              <table:table-cell office:value-type="float" office:value="6146">
                <text:p>6146</text:p>
              </table:table-cell>
              <table:table-cell office:value-type="float" office:value="2663.74166312003">
                <text:p>2663.741663120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000">
                <text:p>498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000">
                <text:p>499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000">
                <text:p>500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0000">
                <text:p>501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0000">
                <text:p>502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0000">
                <text:p>503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0000">
                <text:p>504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0000">
                <text:p>505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0000">
                <text:p>50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0000">
                <text:p>50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0000">
                <text:p>50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0000">
                <text:p>509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0000">
                <text:p>510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0000">
                <text:p>511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0000">
                <text:p>512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0000">
                <text:p>51300000</text:p>
              </table:table-cell>
              <table:table-cell office:value-type="float" office:value="3631">
                <text:p>3631</text:p>
              </table:table-cell>
              <table:table-cell office:value-type="float" office:value="2527.16981900611">
                <text:p>2527.169819006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0000">
                <text:p>514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0000">
                <text:p>515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0000">
                <text:p>516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0000">
                <text:p>517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0000">
                <text:p>518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0000">
                <text:p>519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0000">
                <text:p>52000000</text:p>
              </table:table-cell>
              <table:table-cell office:value-type="float" office:value="4750">
                <text:p>4750</text:p>
              </table:table-cell>
              <table:table-cell office:value-type="float" office:value="2596.88034112527">
                <text:p>2596.880341125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0000">
                <text:p>521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0000">
                <text:p>52200000</text:p>
              </table:table-cell>
              <table:table-cell office:value-type="float" office:value="7822">
                <text:p>7822</text:p>
              </table:table-cell>
              <table:table-cell office:value-type="float" office:value="2726.31659589524">
                <text:p>2726.316595895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0000">
                <text:p>523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0000">
                <text:p>524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0000">
                <text:p>525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0000">
                <text:p>52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0000">
                <text:p>52700000</text:p>
              </table:table-cell>
              <table:table-cell office:value-type="float" office:value="5588">
                <text:p>5588</text:p>
              </table:table-cell>
              <table:table-cell office:value-type="float" office:value="2639.042679854">
                <text:p>2639.0426798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0000">
                <text:p>528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0000">
                <text:p>529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0000">
                <text:p>530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0000">
                <text:p>53100000</text:p>
              </table:table-cell>
              <table:table-cell office:value-type="float" office:value="6984">
                <text:p>6984</text:p>
              </table:table-cell>
              <table:table-cell office:value-type="float" office:value="2696.91073293363">
                <text:p>2696.910732933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0000">
                <text:p>53200000</text:p>
              </table:table-cell>
              <table:table-cell office:value-type="float" office:value="3353">
                <text:p>3353</text:p>
              </table:table-cell>
              <table:table-cell office:value-type="float" office:value="2506.50015742307">
                <text:p>2506.500157423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0000">
                <text:p>53300000</text:p>
              </table:table-cell>
              <table:table-cell office:value-type="float" office:value="5867">
                <text:p>5867</text:p>
              </table:table-cell>
              <table:table-cell office:value-type="float" office:value="2651.68591685488">
                <text:p>2651.685916854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0000">
                <text:p>534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0000">
                <text:p>535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0000">
                <text:p>536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0000">
                <text:p>53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0000">
                <text:p>53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0000">
                <text:p>539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0000">
                <text:p>54000000</text:p>
              </table:table-cell>
              <table:table-cell office:value-type="float" office:value="6426">
                <text:p>6426</text:p>
              </table:table-cell>
              <table:table-cell office:value-type="float" office:value="2675.30248610034">
                <text:p>2675.302486100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0000">
                <text:p>541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0000">
                <text:p>542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0000">
                <text:p>543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0000">
                <text:p>54400000</text:p>
              </table:table-cell>
              <table:table-cell office:value-type="float" office:value="5587">
                <text:p>5587</text:p>
              </table:table-cell>
              <table:table-cell office:value-type="float" office:value="2638.99623733808">
                <text:p>2638.996237338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0000">
                <text:p>545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0000">
                <text:p>546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0000">
                <text:p>54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0000">
                <text:p>54800000</text:p>
              </table:table-cell>
              <table:table-cell office:value-type="float" office:value="4469">
                <text:p>4469</text:p>
              </table:table-cell>
              <table:table-cell office:value-type="float" office:value="2581.05619356828">
                <text:p>2581.056193568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0000">
                <text:p>54900000</text:p>
              </table:table-cell>
              <table:table-cell office:value-type="float" office:value="8101">
                <text:p>8101</text:p>
              </table:table-cell>
              <table:table-cell office:value-type="float" office:value="2735.41126763166">
                <text:p>2735.411267631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0000">
                <text:p>55000000</text:p>
              </table:table-cell>
              <table:table-cell office:value-type="float" office:value="4750">
                <text:p>4750</text:p>
              </table:table-cell>
              <table:table-cell office:value-type="float" office:value="2596.88034112527">
                <text:p>2596.880341125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0000">
                <text:p>551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0000">
                <text:p>552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0000">
                <text:p>553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0000">
                <text:p>554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0000">
                <text:p>55500000</text:p>
              </table:table-cell>
              <table:table-cell office:value-type="float" office:value="5029">
                <text:p>5029</text:p>
              </table:table-cell>
              <table:table-cell office:value-type="float" office:value="2611.69156359523">
                <text:p>2611.691563595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0000">
                <text:p>556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0000">
                <text:p>557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0000">
                <text:p>558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0000">
                <text:p>55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0000">
                <text:p>56000000</text:p>
              </table:table-cell>
              <table:table-cell office:value-type="float" office:value="5867">
                <text:p>5867</text:p>
              </table:table-cell>
              <table:table-cell office:value-type="float" office:value="2651.68591685488">
                <text:p>2651.685916854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0000">
                <text:p>561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0000">
                <text:p>562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0000">
                <text:p>563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0000">
                <text:p>564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0000">
                <text:p>565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0000">
                <text:p>566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0000">
                <text:p>567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0000">
                <text:p>568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0000">
                <text:p>56900000</text:p>
              </table:table-cell>
              <table:table-cell office:value-type="float" office:value="3073">
                <text:p>3073</text:p>
              </table:table-cell>
              <table:table-cell office:value-type="float" office:value="2483.87166312003">
                <text:p>2483.871663120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0000">
                <text:p>570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0000">
                <text:p>571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0000">
                <text:p>572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0000">
                <text:p>57300000</text:p>
              </table:table-cell>
              <table:table-cell office:value-type="float" office:value="3912">
                <text:p>3912</text:p>
              </table:table-cell>
              <table:table-cell office:value-type="float" office:value="2546.51293810626">
                <text:p>2546.512938106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0000">
                <text:p>57400000</text:p>
              </table:table-cell>
              <table:table-cell office:value-type="float" office:value="4750">
                <text:p>4750</text:p>
              </table:table-cell>
              <table:table-cell office:value-type="float" office:value="2596.88034112527">
                <text:p>2596.880341125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0000">
                <text:p>575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0000">
                <text:p>576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0000">
                <text:p>57700000</text:p>
              </table:table-cell>
              <table:table-cell office:value-type="float" office:value="5866">
                <text:p>5866</text:p>
              </table:table-cell>
              <table:table-cell office:value-type="float" office:value="2651.64168306">
                <text:p>2651.641683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0000">
                <text:p>57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0000">
                <text:p>57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0000">
                <text:p>580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0000">
                <text:p>581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0000">
                <text:p>582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0000">
                <text:p>583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0000">
                <text:p>58400000</text:p>
              </table:table-cell>
              <table:table-cell office:value-type="float" office:value="3632">
                <text:p>3632</text:p>
              </table:table-cell>
              <table:table-cell office:value-type="float" office:value="2527.24127640902">
                <text:p>2527.241276409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0000">
                <text:p>585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0000">
                <text:p>586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0000">
                <text:p>587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0000">
                <text:p>588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0000">
                <text:p>58900000</text:p>
              </table:table-cell>
              <table:table-cell office:value-type="float" office:value="4749">
                <text:p>4749</text:p>
              </table:table-cell>
              <table:table-cell office:value-type="float" office:value="2596.82570430919">
                <text:p>2596.825704309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0000">
                <text:p>59000000</text:p>
              </table:table-cell>
              <table:table-cell office:value-type="float" office:value="4750">
                <text:p>4750</text:p>
              </table:table-cell>
              <table:table-cell office:value-type="float" office:value="2596.88034112527">
                <text:p>2596.880341125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0000">
                <text:p>591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0000">
                <text:p>592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0000">
                <text:p>593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0000">
                <text:p>59400000</text:p>
              </table:table-cell>
              <table:table-cell office:value-type="float" office:value="4470">
                <text:p>4470</text:p>
              </table:table-cell>
              <table:table-cell office:value-type="float" office:value="2581.11425320763">
                <text:p>2581.114253207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0000">
                <text:p>59500000</text:p>
              </table:table-cell>
              <table:table-cell office:value-type="float" office:value="4469">
                <text:p>4469</text:p>
              </table:table-cell>
              <table:table-cell office:value-type="float" office:value="2581.05619356828">
                <text:p>2581.056193568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0000">
                <text:p>59600000</text:p>
              </table:table-cell>
              <table:table-cell office:value-type="float" office:value="4190">
                <text:p>4190</text:p>
              </table:table-cell>
              <table:table-cell office:value-type="float" office:value="2564.32795965689">
                <text:p>2564.327959656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0000">
                <text:p>597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0000">
                <text:p>59800000</text:p>
              </table:table-cell>
              <table:table-cell office:value-type="float" office:value="3352">
                <text:p>3352</text:p>
              </table:table-cell>
              <table:table-cell office:value-type="float" office:value="2506.4227532295">
                <text:p>2506.42275322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0000">
                <text:p>59900000</text:p>
              </table:table-cell>
              <table:table-cell office:value-type="float" office:value="3911">
                <text:p>3911</text:p>
              </table:table-cell>
              <table:table-cell office:value-type="float" office:value="2546.44659589523">
                <text:p>2546.446595895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0000">
                <text:p>60000000</text:p>
              </table:table-cell>
              <table:table-cell office:value-type="float" office:value="4191">
                <text:p>4191</text:p>
              </table:table-cell>
              <table:table-cell office:value-type="float" office:value="2564.38988485871">
                <text:p>2564.38988485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